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5.38mm"/>
    </style:style>
    <style:style style:name="co3" style:family="table-column">
      <style:table-column-properties fo:break-before="auto" style:column-width="37.59mm"/>
    </style:style>
    <style:style style:name="co5" style:family="table-column">
      <style:table-column-properties fo:break-before="auto" style:column-width="26.32mm"/>
    </style:style>
    <style:style style:name="co6" style:family="table-column">
      <style:table-column-properties fo:break-before="auto" style:column-width="31.24mm"/>
    </style:style>
    <style:style style:name="co7" style:family="table-column">
      <style:table-column-properties fo:break-before="auto" style:column-width="31.7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0.67mm"/>
    </style:style>
    <style:style style:name="co10" style:family="table-column">
      <style:table-column-properties fo:break-before="auto" style:column-width="29.3mm"/>
    </style:style>
    <style:style style:name="co11" style:family="table-column">
      <style:table-column-properties fo:break-before="auto" style:column-width="25.49mm"/>
    </style:style>
    <style:style style:name="co12" style:family="table-column">
      <style:table-column-properties fo:break-before="auto" style:column-width="20.73mm"/>
    </style:style>
    <style:style style:name="co13" style:family="table-column">
      <style:table-column-properties fo:break-before="auto" style:column-width="28.24mm"/>
    </style:style>
    <style:style style:name="co14" style:family="table-column">
      <style:table-column-properties fo:break-before="auto" style:column-width="22.44mm"/>
    </style:style>
    <style:style style:name="co15" style:family="table-column">
      <style:table-column-properties fo:break-before="auto" style:column-width="39.79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1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ext-properties fo:color="#660e7a" style:text-outline="false" style:text-line-through-style="none" style:text-line-through-type="none" style:font-name="Courier New" fo:font-size="9pt" fo:font-style="normal" fo:text-shadow="none" style:text-underline-style="none" fo:font-weight="bold" style:text-underline-mode="continuous" style:text-overline-mode="continuous" style:text-line-through-mode="continuous" style:font-name-asian="Courier New" style:font-size-asian="9pt" style:font-style-asian="normal" style:font-weight-asian="bold" style:font-name-complex="Courier New" style:font-size-complex="9pt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51"/>
    <style:style style:name="ce3" style:family="table-cell" style:parent-style-name="Default" style:data-style-name="N109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8"/>
    <style:style style:name="ce5" style:family="table-cell" style:parent-style-name="Default" style:data-style-name="N110"/>
    <style:style style:name="ce6" style:family="table-cell" style:parent-style-name="Default" style:data-style-name="N1"/>
    <style:style style:name="ce7" style:family="table-cell" style:parent-style-name="Default" style:data-style-name="N41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2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5"/>
        <table:table-column table:style-name="co12" table:default-cell-style-name="ce6"/>
        <table:table-column table:style-name="co9" table:default-cell-style-name="ce5"/>
        <table:table-column table:style-name="co13" table:default-cell-style-name="ce6"/>
        <table:table-column table:style-name="co14" table:default-cell-style-name="ce6"/>
        <table:table-column table:style-name="co8" table:number-columns-repeated="4" table:default-cell-style-name="Default"/>
        <table:table-column table:style-name="co15" table:default-cell-style-name="Default"/>
        <table:table-row table:style-name="ro3">
          <table:table-cell table:style-name="ce1" office:value-type="string" calcext:value-type="string">
            <text:p>Zufallszahlen:</text:p>
          </table:table-cell>
          <table:table-cell table:style-name="ce1" office:value-type="string" calcext:value-type="string">
            <text:p>age =&gt; Werte zwischen 0 Tage und 157680000 Sekunden (= 5 Jahre)</text:p>
          </table:table-cell>
          <table:table-cell table:number-columns-repeated="2"/>
          <table:table-cell table:style-name="ce1" table:number-columns-repeated="2"/>
          <table:table-cell table:style-name="Default"/>
          <table:table-cell table:style-name="ce1" table:number-columns-repeated="2"/>
          <table:table-cell table:style-name="Default" table:number-columns-repeated="5"/>
          <table:table-cell table:number-columns-repeated="5"/>
        </table:table-row>
        <table:table-row table:style-name="ro3">
          <table:table-cell table:style-name="ce1"/>
          <table:table-cell table:style-name="ce1" office:value-type="string" calcext:value-type="string">
            <text:p>number_likes =&gt; zw. 0 und 500</text:p>
          </table:table-cell>
          <table:table-cell table:number-columns-repeated="2"/>
          <table:table-cell table:style-name="ce1" table:number-columns-repeated="2"/>
          <table:table-cell table:style-name="Default"/>
          <table:table-cell table:style-name="ce1" table:number-columns-repeated="2"/>
          <table:table-cell table:style-name="Default" table:number-columns-repeated="5"/>
          <table:table-cell table:number-columns-repeated="5"/>
        </table:table-row>
        <table:table-row table:style-name="ro3">
          <table:table-cell/>
          <table:table-cell table:style-name="ce1" office:value-type="string" calcext:value-type="string">
            <text:p>number_follower = zw. 0 und 100</text:p>
          </table:table-cell>
          <table:table-cell table:style-name="ce1" table:number-columns-repeated="7"/>
          <table:table-cell table:style-name="Default" table:number-columns-repeated="5"/>
          <table:table-cell table:number-columns-repeated="5"/>
        </table:table-row>
        <table:table-row table:style-name="ro3">
          <table:table-cell table:style-name="ce1" table:number-columns-repeated="4"/>
          <table:table-cell table:style-name="ce1" office:value-type="string" calcext:value-type="string">
            <text:p>HOT:</text:p>
          </table:table-cell>
          <table:table-cell table:style-name="ce1"/>
          <table:table-cell table:style-name="Default"/>
          <table:table-cell table:style-name="ce1" office:value-type="string" calcext:value-type="string">
            <text:p>TRENDING:</text:p>
          </table:table-cell>
          <table:table-cell table:style-name="ce1"/>
          <table:table-cell table:style-name="Default" table:number-columns-repeated="5"/>
          <table:table-cell table:number-columns-repeated="5"/>
        </table:table-row>
        <table:table-row table:style-name="ro3">
          <table:table-cell table:style-name="ce1" office:value-type="string" calcext:value-type="string">
            <text:p>Meiste Likes</text:p>
          </table:table-cell>
          <table:table-cell table:style-name="ce1" table:formula="of:=MAX([.E11:.E100])" office:value-type="float" office:value="496" calcext:value-type="float">
            <text:p>496</text:p>
          </table:table-cell>
          <table:table-cell table:style-name="ce1" table:number-columns-repeated="2"/>
          <table:table-cell table:style-name="ce1" office:value-type="string" calcext:value-type="string">
            <text:p>Wertung likes:</text:p>
          </table:table-cell>
          <table:table-cell table:style-name="ce1" office:value-type="float" office:value="0.5" calcext:value-type="float">
            <text:p>0,5</text:p>
          </table:table-cell>
          <table:table-cell table:style-name="ce1"/>
          <table:table-cell table:style-name="ce1" office:value-type="string" calcext:value-type="string">
            <text:p>Wertung likes:</text:p>
          </table:table-cell>
          <table:table-cell table:style-name="ce1" office:value-type="float" office:value="0.3" calcext:value-type="float">
            <text:p>0,3</text:p>
          </table:table-cell>
          <table:table-cell table:style-name="Default" table:number-columns-repeated="5"/>
          <table:table-cell table:number-columns-repeated="5"/>
        </table:table-row>
        <table:table-row table:style-name="ro3">
          <table:table-cell table:style-name="ce1" office:value-type="string" calcext:value-type="string">
            <text:p>Meiste Follows</text:p>
          </table:table-cell>
          <table:table-cell table:style-name="ce1" table:formula="of:=MAX([.F11:.F100])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Wertung follow:</text:p>
          </table:table-cell>
          <table:table-cell table:style-name="ce1" office:value-type="float" office:value="0.3" calcext:value-type="float">
            <text:p>0,3</text:p>
          </table:table-cell>
          <table:table-cell table:style-name="ce1"/>
          <table:table-cell table:style-name="ce1" office:value-type="string" calcext:value-type="string">
            <text:p>Wertung follow:</text:p>
          </table:table-cell>
          <table:table-cell table:style-name="ce1" office:value-type="float" office:value="0.1" calcext:value-type="float">
            <text:p>0,1</text:p>
          </table:table-cell>
          <table:table-cell table:style-name="Default" table:number-columns-repeated="5"/>
          <table:table-cell table:number-columns-repeated="5"/>
        </table:table-row>
        <table:table-row table:style-name="ro3">
          <table:table-cell table:style-name="ce1" office:value-type="string" calcext:value-type="string">
            <text:p>Älteste Idee:</text:p>
          </table:table-cell>
          <table:table-cell table:style-name="ce1" table:formula="of:=MAX([.C11:.C100])" office:value-type="float" office:value="156748412" calcext:value-type="float">
            <text:p>156748412</text:p>
          </table:table-cell>
          <table:table-cell table:style-name="ce1" table:number-columns-repeated="2"/>
          <table:table-cell table:style-name="ce1" office:value-type="string" calcext:value-type="string">
            <text:p>Wertung age:</text:p>
          </table:table-cell>
          <table:table-cell table:style-name="ce1" office:value-type="float" office:value="0.2" calcext:value-type="float">
            <text:p>0,2</text:p>
          </table:table-cell>
          <table:table-cell table:style-name="ce1"/>
          <table:table-cell table:style-name="ce1" office:value-type="string" calcext:value-type="string">
            <text:p>Wertung age:</text:p>
          </table:table-cell>
          <table:table-cell table:style-name="ce1" office:value-type="float" office:value="0.6" calcext:value-type="float">
            <text:p>0,6</text:p>
          </table:table-cell>
          <table:table-cell table:style-name="Default" table:number-columns-repeated="5"/>
          <table:table-cell table:number-columns-repeated="4"/>
          <table:table-cell table:style-name="ce2"/>
        </table:table-row>
        <table:table-row table:style-name="ro3">
          <table:table-cell table:style-name="ce1" table:number-columns-repeated="9"/>
          <table:table-cell table:style-name="Default" table:number-columns-repeated="5"/>
          <table:table-cell table:number-columns-repeated="4"/>
          <table:table-cell table:style-name="ce2"/>
        </table:table-row>
        <table:table-row table:style-name="ro3">
          <table:table-cell table:style-name="ce1" table:number-columns-repeated="2"/>
          <table:table-cell table:style-name="ce3" table:number-columns-repeated="2"/>
          <table:table-cell table:style-name="ce1" table:number-columns-repeated="5"/>
          <table:table-cell table:style-name="Default" table:number-columns-repeated="5"/>
          <table:table-cell table:number-columns-repeated="5"/>
        </table:table-row>
        <table:table-row table:style-name="ro3">
          <table:table-cell table:style-name="ce1" office:value-type="string" calcext:value-type="string">
            <text:p>ideaname</text:p>
          </table:table-cell>
          <table:table-cell table:style-name="ce1" office:value-type="string" calcext:value-type="string">
            <text:p>publish_date</text:p>
          </table:table-cell>
          <table:table-cell table:style-name="ce1" office:value-type="string" calcext:value-type="string">
            <text:p>age_seconds</text:p>
          </table:table-cell>
          <table:table-cell table:style-name="ce1" office:value-type="string" calcext:value-type="string">
            <text:p>age_days</text:p>
          </table:table-cell>
          <table:table-cell table:style-name="ce1" office:value-type="string" calcext:value-type="string">
            <text:p>number_likes</text:p>
          </table:table-cell>
          <table:table-cell table:style-name="ce1" office:value-type="string" calcext:value-type="string">
            <text:p>number_follwer</text:p>
          </table:table-cell>
          <table:table-cell table:style-name="ce1" office:value-type="string" calcext:value-type="string">
            <text:p>like_ratio</text:p>
          </table:table-cell>
          <table:table-cell table:style-name="ce1" office:value-type="string" calcext:value-type="string">
            <text:p>follow_ratio</text:p>
          </table:table-cell>
          <table:table-cell table:style-name="ce1" office:value-type="string" calcext:value-type="string">
            <text:p>age_ratio</text:p>
          </table:table-cell>
          <table:table-cell table:style-name="ce1" office:value-type="string" calcext:value-type="string">
            <text:p>hot_value</text:p>
          </table:table-cell>
          <table:table-cell table:style-name="ce1" office:value-type="string" calcext:value-type="string">
            <text:p>hot_rank</text:p>
          </table:table-cell>
          <table:table-cell table:style-name="ce1" office:value-type="string" calcext:value-type="string">
            <text:p>trending_value</text:p>
          </table:table-cell>
          <table:table-cell table:style-name="ce1" office:value-type="string" calcext:value-type="string">
            <text:p>trending_rank</text:p>
          </table:table-cell>
          <table:table-cell table:style-name="ce1" office:value-type="string" calcext:value-type="string">
            <text:p>fresh_rank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22</text:p>
          </table:table-cell>
          <table:table-cell table:formula="of:=NOW() - [.D11]" office:value-type="date" office:date-value="2015-12-11T21:51:57.157" calcext:value-type="date">
            <text:p>11.12.2015 21:51:57</text:p>
          </table:table-cell>
          <table:table-cell office:value-type="float" office:value="29028981" calcext:value-type="float">
            <text:p>29028981</text:p>
          </table:table-cell>
          <table:table-cell table:formula="of:=[.C11]/60/60/24" office:value-type="float" office:value="335.983576388889" calcext:value-type="float">
            <text:p>335,98</text:p>
          </table:table-cell>
          <table:table-cell office:value-type="float" office:value="487" calcext:value-type="float">
            <text:p>487</text:p>
          </table:table-cell>
          <table:table-cell office:value-type="float" office:value="80" calcext:value-type="float">
            <text:p>80</text:p>
          </table:table-cell>
          <table:table-cell table:formula="of:=([.E11]/[.$B$5])" office:value-type="float" office:value="0.981854838709677" calcext:value-type="float">
            <text:p>0,981854839</text:p>
          </table:table-cell>
          <table:table-cell table:formula="of:=[.F11]/[.$B$6]" office:value-type="float" office:value="0.8" calcext:value-type="float">
            <text:p>0,800000000</text:p>
          </table:table-cell>
          <table:table-cell table:formula="of:=([.$B$7]-[.C11])/[.$B$7]" office:value-type="float" office:value="0.814805262588561" calcext:value-type="float">
            <text:p>0,814805263</text:p>
          </table:table-cell>
          <table:table-cell table:formula="of:=[.G11]*[.$F$5]+[.H11]*[.$F$6]+[.I11]*[.$F$7]" office:value-type="float" office:value="0.893888471872551" calcext:value-type="float">
            <text:p>0,8938884719</text:p>
          </table:table-cell>
          <table:table-cell table:formula="of:=RANK([.J11];[.$J$11:.$J$100])" office:value-type="float" office:value="1" calcext:value-type="float">
            <text:p>1</text:p>
          </table:table-cell>
          <table:table-cell table:formula="of:=[.G11]*[.$I$5]+[.H11]*[.$I$6]+[.I11]*[.$I$7]" office:value-type="float" office:value="0.86343960916604" calcext:value-type="float">
            <text:p>0,8634396092</text:p>
          </table:table-cell>
          <table:table-cell table:formula="of:=RANK([.L11];[.$L$11:.$L$100])" office:value-type="float" office:value="2" calcext:value-type="float">
            <text:p>2</text:p>
          </table:table-cell>
          <table:table-cell table:formula="of:=RANK([.D11];[.$D$11:.$D$100]; 1)" office:value-type="float" office:value="12" calcext:value-type="float">
            <text:p>12</text:p>
          </table:table-cell>
          <table:table-cell/>
          <table:table-cell table:style-name="ce7"/>
          <table:table-cell table:number-columns-repeated="3"/>
        </table:table-row>
        <table:table-row table:style-name="ro3">
          <table:table-cell office:value-type="string" calcext:value-type="string">
            <text:p>idea84</text:p>
          </table:table-cell>
          <table:table-cell table:formula="of:=NOW() - [.D12]" office:value-type="date" office:date-value="2014-07-13T02:57:03.157" calcext:value-type="date">
            <text:p>13.07.2014 02:57:03</text:p>
          </table:table-cell>
          <table:table-cell office:value-type="float" office:value="73679475" calcext:value-type="float">
            <text:p>73679475</text:p>
          </table:table-cell>
          <table:table-cell table:formula="of:=[.C12]/60/60/24" office:value-type="float" office:value="852.771701388889" calcext:value-type="float">
            <text:p>852,77</text:p>
          </table:table-cell>
          <table:table-cell office:value-type="float" office:value="481" calcext:value-type="float">
            <text:p>481</text:p>
          </table:table-cell>
          <table:table-cell office:value-type="float" office:value="100" calcext:value-type="float">
            <text:p>100</text:p>
          </table:table-cell>
          <table:table-cell table:formula="of:=[.E12]/[.$B$5]" office:value-type="float" office:value="0.969758064516129" calcext:value-type="float">
            <text:p>0,969758065</text:p>
          </table:table-cell>
          <table:table-cell table:formula="of:=[.F12]/[.$B$6]" office:value-type="float" office:value="1" calcext:value-type="float">
            <text:p>1,000000000</text:p>
          </table:table-cell>
          <table:table-cell table:formula="of:=([.$B$7]-[.C12])/[.$B$7]" office:value-type="float" office:value="0.529950740426002" calcext:value-type="float">
            <text:p>0,529950740</text:p>
          </table:table-cell>
          <table:table-cell table:formula="of:=[.G12]*[.$F$5]+[.H12]*[.$F$6]+[.I12]*[.$F$7]" office:value-type="float" office:value="0.890869180343265" calcext:value-type="float">
            <text:p>0,8908691803</text:p>
          </table:table-cell>
          <table:table-cell table:formula="of:=RANK([.J12];[.$J$11:.$J$100])" office:value-type="float" office:value="2" calcext:value-type="float">
            <text:p>2</text:p>
          </table:table-cell>
          <table:table-cell table:formula="of:=[.G12]*[.$I$5]+[.H12]*[.$I$6]+[.I12]*[.$I$7]" office:value-type="float" office:value="0.70889786361044" calcext:value-type="float">
            <text:p>0,7088978636</text:p>
          </table:table-cell>
          <table:table-cell table:formula="of:=RANK([.L12];[.$L$11:.$L$100])" office:value-type="float" office:value="12" calcext:value-type="float">
            <text:p>12</text:p>
          </table:table-cell>
          <table:table-cell table:formula="of:=RANK([.D12];[.$D$11:.$D$100]; 1)" office:value-type="float" office:value="34" calcext:value-type="float">
            <text:p>34</text:p>
          </table:table-cell>
          <table:table-cell/>
          <table:table-cell table:style-name="ce7"/>
          <table:table-cell table:number-columns-repeated="3"/>
        </table:table-row>
        <table:table-row table:style-name="ro3">
          <table:table-cell office:value-type="string" calcext:value-type="string">
            <text:p>idea43</text:p>
          </table:table-cell>
          <table:table-cell table:formula="of:=NOW() - [.D13]" office:value-type="date" office:date-value="2016-11-05T16:58:06.157" calcext:value-type="date">
            <text:p>05.11.2016 16:58:06</text:p>
          </table:table-cell>
          <table:table-cell office:value-type="float" office:value="534612" calcext:value-type="float">
            <text:p>534612</text:p>
          </table:table-cell>
          <table:table-cell table:formula="of:=[.C13]/60/60/24" office:value-type="float" office:value="6.18763888888889" calcext:value-type="float">
            <text:p>6,19</text:p>
          </table:table-cell>
          <table:table-cell office:value-type="float" office:value="416" calcext:value-type="float">
            <text:p>416</text:p>
          </table:table-cell>
          <table:table-cell office:value-type="float" office:value="61" calcext:value-type="float">
            <text:p>61</text:p>
          </table:table-cell>
          <table:table-cell table:formula="of:=([.E13]/[.$B$5])" office:value-type="float" office:value="0.838709677419355" calcext:value-type="float">
            <text:p>0,838709677</text:p>
          </table:table-cell>
          <table:table-cell table:formula="of:=[.F13]/[.$B$6]" office:value-type="float" office:value="0.61" calcext:value-type="float">
            <text:p>0,610000000</text:p>
          </table:table-cell>
          <table:table-cell table:formula="of:=([.$B$7]-[.C13])/[.$B$7]" office:value-type="float" office:value="0.996589362576764" calcext:value-type="float">
            <text:p>0,996589363</text:p>
          </table:table-cell>
          <table:table-cell table:formula="of:=[.G13]*[.$F$5]+[.H13]*[.$F$6]+[.I13]*[.$F$7]" office:value-type="float" office:value="0.80167271122503" calcext:value-type="float">
            <text:p>0,8016727112</text:p>
          </table:table-cell>
          <table:table-cell table:formula="of:=RANK([.J13];[.$J$11:.$J$100])" office:value-type="float" office:value="3" calcext:value-type="float">
            <text:p>3</text:p>
          </table:table-cell>
          <table:table-cell table:formula="of:=[.G13]*[.$I$5]+[.H13]*[.$I$6]+[.I13]*[.$I$7]" office:value-type="float" office:value="0.910566520771865" calcext:value-type="float">
            <text:p>0,9105665208</text:p>
          </table:table-cell>
          <table:table-cell table:formula="of:=RANK([.L13];[.$L$11:.$L$100])" office:value-type="float" office:value="1" calcext:value-type="float">
            <text:p>1</text:p>
          </table:table-cell>
          <table:table-cell table:formula="of:=RANK([.D13];[.$D$11:.$D$100]; 1)" office:value-type="float" office:value="2" calcext:value-type="float">
            <text:p>2</text:p>
          </table:table-cell>
          <table:table-cell/>
          <table:table-cell table:style-name="ce7"/>
          <table:table-cell table:number-columns-repeated="3"/>
        </table:table-row>
        <table:table-row table:style-name="ro3">
          <table:table-cell office:value-type="string" calcext:value-type="string">
            <text:p>idea82</text:p>
          </table:table-cell>
          <table:table-cell table:formula="of:=NOW() - [.D14]" office:value-type="date" office:date-value="2014-07-07T16:58:09.157" calcext:value-type="date">
            <text:p>07.07.2014 16:58:09</text:p>
          </table:table-cell>
          <table:table-cell office:value-type="float" office:value="74147409" calcext:value-type="float">
            <text:p>74147409</text:p>
          </table:table-cell>
          <table:table-cell table:formula="of:=[.C14]/60/60/24" office:value-type="float" office:value="858.187604166667" calcext:value-type="float">
            <text:p>858,19</text:p>
          </table:table-cell>
          <table:table-cell office:value-type="float" office:value="421" calcext:value-type="float">
            <text:p>421</text:p>
          </table:table-cell>
          <table:table-cell office:value-type="float" office:value="88" calcext:value-type="float">
            <text:p>88</text:p>
          </table:table-cell>
          <table:table-cell table:formula="of:=([.E14]/[.$B$5])" office:value-type="float" office:value="0.848790322580645" calcext:value-type="float">
            <text:p>0,848790323</text:p>
          </table:table-cell>
          <table:table-cell table:formula="of:=[.F14]/[.$B$6]" office:value-type="float" office:value="0.88" calcext:value-type="float">
            <text:p>0,880000000</text:p>
          </table:table-cell>
          <table:table-cell table:formula="of:=([.$B$7]-[.C14])/[.$B$7]" office:value-type="float" office:value="0.526965485302652" calcext:value-type="float">
            <text:p>0,526965485</text:p>
          </table:table-cell>
          <table:table-cell table:formula="of:=[.G14]*[.$F$5]+[.H14]*[.$F$6]+[.I14]*[.$F$7]" office:value-type="float" office:value="0.793788258350853" calcext:value-type="float">
            <text:p>0,7937882584</text:p>
          </table:table-cell>
          <table:table-cell table:formula="of:=RANK([.J14];[.$J$11:.$J$100])" office:value-type="float" office:value="4" calcext:value-type="float">
            <text:p>4</text:p>
          </table:table-cell>
          <table:table-cell table:formula="of:=[.G14]*[.$I$5]+[.H14]*[.$I$6]+[.I14]*[.$I$7]" office:value-type="float" office:value="0.658816387955785" calcext:value-type="float">
            <text:p>0,6588163880</text:p>
          </table:table-cell>
          <table:table-cell table:formula="of:=RANK([.L14];[.$L$11:.$L$100])" office:value-type="float" office:value="14" calcext:value-type="float">
            <text:p>14</text:p>
          </table:table-cell>
          <table:table-cell table:formula="of:=RANK([.D14];[.$D$11:.$D$100]; 1)" office:value-type="float" office:value="36" calcext:value-type="float">
            <text:p>36</text:p>
          </table:table-cell>
          <table:table-cell/>
          <table:table-cell table:style-name="ce7"/>
          <table:table-cell table:number-columns-repeated="3"/>
        </table:table-row>
        <table:table-row table:style-name="ro3">
          <table:table-cell office:value-type="string" calcext:value-type="string">
            <text:p>idea69</text:p>
          </table:table-cell>
          <table:table-cell table:formula="of:=NOW() - [.D15]" office:value-type="date" office:date-value="2013-11-13T09:39:32.157" calcext:value-type="date">
            <text:p>13.11.2013 09:39:32</text:p>
          </table:table-cell>
          <table:table-cell office:value-type="float" office:value="94564126" calcext:value-type="float">
            <text:p>94564126</text:p>
          </table:table-cell>
          <table:table-cell table:formula="of:=[.C15]/60/60/24" office:value-type="float" office:value="1094.49219907407" calcext:value-type="float">
            <text:p>1094,49</text:p>
          </table:table-cell>
          <table:table-cell office:value-type="float" office:value="450" calcext:value-type="float">
            <text:p>450</text:p>
          </table:table-cell>
          <table:table-cell office:value-type="float" office:value="86" calcext:value-type="float">
            <text:p>86</text:p>
          </table:table-cell>
          <table:table-cell table:formula="of:=([.E15]/[.$B$5])" office:value-type="float" office:value="0.907258064516129" calcext:value-type="float">
            <text:p>0,907258065</text:p>
          </table:table-cell>
          <table:table-cell table:formula="of:=[.F15]/[.$B$6]" office:value-type="float" office:value="0.86" calcext:value-type="float">
            <text:p>0,860000000</text:p>
          </table:table-cell>
          <table:table-cell table:formula="of:=([.$B$7]-[.C15])/[.$B$7]" office:value-type="float" office:value="0.39671397755532" calcext:value-type="float">
            <text:p>0,396713978</text:p>
          </table:table-cell>
          <table:table-cell table:formula="of:=[.G15]*[.$F$5]+[.H15]*[.$F$6]+[.I15]*[.$F$7]" office:value-type="float" office:value="0.790971827769128" calcext:value-type="float">
            <text:p>0,7909718278</text:p>
          </table:table-cell>
          <table:table-cell table:formula="of:=RANK([.J15];[.$J$11:.$J$100])" office:value-type="float" office:value="5" calcext:value-type="float">
            <text:p>5</text:p>
          </table:table-cell>
          <table:table-cell table:formula="of:=[.G15]*[.$I$5]+[.H15]*[.$I$6]+[.I15]*[.$I$7]" office:value-type="float" office:value="0.596205805888031" calcext:value-type="float">
            <text:p>0,5962058059</text:p>
          </table:table-cell>
          <table:table-cell table:formula="of:=RANK([.L15];[.$L$11:.$L$100])" office:value-type="float" office:value="22" calcext:value-type="float">
            <text:p>22</text:p>
          </table:table-cell>
          <table:table-cell table:formula="of:=RANK([.D15];[.$D$11:.$D$100]; 1)" office:value-type="float" office:value="48" calcext:value-type="float">
            <text:p>4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9</text:p>
          </table:table-cell>
          <table:table-cell table:formula="of:=NOW() - [.D16]" office:value-type="date" office:date-value="2013-09-18T05:46:08.157" calcext:value-type="date">
            <text:p>18.09.2013 05:46:08</text:p>
          </table:table-cell>
          <table:table-cell office:value-type="float" office:value="99416530" calcext:value-type="float">
            <text:p>99416530</text:p>
          </table:table-cell>
          <table:table-cell table:formula="of:=[.C16]/60/60/24" office:value-type="float" office:value="1150.65428240741" calcext:value-type="float">
            <text:p>1150,65</text:p>
          </table:table-cell>
          <table:table-cell office:value-type="float" office:value="460" calcext:value-type="float">
            <text:p>460</text:p>
          </table:table-cell>
          <table:table-cell office:value-type="float" office:value="84" calcext:value-type="float">
            <text:p>84</text:p>
          </table:table-cell>
          <table:table-cell table:formula="of:=([.E16]/[.$B$5])" office:value-type="float" office:value="0.92741935483871" calcext:value-type="float">
            <text:p>0,927419355</text:p>
          </table:table-cell>
          <table:table-cell table:formula="of:=[.F16]/[.$B$6]" office:value-type="float" office:value="0.84" calcext:value-type="float">
            <text:p>0,840000000</text:p>
          </table:table-cell>
          <table:table-cell table:formula="of:=([.$B$7]-[.C16])/[.$B$7]" office:value-type="float" office:value="0.365757338581523" calcext:value-type="float">
            <text:p>0,365757339</text:p>
          </table:table-cell>
          <table:table-cell table:formula="of:=[.G16]*[.$F$5]+[.H16]*[.$F$6]+[.I16]*[.$F$7]" office:value-type="float" office:value="0.788861145135659" calcext:value-type="float">
            <text:p>0,7888611451</text:p>
          </table:table-cell>
          <table:table-cell table:formula="of:=RANK([.J16];[.$J$11:.$J$100])" office:value-type="float" office:value="6" calcext:value-type="float">
            <text:p>6</text:p>
          </table:table-cell>
          <table:table-cell table:formula="of:=[.G16]*[.$I$5]+[.H16]*[.$I$6]+[.I16]*[.$I$7]" office:value-type="float" office:value="0.581680209600527" calcext:value-type="float">
            <text:p>0,5816802096</text:p>
          </table:table-cell>
          <table:table-cell table:formula="of:=RANK([.L16];[.$L$11:.$L$100])" office:value-type="float" office:value="27" calcext:value-type="float">
            <text:p>27</text:p>
          </table:table-cell>
          <table:table-cell table:formula="of:=RANK([.D16];[.$D$11:.$D$100]; 1)" office:value-type="float" office:value="53" calcext:value-type="float">
            <text:p>5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58</text:p>
          </table:table-cell>
          <table:table-cell table:formula="of:=NOW() - [.D17]" office:value-type="date" office:date-value="2015-10-26T14:36:54.157" calcext:value-type="date">
            <text:p>26.10.2015 14:36:54</text:p>
          </table:table-cell>
          <table:table-cell office:value-type="float" office:value="33029484" calcext:value-type="float">
            <text:p>33029484</text:p>
          </table:table-cell>
          <table:table-cell table:formula="of:=[.C17]/60/60/24" office:value-type="float" office:value="382.285694444444" calcext:value-type="float">
            <text:p>382,29</text:p>
          </table:table-cell>
          <table:table-cell office:value-type="float" office:value="409" calcext:value-type="float">
            <text:p>409</text:p>
          </table:table-cell>
          <table:table-cell office:value-type="float" office:value="64" calcext:value-type="float">
            <text:p>64</text:p>
          </table:table-cell>
          <table:table-cell table:formula="of:=([.E17]/[.$B$5])" office:value-type="float" office:value="0.824596774193548" calcext:value-type="float">
            <text:p>0,824596774</text:p>
          </table:table-cell>
          <table:table-cell table:formula="of:=[.F17]/[.$B$6]" office:value-type="float" office:value="0.64" calcext:value-type="float">
            <text:p>0,640000000</text:p>
          </table:table-cell>
          <table:table-cell table:formula="of:=([.$B$7]-[.C17])/[.$B$7]" office:value-type="float" office:value="0.789283453793459" calcext:value-type="float">
            <text:p>0,789283454</text:p>
          </table:table-cell>
          <table:table-cell table:formula="of:=[.G17]*[.$F$5]+[.H17]*[.$F$6]+[.I17]*[.$F$7]" office:value-type="float" office:value="0.762155077855466" calcext:value-type="float">
            <text:p>0,7621550779</text:p>
          </table:table-cell>
          <table:table-cell table:formula="of:=RANK([.J17];[.$J$11:.$J$100])" office:value-type="float" office:value="7" calcext:value-type="float">
            <text:p>7</text:p>
          </table:table-cell>
          <table:table-cell table:formula="of:=[.G17]*[.$I$5]+[.H17]*[.$I$6]+[.I17]*[.$I$7]" office:value-type="float" office:value="0.78494910453414" calcext:value-type="float">
            <text:p>0,7849491045</text:p>
          </table:table-cell>
          <table:table-cell table:formula="of:=RANK([.L17];[.$L$11:.$L$100])" office:value-type="float" office:value="4" calcext:value-type="float">
            <text:p>4</text:p>
          </table:table-cell>
          <table:table-cell table:formula="of:=RANK([.D17];[.$D$11:.$D$100]; 1)" office:value-type="float" office:value="14" calcext:value-type="float">
            <text:p>1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51</text:p>
          </table:table-cell>
          <table:table-cell table:formula="of:=NOW() - [.D18]" office:value-type="date" office:date-value="2012-07-28T01:18:21.157" calcext:value-type="date">
            <text:p>28.07.2012 01:18:21</text:p>
          </table:table-cell>
          <table:table-cell office:value-type="float" office:value="135461397" calcext:value-type="float">
            <text:p>135461397</text:p>
          </table:table-cell>
          <table:table-cell table:formula="of:=[.C18]/60/60/24" office:value-type="float" office:value="1567.84024305556" calcext:value-type="float">
            <text:p>1567,84</text:p>
          </table:table-cell>
          <table:table-cell office:value-type="float" office:value="496" calcext:value-type="float">
            <text:p>496</text:p>
          </table:table-cell>
          <table:table-cell office:value-type="float" office:value="78" calcext:value-type="float">
            <text:p>78</text:p>
          </table:table-cell>
          <table:table-cell table:formula="of:=([.E18]/[.$B$5])" office:value-type="float" office:value="1" calcext:value-type="float">
            <text:p>1,000000000</text:p>
          </table:table-cell>
          <table:table-cell table:formula="of:=[.F18]/[.$B$6]" office:value-type="float" office:value="0.78" calcext:value-type="float">
            <text:p>0,780000000</text:p>
          </table:table-cell>
          <table:table-cell table:formula="of:=([.$B$7]-[.C18])/[.$B$7]" office:value-type="float" office:value="0.1358037043463" calcext:value-type="float">
            <text:p>0,135803704</text:p>
          </table:table-cell>
          <table:table-cell table:formula="of:=[.G18]*[.$F$5]+[.H18]*[.$F$6]+[.I18]*[.$F$7]" office:value-type="float" office:value="0.76116074086926" calcext:value-type="float">
            <text:p>0,7611607409</text:p>
          </table:table-cell>
          <table:table-cell table:formula="of:=RANK([.J18];[.$J$11:.$J$100])" office:value-type="float" office:value="8" calcext:value-type="float">
            <text:p>8</text:p>
          </table:table-cell>
          <table:table-cell table:formula="of:=[.G18]*[.$I$5]+[.H18]*[.$I$6]+[.I18]*[.$I$7]" office:value-type="float" office:value="0.45948222260778" calcext:value-type="float">
            <text:p>0,4594822226</text:p>
          </table:table-cell>
          <table:table-cell table:formula="of:=RANK([.L18];[.$L$11:.$L$100])" office:value-type="float" office:value="45" calcext:value-type="float">
            <text:p>45</text:p>
          </table:table-cell>
          <table:table-cell table:formula="of:=RANK([.D18];[.$D$11:.$D$100]; 1)" office:value-type="float" office:value="78" calcext:value-type="float">
            <text:p>7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29</text:p>
          </table:table-cell>
          <table:table-cell table:formula="of:=NOW() - [.D19]" office:value-type="date" office:date-value="2015-09-28T12:54:34.157" calcext:value-type="date">
            <text:p>28.09.2015 12:54:34</text:p>
          </table:table-cell>
          <table:table-cell office:value-type="float" office:value="35454824" calcext:value-type="float">
            <text:p>35454824</text:p>
          </table:table-cell>
          <table:table-cell table:formula="of:=[.C19]/60/60/24" office:value-type="float" office:value="410.356759259259" calcext:value-type="float">
            <text:p>410,36</text:p>
          </table:table-cell>
          <table:table-cell office:value-type="float" office:value="385" calcext:value-type="float">
            <text:p>385</text:p>
          </table:table-cell>
          <table:table-cell office:value-type="float" office:value="62" calcext:value-type="float">
            <text:p>62</text:p>
          </table:table-cell>
          <table:table-cell table:formula="of:=([.E19]/[.$B$5])" office:value-type="float" office:value="0.776209677419355" calcext:value-type="float">
            <text:p>0,776209677</text:p>
          </table:table-cell>
          <table:table-cell table:formula="of:=[.F19]/[.$B$6]" office:value-type="float" office:value="0.62" calcext:value-type="float">
            <text:p>0,620000000</text:p>
          </table:table-cell>
          <table:table-cell table:formula="of:=([.$B$7]-[.C19])/[.$B$7]" office:value-type="float" office:value="0.773810633564824" calcext:value-type="float">
            <text:p>0,773810634</text:p>
          </table:table-cell>
          <table:table-cell table:formula="of:=[.G19]*[.$F$5]+[.H19]*[.$F$6]+[.I19]*[.$F$7]" office:value-type="float" office:value="0.728866965422642" calcext:value-type="float">
            <text:p>0,7288669654</text:p>
          </table:table-cell>
          <table:table-cell table:formula="of:=RANK([.J19];[.$J$11:.$J$100])" office:value-type="float" office:value="9" calcext:value-type="float">
            <text:p>9</text:p>
          </table:table-cell>
          <table:table-cell table:formula="of:=[.G19]*[.$I$5]+[.H19]*[.$I$6]+[.I19]*[.$I$7]" office:value-type="float" office:value="0.759149283364701" calcext:value-type="float">
            <text:p>0,7591492834</text:p>
          </table:table-cell>
          <table:table-cell table:formula="of:=RANK([.L19];[.$L$11:.$L$100])" office:value-type="float" office:value="7" calcext:value-type="float">
            <text:p>7</text:p>
          </table:table-cell>
          <table:table-cell table:formula="of:=RANK([.D19];[.$D$11:.$D$100]; 1)" office:value-type="float" office:value="16" calcext:value-type="float">
            <text:p>1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86</text:p>
          </table:table-cell>
          <table:table-cell table:formula="of:=NOW() - [.D20]" office:value-type="date" office:date-value="2013-06-29T16:55:58.157" calcext:value-type="date">
            <text:p>29.06.2013 16:55:58</text:p>
          </table:table-cell>
          <table:table-cell office:value-type="float" office:value="106374740" calcext:value-type="float">
            <text:p>106374740</text:p>
          </table:table-cell>
          <table:table-cell table:formula="of:=[.C20]/60/60/24" office:value-type="float" office:value="1231.18912037037" calcext:value-type="float">
            <text:p>1231,19</text:p>
          </table:table-cell>
          <table:table-cell office:value-type="float" office:value="474" calcext:value-type="float">
            <text:p>474</text:p>
          </table:table-cell>
          <table:table-cell office:value-type="float" office:value="61" calcext:value-type="float">
            <text:p>61</text:p>
          </table:table-cell>
          <table:table-cell table:formula="of:=([.E20]/[.$B$5])" office:value-type="float" office:value="0.955645161290323" calcext:value-type="float">
            <text:p>0,955645161</text:p>
          </table:table-cell>
          <table:table-cell table:formula="of:=[.F20]/[.$B$6]" office:value-type="float" office:value="0.61" calcext:value-type="float">
            <text:p>0,610000000</text:p>
          </table:table-cell>
          <table:table-cell table:formula="of:=([.$B$7]-[.C20])/[.$B$7]" office:value-type="float" office:value="0.321366394448704" calcext:value-type="float">
            <text:p>0,321366394</text:p>
          </table:table-cell>
          <table:table-cell table:formula="of:=[.G20]*[.$F$5]+[.H20]*[.$F$6]+[.I20]*[.$F$7]" office:value-type="float" office:value="0.725095859534902" calcext:value-type="float">
            <text:p>0,7250958595</text:p>
          </table:table-cell>
          <table:table-cell table:formula="of:=RANK([.J20];[.$J$11:.$J$100])" office:value-type="float" office:value="10" calcext:value-type="float">
            <text:p>10</text:p>
          </table:table-cell>
          <table:table-cell table:formula="of:=[.G20]*[.$I$5]+[.H20]*[.$I$6]+[.I20]*[.$I$7]" office:value-type="float" office:value="0.540513385056319" calcext:value-type="float">
            <text:p>0,5405133851</text:p>
          </table:table-cell>
          <table:table-cell table:formula="of:=RANK([.L20];[.$L$11:.$L$100])" office:value-type="float" office:value="34" calcext:value-type="float">
            <text:p>34</text:p>
          </table:table-cell>
          <table:table-cell table:formula="of:=RANK([.D20];[.$D$11:.$D$100]; 1)" office:value-type="float" office:value="57" calcext:value-type="float">
            <text:p>5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7</text:p>
          </table:table-cell>
          <table:table-cell table:formula="of:=NOW() - [.D21]" office:value-type="date" office:date-value="2012-07-22T22:42:14.157" calcext:value-type="date">
            <text:p>22.07.2012 22:42:14</text:p>
          </table:table-cell>
          <table:table-cell office:value-type="float" office:value="135902764" calcext:value-type="float">
            <text:p>135902764</text:p>
          </table:table-cell>
          <table:table-cell table:formula="of:=[.C21]/60/60/24" office:value-type="float" office:value="1572.94865740741" calcext:value-type="float">
            <text:p>1572,95</text:p>
          </table:table-cell>
          <table:table-cell office:value-type="float" office:value="400" calcext:value-type="float">
            <text:p>400</text:p>
          </table:table-cell>
          <table:table-cell office:value-type="float" office:value="95" calcext:value-type="float">
            <text:p>95</text:p>
          </table:table-cell>
          <table:table-cell table:formula="of:=([.E21]/[.$B$5])" office:value-type="float" office:value="0.806451612903226" calcext:value-type="float">
            <text:p>0,806451613</text:p>
          </table:table-cell>
          <table:table-cell table:formula="of:=[.F21]/[.$B$6]" office:value-type="float" office:value="0.95" calcext:value-type="float">
            <text:p>0,950000000</text:p>
          </table:table-cell>
          <table:table-cell table:formula="of:=([.$B$7]-[.C21])/[.$B$7]" office:value-type="float" office:value="0.132987937383378" calcext:value-type="float">
            <text:p>0,132987937</text:p>
          </table:table-cell>
          <table:table-cell table:formula="of:=[.G21]*[.$F$5]+[.H21]*[.$F$6]+[.I21]*[.$F$7]" office:value-type="float" office:value="0.714823393928289" calcext:value-type="float">
            <text:p>0,7148233939</text:p>
          </table:table-cell>
          <table:table-cell table:formula="of:=RANK([.J21];[.$J$11:.$J$100])" office:value-type="float" office:value="11" calcext:value-type="float">
            <text:p>11</text:p>
          </table:table-cell>
          <table:table-cell table:formula="of:=[.G21]*[.$I$5]+[.H21]*[.$I$6]+[.I21]*[.$I$7]" office:value-type="float" office:value="0.416728246300995" calcext:value-type="float">
            <text:p>0,4167282463</text:p>
          </table:table-cell>
          <table:table-cell table:formula="of:=RANK([.L21];[.$L$11:.$L$100])" office:value-type="float" office:value="57" calcext:value-type="float">
            <text:p>57</text:p>
          </table:table-cell>
          <table:table-cell table:formula="of:=RANK([.D21];[.$D$11:.$D$100]; 1)" office:value-type="float" office:value="79" calcext:value-type="float">
            <text:p>7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14</text:p>
          </table:table-cell>
          <table:table-cell table:formula="of:=NOW() - [.D22]" office:value-type="date" office:date-value="2013-12-03T05:58:18.157" calcext:value-type="date">
            <text:p>03.12.2013 05:58:18</text:p>
          </table:table-cell>
          <table:table-cell office:value-type="float" office:value="92849400" calcext:value-type="float">
            <text:p>92849400</text:p>
          </table:table-cell>
          <table:table-cell table:formula="of:=[.C22]/60/60/24" office:value-type="float" office:value="1074.64583333333" calcext:value-type="float">
            <text:p>1074,65</text:p>
          </table:table-cell>
          <table:table-cell office:value-type="float" office:value="388" calcext:value-type="float">
            <text:p>388</text:p>
          </table:table-cell>
          <table:table-cell office:value-type="float" office:value="78" calcext:value-type="float">
            <text:p>78</text:p>
          </table:table-cell>
          <table:table-cell table:formula="of:=([.E22]/[.$B$5])" office:value-type="float" office:value="0.782258064516129" calcext:value-type="float">
            <text:p>0,782258065</text:p>
          </table:table-cell>
          <table:table-cell table:formula="of:=[.F22]/[.$B$6]" office:value-type="float" office:value="0.78" calcext:value-type="float">
            <text:p>0,780000000</text:p>
          </table:table-cell>
          <table:table-cell table:formula="of:=([.$B$7]-[.C22])/[.$B$7]" office:value-type="float" office:value="0.407653329208847" calcext:value-type="float">
            <text:p>0,407653329</text:p>
          </table:table-cell>
          <table:table-cell table:formula="of:=[.G22]*[.$F$5]+[.H22]*[.$F$6]+[.I22]*[.$F$7]" office:value-type="float" office:value="0.706659698099834" calcext:value-type="float">
            <text:p>0,7066596981</text:p>
          </table:table-cell>
          <table:table-cell table:formula="of:=RANK([.J22];[.$J$11:.$J$100])" office:value-type="float" office:value="12" calcext:value-type="float">
            <text:p>12</text:p>
          </table:table-cell>
          <table:table-cell table:formula="of:=[.G22]*[.$I$5]+[.H22]*[.$I$6]+[.I22]*[.$I$7]" office:value-type="float" office:value="0.557269416880147" calcext:value-type="float">
            <text:p>0,5572694169</text:p>
          </table:table-cell>
          <table:table-cell table:formula="of:=RANK([.L22];[.$L$11:.$L$100])" office:value-type="float" office:value="31" calcext:value-type="float">
            <text:p>31</text:p>
          </table:table-cell>
          <table:table-cell table:formula="of:=RANK([.D22];[.$D$11:.$D$100]; 1)" office:value-type="float" office:value="47" calcext:value-type="float">
            <text:p>4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54</text:p>
          </table:table-cell>
          <table:table-cell table:formula="of:=NOW() - [.D23]" office:value-type="date" office:date-value="2016-10-06T01:22:45.157" calcext:value-type="date">
            <text:p>06.10.2016 01:22:45</text:p>
          </table:table-cell>
          <table:table-cell office:value-type="float" office:value="3182733" calcext:value-type="float">
            <text:p>3182733</text:p>
          </table:table-cell>
          <table:table-cell table:formula="of:=[.C23]/60/60/24" office:value-type="float" office:value="36.8371875" calcext:value-type="float">
            <text:p>36,84</text:p>
          </table:table-cell>
          <table:table-cell office:value-type="float" office:value="306" calcext:value-type="float">
            <text:p>306</text:p>
          </table:table-cell>
          <table:table-cell office:value-type="float" office:value="67" calcext:value-type="float">
            <text:p>67</text:p>
          </table:table-cell>
          <table:table-cell table:formula="of:=([.E23]/[.$B$5])" office:value-type="float" office:value="0.616935483870968" calcext:value-type="float">
            <text:p>0,616935484</text:p>
          </table:table-cell>
          <table:table-cell table:formula="of:=[.F23]/[.$B$6]" office:value-type="float" office:value="0.67" calcext:value-type="float">
            <text:p>0,670000000</text:p>
          </table:table-cell>
          <table:table-cell table:formula="of:=([.$B$7]-[.C23])/[.$B$7]" office:value-type="float" office:value="0.979695277550882" calcext:value-type="float">
            <text:p>0,979695278</text:p>
          </table:table-cell>
          <table:table-cell table:formula="of:=[.G23]*[.$F$5]+[.H23]*[.$F$6]+[.I23]*[.$F$7]" office:value-type="float" office:value="0.70540679744566" calcext:value-type="float">
            <text:p>0,7054067974</text:p>
          </table:table-cell>
          <table:table-cell table:formula="of:=RANK([.J23];[.$J$11:.$J$100])" office:value-type="float" office:value="13" calcext:value-type="float">
            <text:p>13</text:p>
          </table:table-cell>
          <table:table-cell table:formula="of:=[.G23]*[.$I$5]+[.H23]*[.$I$6]+[.I23]*[.$I$7]" office:value-type="float" office:value="0.83989781169182" calcext:value-type="float">
            <text:p>0,8398978117</text:p>
          </table:table-cell>
          <table:table-cell table:formula="of:=RANK([.L23];[.$L$11:.$L$100])" office:value-type="float" office:value="3" calcext:value-type="float">
            <text:p>3</text:p>
          </table:table-cell>
          <table:table-cell table:formula="of:=RANK([.D23];[.$D$11:.$D$100]; 1)" office:value-type="float" office:value="4" calcext:value-type="float">
            <text:p>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36</text:p>
          </table:table-cell>
          <table:table-cell table:formula="of:=NOW() - [.D24]" office:value-type="date" office:date-value="2013-03-31T14:47:19.157" calcext:value-type="date">
            <text:p>31.03.2013 14:47:19</text:p>
          </table:table-cell>
          <table:table-cell office:value-type="float" office:value="114158459" calcext:value-type="float">
            <text:p>114158459</text:p>
          </table:table-cell>
          <table:table-cell table:formula="of:=[.C24]/60/60/24" office:value-type="float" office:value="1321.27846064815" calcext:value-type="float">
            <text:p>1321,28</text:p>
          </table:table-cell>
          <table:table-cell office:value-type="float" office:value="484" calcext:value-type="float">
            <text:p>484</text:p>
          </table:table-cell>
          <table:table-cell office:value-type="float" office:value="51" calcext:value-type="float">
            <text:p>51</text:p>
          </table:table-cell>
          <table:table-cell table:formula="of:=([.E24]/[.$B$5])" office:value-type="float" office:value="0.975806451612903" calcext:value-type="float">
            <text:p>0,975806452</text:p>
          </table:table-cell>
          <table:table-cell table:formula="of:=[.F24]/[.$B$6]" office:value-type="float" office:value="0.51" calcext:value-type="float">
            <text:p>0,510000000</text:p>
          </table:table-cell>
          <table:table-cell table:formula="of:=([.$B$7]-[.C24])/[.$B$7]" office:value-type="float" office:value="0.271708991858878" calcext:value-type="float">
            <text:p>0,271708992</text:p>
          </table:table-cell>
          <table:table-cell table:formula="of:=[.G24]*[.$F$5]+[.H24]*[.$F$6]+[.I24]*[.$F$7]" office:value-type="float" office:value="0.695245024178227" calcext:value-type="float">
            <text:p>0,6952450242</text:p>
          </table:table-cell>
          <table:table-cell table:formula="of:=RANK([.J24];[.$J$11:.$J$100])" office:value-type="float" office:value="14" calcext:value-type="float">
            <text:p>14</text:p>
          </table:table-cell>
          <table:table-cell table:formula="of:=[.G24]*[.$I$5]+[.H24]*[.$I$6]+[.I24]*[.$I$7]" office:value-type="float" office:value="0.506767330599198" calcext:value-type="float">
            <text:p>0,5067673306</text:p>
          </table:table-cell>
          <table:table-cell table:formula="of:=RANK([.L24];[.$L$11:.$L$100])" office:value-type="float" office:value="40" calcext:value-type="float">
            <text:p>40</text:p>
          </table:table-cell>
          <table:table-cell table:formula="of:=RANK([.D24];[.$D$11:.$D$100]; 1)" office:value-type="float" office:value="63" calcext:value-type="float">
            <text:p>6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24</text:p>
          </table:table-cell>
          <table:table-cell table:formula="of:=NOW() - [.D25]" office:value-type="date" office:date-value="2014-05-26T15:24:00.157" calcext:value-type="date">
            <text:p>26.05.2014 15:24:00</text:p>
          </table:table-cell>
          <table:table-cell office:value-type="float" office:value="77781858" calcext:value-type="float">
            <text:p>77781858</text:p>
          </table:table-cell>
          <table:table-cell table:formula="of:=[.C25]/60/60/24" office:value-type="float" office:value="900.252986111111" calcext:value-type="float">
            <text:p>900,25</text:p>
          </table:table-cell>
          <table:table-cell office:value-type="float" office:value="368" calcext:value-type="float">
            <text:p>368</text:p>
          </table:table-cell>
          <table:table-cell office:value-type="float" office:value="65" calcext:value-type="float">
            <text:p>65</text:p>
          </table:table-cell>
          <table:table-cell table:formula="of:=([.E25]/[.$B$5])" office:value-type="float" office:value="0.741935483870968" calcext:value-type="float">
            <text:p>0,741935484</text:p>
          </table:table-cell>
          <table:table-cell table:formula="of:=[.F25]/[.$B$6]" office:value-type="float" office:value="0.65" calcext:value-type="float">
            <text:p>0,650000000</text:p>
          </table:table-cell>
          <table:table-cell table:formula="of:=([.$B$7]-[.C25])/[.$B$7]" office:value-type="float" office:value="0.503778972893199" calcext:value-type="float">
            <text:p>0,503778973</text:p>
          </table:table-cell>
          <table:table-cell table:formula="of:=[.G25]*[.$F$5]+[.H25]*[.$F$6]+[.I25]*[.$F$7]" office:value-type="float" office:value="0.666723536514124" calcext:value-type="float">
            <text:p>0,6667235365</text:p>
          </table:table-cell>
          <table:table-cell table:formula="of:=RANK([.J25];[.$J$11:.$J$100])" office:value-type="float" office:value="15" calcext:value-type="float">
            <text:p>15</text:p>
          </table:table-cell>
          <table:table-cell table:formula="of:=[.G25]*[.$I$5]+[.H25]*[.$I$6]+[.I25]*[.$I$7]" office:value-type="float" office:value="0.58984802889721" calcext:value-type="float">
            <text:p>0,5898480289</text:p>
          </table:table-cell>
          <table:table-cell table:formula="of:=RANK([.L25];[.$L$11:.$L$100])" office:value-type="float" office:value="24" calcext:value-type="float">
            <text:p>24</text:p>
          </table:table-cell>
          <table:table-cell table:formula="of:=RANK([.D25];[.$D$11:.$D$100]; 1)" office:value-type="float" office:value="39" calcext:value-type="float">
            <text:p>3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70</text:p>
          </table:table-cell>
          <table:table-cell table:formula="of:=NOW() - [.D26]" office:value-type="date" office:date-value="2013-07-24T12:27:28.157" calcext:value-type="date">
            <text:p>24.07.2013 12:27:28</text:p>
          </table:table-cell>
          <table:table-cell office:value-type="float" office:value="104230850" calcext:value-type="float">
            <text:p>104230850</text:p>
          </table:table-cell>
          <table:table-cell table:formula="of:=[.C26]/60/60/24" office:value-type="float" office:value="1206.3755787037" calcext:value-type="float">
            <text:p>1206,38</text:p>
          </table:table-cell>
          <table:table-cell office:value-type="float" office:value="491" calcext:value-type="float">
            <text:p>491</text:p>
          </table:table-cell>
          <table:table-cell office:value-type="float" office:value="30" calcext:value-type="float">
            <text:p>30</text:p>
          </table:table-cell>
          <table:table-cell table:formula="of:=([.E26]/[.$B$5])" office:value-type="float" office:value="0.98991935483871" calcext:value-type="float">
            <text:p>0,989919355</text:p>
          </table:table-cell>
          <table:table-cell table:formula="of:=[.F26]/[.$B$6]" office:value-type="float" office:value="0.3" calcext:value-type="float">
            <text:p>0,300000000</text:p>
          </table:table-cell>
          <table:table-cell table:formula="of:=([.$B$7]-[.C26])/[.$B$7]" office:value-type="float" office:value="0.335043662196718" calcext:value-type="float">
            <text:p>0,335043662</text:p>
          </table:table-cell>
          <table:table-cell table:formula="of:=[.G26]*[.$F$5]+[.H26]*[.$F$6]+[.I26]*[.$F$7]" office:value-type="float" office:value="0.651968409858698" calcext:value-type="float">
            <text:p>0,6519684099</text:p>
          </table:table-cell>
          <table:table-cell table:formula="of:=RANK([.J26];[.$J$11:.$J$100])" office:value-type="float" office:value="16" calcext:value-type="float">
            <text:p>16</text:p>
          </table:table-cell>
          <table:table-cell table:formula="of:=[.G26]*[.$I$5]+[.H26]*[.$I$6]+[.I26]*[.$I$7]" office:value-type="float" office:value="0.528002003769644" calcext:value-type="float">
            <text:p>0,5280020038</text:p>
          </table:table-cell>
          <table:table-cell table:formula="of:=RANK([.L26];[.$L$11:.$L$100])" office:value-type="float" office:value="38" calcext:value-type="float">
            <text:p>38</text:p>
          </table:table-cell>
          <table:table-cell table:formula="of:=RANK([.D26];[.$D$11:.$D$100]; 1)" office:value-type="float" office:value="55" calcext:value-type="float">
            <text:p>5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20</text:p>
          </table:table-cell>
          <table:table-cell table:formula="of:=NOW() - [.D27]" office:value-type="date" office:date-value="2013-05-21T17:36:10.157" calcext:value-type="date">
            <text:p>21.05.2013 17:36:10</text:p>
          </table:table-cell>
          <table:table-cell office:value-type="float" office:value="109741928" calcext:value-type="float">
            <text:p>109741928</text:p>
          </table:table-cell>
          <table:table-cell table:formula="of:=[.C27]/60/60/24" office:value-type="float" office:value="1270.1612037037" calcext:value-type="float">
            <text:p>1270,16</text:p>
          </table:table-cell>
          <table:table-cell office:value-type="float" office:value="288" calcext:value-type="float">
            <text:p>288</text:p>
          </table:table-cell>
          <table:table-cell office:value-type="float" office:value="99" calcext:value-type="float">
            <text:p>99</text:p>
          </table:table-cell>
          <table:table-cell table:formula="of:=([.E27]/[.$B$5])" office:value-type="float" office:value="0.580645161290323" calcext:value-type="float">
            <text:p>0,580645161</text:p>
          </table:table-cell>
          <table:table-cell table:formula="of:=[.F27]/[.$B$6]" office:value-type="float" office:value="0.99" calcext:value-type="float">
            <text:p>0,990000000</text:p>
          </table:table-cell>
          <table:table-cell table:formula="of:=([.$B$7]-[.C27])/[.$B$7]" office:value-type="float" office:value="0.299884913666621" calcext:value-type="float">
            <text:p>0,299884914</text:p>
          </table:table-cell>
          <table:table-cell table:formula="of:=[.G27]*[.$F$5]+[.H27]*[.$F$6]+[.I27]*[.$F$7]" office:value-type="float" office:value="0.647299563378486" calcext:value-type="float">
            <text:p>0,6472995634</text:p>
          </table:table-cell>
          <table:table-cell table:formula="of:=RANK([.J27];[.$J$11:.$J$100])" office:value-type="float" office:value="17" calcext:value-type="float">
            <text:p>17</text:p>
          </table:table-cell>
          <table:table-cell table:formula="of:=[.G27]*[.$I$5]+[.H27]*[.$I$6]+[.I27]*[.$I$7]" office:value-type="float" office:value="0.45312449658707" calcext:value-type="float">
            <text:p>0,4531244966</text:p>
          </table:table-cell>
          <table:table-cell table:formula="of:=RANK([.L27];[.$L$11:.$L$100])" office:value-type="float" office:value="48" calcext:value-type="float">
            <text:p>48</text:p>
          </table:table-cell>
          <table:table-cell table:formula="of:=RANK([.D27];[.$D$11:.$D$100]; 1)" office:value-type="float" office:value="58" calcext:value-type="float">
            <text:p>5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35</text:p>
          </table:table-cell>
          <table:table-cell table:formula="of:=NOW() - [.D28]" office:value-type="date" office:date-value="2012-01-15T07:36:41.157" calcext:value-type="date">
            <text:p>15.01.2012 07:36:41</text:p>
          </table:table-cell>
          <table:table-cell office:value-type="float" office:value="152286697" calcext:value-type="float">
            <text:p>152286697</text:p>
          </table:table-cell>
          <table:table-cell table:formula="of:=[.C28]/60/60/24" office:value-type="float" office:value="1762.57751157407" calcext:value-type="float">
            <text:p>1762,58</text:p>
          </table:table-cell>
          <table:table-cell office:value-type="float" office:value="321" calcext:value-type="float">
            <text:p>321</text:p>
          </table:table-cell>
          <table:table-cell office:value-type="float" office:value="98" calcext:value-type="float">
            <text:p>98</text:p>
          </table:table-cell>
          <table:table-cell table:formula="of:=([.E28]/[.$B$5])" office:value-type="float" office:value="0.647177419354839" calcext:value-type="float">
            <text:p>0,647177419</text:p>
          </table:table-cell>
          <table:table-cell table:formula="of:=[.F28]/[.$B$6]" office:value-type="float" office:value="0.98" calcext:value-type="float">
            <text:p>0,980000000</text:p>
          </table:table-cell>
          <table:table-cell table:formula="of:=([.$B$7]-[.C28])/[.$B$7]" office:value-type="float" office:value="0.0284641799114367" calcext:value-type="float">
            <text:p>0,028464180</text:p>
          </table:table-cell>
          <table:table-cell table:formula="of:=[.G28]*[.$F$5]+[.H28]*[.$F$6]+[.I28]*[.$F$7]" office:value-type="float" office:value="0.623281545659707" calcext:value-type="float">
            <text:p>0,6232815457</text:p>
          </table:table-cell>
          <table:table-cell table:formula="of:=RANK([.J28];[.$J$11:.$J$100])" office:value-type="float" office:value="18" calcext:value-type="float">
            <text:p>18</text:p>
          </table:table-cell>
          <table:table-cell table:formula="of:=[.G28]*[.$I$5]+[.H28]*[.$I$6]+[.I28]*[.$I$7]" office:value-type="float" office:value="0.309231733753314" calcext:value-type="float">
            <text:p>0,3092317338</text:p>
          </table:table-cell>
          <table:table-cell table:formula="of:=RANK([.L28];[.$L$11:.$L$100])" office:value-type="float" office:value="72" calcext:value-type="float">
            <text:p>72</text:p>
          </table:table-cell>
          <table:table-cell table:formula="of:=RANK([.D28];[.$D$11:.$D$100]; 1)" office:value-type="float" office:value="86" calcext:value-type="float">
            <text:p>8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61</text:p>
          </table:table-cell>
          <table:table-cell table:formula="of:=NOW() - [.D29]" office:value-type="date" office:date-value="2013-12-11T23:56:54.157" calcext:value-type="date">
            <text:p>11.12.2013 23:56:54</text:p>
          </table:table-cell>
          <table:table-cell office:value-type="float" office:value="92093484" calcext:value-type="float">
            <text:p>92093484</text:p>
          </table:table-cell>
          <table:table-cell table:formula="of:=[.C29]/60/60/24" office:value-type="float" office:value="1065.89680555556" calcext:value-type="float">
            <text:p>1065,9</text:p>
          </table:table-cell>
          <table:table-cell office:value-type="float" office:value="398" calcext:value-type="float">
            <text:p>398</text:p>
          </table:table-cell>
          <table:table-cell office:value-type="float" office:value="45" calcext:value-type="float">
            <text:p>45</text:p>
          </table:table-cell>
          <table:table-cell table:formula="of:=([.E29]/[.$B$5])" office:value-type="float" office:value="0.80241935483871" calcext:value-type="float">
            <text:p>0,802419355</text:p>
          </table:table-cell>
          <table:table-cell table:formula="of:=[.F29]/[.$B$6]" office:value-type="float" office:value="0.45" calcext:value-type="float">
            <text:p>0,450000000</text:p>
          </table:table-cell>
          <table:table-cell table:formula="of:=([.$B$7]-[.C29])/[.$B$7]" office:value-type="float" office:value="0.412475808686343" calcext:value-type="float">
            <text:p>0,412475809</text:p>
          </table:table-cell>
          <table:table-cell table:formula="of:=[.G29]*[.$F$5]+[.H29]*[.$F$6]+[.I29]*[.$F$7]" office:value-type="float" office:value="0.618704839156623" calcext:value-type="float">
            <text:p>0,6187048392</text:p>
          </table:table-cell>
          <table:table-cell table:formula="of:=RANK([.J29];[.$J$11:.$J$100])" office:value-type="float" office:value="19" calcext:value-type="float">
            <text:p>19</text:p>
          </table:table-cell>
          <table:table-cell table:formula="of:=[.G29]*[.$I$5]+[.H29]*[.$I$6]+[.I29]*[.$I$7]" office:value-type="float" office:value="0.533211291663419" calcext:value-type="float">
            <text:p>0,5332112917</text:p>
          </table:table-cell>
          <table:table-cell table:formula="of:=RANK([.L29];[.$L$11:.$L$100])" office:value-type="float" office:value="37" calcext:value-type="float">
            <text:p>37</text:p>
          </table:table-cell>
          <table:table-cell table:formula="of:=RANK([.D29];[.$D$11:.$D$100]; 1)" office:value-type="float" office:value="46" calcext:value-type="float">
            <text:p>4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72</text:p>
          </table:table-cell>
          <table:table-cell table:formula="of:=NOW() - [.D30]" office:value-type="date" office:date-value="2015-10-13T10:29:32.157" calcext:value-type="date">
            <text:p>13.10.2015 10:29:32</text:p>
          </table:table-cell>
          <table:table-cell office:value-type="float" office:value="34167526" calcext:value-type="float">
            <text:p>34167526</text:p>
          </table:table-cell>
          <table:table-cell table:formula="of:=[.C30]/60/60/24" office:value-type="float" office:value="395.457476851852" calcext:value-type="float">
            <text:p>395,46</text:p>
          </table:table-cell>
          <table:table-cell office:value-type="float" office:value="344" calcext:value-type="float">
            <text:p>344</text:p>
          </table:table-cell>
          <table:table-cell office:value-type="float" office:value="37" calcext:value-type="float">
            <text:p>37</text:p>
          </table:table-cell>
          <table:table-cell table:formula="of:=([.E30]/[.$B$5])" office:value-type="float" office:value="0.693548387096774" calcext:value-type="float">
            <text:p>0,693548387</text:p>
          </table:table-cell>
          <table:table-cell table:formula="of:=[.F30]/[.$B$6]" office:value-type="float" office:value="0.37" calcext:value-type="float">
            <text:p>0,370000000</text:p>
          </table:table-cell>
          <table:table-cell table:formula="of:=([.$B$7]-[.C30])/[.$B$7]" office:value-type="float" office:value="0.782023144196191" calcext:value-type="float">
            <text:p>0,782023144</text:p>
          </table:table-cell>
          <table:table-cell table:formula="of:=[.G30]*[.$F$5]+[.H30]*[.$F$6]+[.I30]*[.$F$7]" office:value-type="float" office:value="0.614178822387625" calcext:value-type="float">
            <text:p>0,6141788224</text:p>
          </table:table-cell>
          <table:table-cell table:formula="of:=RANK([.J30];[.$J$11:.$J$100])" office:value-type="float" office:value="20" calcext:value-type="float">
            <text:p>20</text:p>
          </table:table-cell>
          <table:table-cell table:formula="of:=[.G30]*[.$I$5]+[.H30]*[.$I$6]+[.I30]*[.$I$7]" office:value-type="float" office:value="0.714278402646747" calcext:value-type="float">
            <text:p>0,7142784026</text:p>
          </table:table-cell>
          <table:table-cell table:formula="of:=RANK([.L30];[.$L$11:.$L$100])" office:value-type="float" office:value="11" calcext:value-type="float">
            <text:p>11</text:p>
          </table:table-cell>
          <table:table-cell table:formula="of:=RANK([.D30];[.$D$11:.$D$100]; 1)" office:value-type="float" office:value="15" calcext:value-type="float">
            <text:p>1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67</text:p>
          </table:table-cell>
          <table:table-cell table:formula="of:=NOW() - [.D31]" office:value-type="date" office:date-value="2014-03-08T11:25:53.157" calcext:value-type="date">
            <text:p>08.03.2014 11:25:53</text:p>
          </table:table-cell>
          <table:table-cell office:value-type="float" office:value="84621745" calcext:value-type="float">
            <text:p>84621745</text:p>
          </table:table-cell>
          <table:table-cell table:formula="of:=[.C31]/60/60/24" office:value-type="float" office:value="979.418344907407" calcext:value-type="float">
            <text:p>979,42</text:p>
          </table:table-cell>
          <table:table-cell office:value-type="float" office:value="494" calcext:value-type="float">
            <text:p>494</text:p>
          </table:table-cell>
          <table:table-cell office:value-type="float" office:value="5" calcext:value-type="float">
            <text:p>5</text:p>
          </table:table-cell>
          <table:table-cell table:formula="of:=([.E31]/[.$B$5])" office:value-type="float" office:value="0.995967741935484" calcext:value-type="float">
            <text:p>0,995967742</text:p>
          </table:table-cell>
          <table:table-cell table:formula="of:=[.F31]/[.$B$6]" office:value-type="float" office:value="0.05" calcext:value-type="float">
            <text:p>0,050000000</text:p>
          </table:table-cell>
          <table:table-cell table:formula="of:=([.$B$7]-[.C31])/[.$B$7]" office:value-type="float" office:value="0.460142888082337" calcext:value-type="float">
            <text:p>0,460142888</text:p>
          </table:table-cell>
          <table:table-cell table:formula="of:=[.G31]*[.$F$5]+[.H31]*[.$F$6]+[.I31]*[.$F$7]" office:value-type="float" office:value="0.605012448584209" calcext:value-type="float">
            <text:p>0,6050124486</text:p>
          </table:table-cell>
          <table:table-cell table:formula="of:=RANK([.J31];[.$J$11:.$J$100])" office:value-type="float" office:value="21" calcext:value-type="float">
            <text:p>21</text:p>
          </table:table-cell>
          <table:table-cell table:formula="of:=[.G31]*[.$I$5]+[.H31]*[.$I$6]+[.I31]*[.$I$7]" office:value-type="float" office:value="0.579876055430047" calcext:value-type="float">
            <text:p>0,5798760554</text:p>
          </table:table-cell>
          <table:table-cell table:formula="of:=RANK([.L31];[.$L$11:.$L$100])" office:value-type="float" office:value="28" calcext:value-type="float">
            <text:p>28</text:p>
          </table:table-cell>
          <table:table-cell table:formula="of:=RANK([.D31];[.$D$11:.$D$100]; 1)" office:value-type="float" office:value="44" calcext:value-type="float">
            <text:p>4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21</text:p>
          </table:table-cell>
          <table:table-cell table:formula="of:=NOW() - [.D32]" office:value-type="date" office:date-value="2016-10-11T03:56:55.157" calcext:value-type="date">
            <text:p>11.10.2016 03:56:55</text:p>
          </table:table-cell>
          <table:table-cell office:value-type="float" office:value="2741483" calcext:value-type="float">
            <text:p>2741483</text:p>
          </table:table-cell>
          <table:table-cell table:formula="of:=[.C32]/60/60/24" office:value-type="float" office:value="31.7301273148148" calcext:value-type="float">
            <text:p>31,73</text:p>
          </table:table-cell>
          <table:table-cell office:value-type="float" office:value="155" calcext:value-type="float">
            <text:p>155</text:p>
          </table:table-cell>
          <table:table-cell office:value-type="float" office:value="83" calcext:value-type="float">
            <text:p>83</text:p>
          </table:table-cell>
          <table:table-cell table:formula="of:=([.E32]/[.$B$5])" office:value-type="float" office:value="0.3125" calcext:value-type="float">
            <text:p>0,312500000</text:p>
          </table:table-cell>
          <table:table-cell table:formula="of:=[.F32]/[.$B$6]" office:value-type="float" office:value="0.83" calcext:value-type="float">
            <text:p>0,830000000</text:p>
          </table:table-cell>
          <table:table-cell table:formula="of:=([.$B$7]-[.C32])/[.$B$7]" office:value-type="float" office:value="0.982510298094758" calcext:value-type="float">
            <text:p>0,982510298</text:p>
          </table:table-cell>
          <table:table-cell table:formula="of:=[.G32]*[.$F$5]+[.H32]*[.$F$6]+[.I32]*[.$F$7]" office:value-type="float" office:value="0.601752059618952" calcext:value-type="float">
            <text:p>0,6017520596</text:p>
          </table:table-cell>
          <table:table-cell table:formula="of:=RANK([.J32];[.$J$11:.$J$100])" office:value-type="float" office:value="22" calcext:value-type="float">
            <text:p>22</text:p>
          </table:table-cell>
          <table:table-cell table:formula="of:=[.G32]*[.$I$5]+[.H32]*[.$I$6]+[.I32]*[.$I$7]" office:value-type="float" office:value="0.766256178856855" calcext:value-type="float">
            <text:p>0,7662561789</text:p>
          </table:table-cell>
          <table:table-cell table:formula="of:=RANK([.L32];[.$L$11:.$L$100])" office:value-type="float" office:value="6" calcext:value-type="float">
            <text:p>6</text:p>
          </table:table-cell>
          <table:table-cell table:formula="of:=RANK([.D32];[.$D$11:.$D$100]; 1)"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6</text:p>
          </table:table-cell>
          <table:table-cell table:formula="of:=NOW() - [.D33]" office:value-type="date" office:date-value="2015-04-25T10:47:08.157" calcext:value-type="date">
            <text:p>25.04.2015 10:47:08</text:p>
          </table:table-cell>
          <table:table-cell office:value-type="float" office:value="48940870" calcext:value-type="float">
            <text:p>48940870</text:p>
          </table:table-cell>
          <table:table-cell table:formula="of:=[.C33]/60/60/24" office:value-type="float" office:value="566.44525462963" calcext:value-type="float">
            <text:p>566,45</text:p>
          </table:table-cell>
          <table:table-cell office:value-type="float" office:value="240" calcext:value-type="float">
            <text:p>240</text:p>
          </table:table-cell>
          <table:table-cell office:value-type="float" office:value="73" calcext:value-type="float">
            <text:p>73</text:p>
          </table:table-cell>
          <table:table-cell table:formula="of:=([.E33]/[.$B$5])" office:value-type="float" office:value="0.483870967741936" calcext:value-type="float">
            <text:p>0,483870968</text:p>
          </table:table-cell>
          <table:table-cell table:formula="of:=[.F33]/[.$B$6]" office:value-type="float" office:value="0.73" calcext:value-type="float">
            <text:p>0,730000000</text:p>
          </table:table-cell>
          <table:table-cell table:formula="of:=([.$B$7]-[.C33])/[.$B$7]" office:value-type="float" office:value="0.687774380770122" calcext:value-type="float">
            <text:p>0,687774381</text:p>
          </table:table-cell>
          <table:table-cell table:formula="of:=[.G33]*[.$F$5]+[.H33]*[.$F$6]+[.I33]*[.$F$7]" office:value-type="float" office:value="0.598490360024992" calcext:value-type="float">
            <text:p>0,5984903600</text:p>
          </table:table-cell>
          <table:table-cell table:formula="of:=RANK([.J33];[.$J$11:.$J$100])" office:value-type="float" office:value="23" calcext:value-type="float">
            <text:p>23</text:p>
          </table:table-cell>
          <table:table-cell table:formula="of:=[.G33]*[.$I$5]+[.H33]*[.$I$6]+[.I33]*[.$I$7]" office:value-type="float" office:value="0.630825918784654" calcext:value-type="float">
            <text:p>0,6308259188</text:p>
          </table:table-cell>
          <table:table-cell table:formula="of:=RANK([.L33];[.$L$11:.$L$100])" office:value-type="float" office:value="17" calcext:value-type="float">
            <text:p>17</text:p>
          </table:table-cell>
          <table:table-cell table:formula="of:=RANK([.D33];[.$D$11:.$D$100]; 1)" office:value-type="float" office:value="21" calcext:value-type="float">
            <text:p>2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74</text:p>
          </table:table-cell>
          <table:table-cell table:formula="of:=NOW() - [.D34]" office:value-type="date" office:date-value="2012-09-09T03:23:35.157" calcext:value-type="date">
            <text:p>09.09.2012 03:23:35</text:p>
          </table:table-cell>
          <table:table-cell office:value-type="float" office:value="131738683" calcext:value-type="float">
            <text:p>131738683</text:p>
          </table:table-cell>
          <table:table-cell table:formula="of:=[.C34]/60/60/24" office:value-type="float" office:value="1524.75327546296" calcext:value-type="float">
            <text:p>1524,75</text:p>
          </table:table-cell>
          <table:table-cell office:value-type="float" office:value="352" calcext:value-type="float">
            <text:p>352</text:p>
          </table:table-cell>
          <table:table-cell office:value-type="float" office:value="69" calcext:value-type="float">
            <text:p>69</text:p>
          </table:table-cell>
          <table:table-cell table:formula="of:=([.E34]/[.$B$5])" office:value-type="float" office:value="0.709677419354839" calcext:value-type="float">
            <text:p>0,709677419</text:p>
          </table:table-cell>
          <table:table-cell table:formula="of:=[.F34]/[.$B$6]" office:value-type="float" office:value="0.69" calcext:value-type="float">
            <text:p>0,690000000</text:p>
          </table:table-cell>
          <table:table-cell table:formula="of:=([.$B$7]-[.C34])/[.$B$7]" office:value-type="float" office:value="0.159553316559277" calcext:value-type="float">
            <text:p>0,159553317</text:p>
          </table:table-cell>
          <table:table-cell table:formula="of:=[.G34]*[.$F$5]+[.H34]*[.$F$6]+[.I34]*[.$F$7]" office:value-type="float" office:value="0.593749372989275" calcext:value-type="float">
            <text:p>0,5937493730</text:p>
          </table:table-cell>
          <table:table-cell table:formula="of:=RANK([.J34];[.$J$11:.$J$100])" office:value-type="float" office:value="24" calcext:value-type="float">
            <text:p>24</text:p>
          </table:table-cell>
          <table:table-cell table:formula="of:=[.G34]*[.$I$5]+[.H34]*[.$I$6]+[.I34]*[.$I$7]" office:value-type="float" office:value="0.377635215742018" calcext:value-type="float">
            <text:p>0,3776352157</text:p>
          </table:table-cell>
          <table:table-cell table:formula="of:=RANK([.L34];[.$L$11:.$L$100])" office:value-type="float" office:value="64" calcext:value-type="float">
            <text:p>64</text:p>
          </table:table-cell>
          <table:table-cell table:formula="of:=RANK([.D34];[.$D$11:.$D$100]; 1)" office:value-type="float" office:value="75" calcext:value-type="float">
            <text:p>7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60</text:p>
          </table:table-cell>
          <table:table-cell table:formula="of:=NOW() - [.D35]" office:value-type="date" office:date-value="2011-12-23T12:26:43.157" calcext:value-type="date">
            <text:p>23.12.2011 12:26:43</text:p>
          </table:table-cell>
          <table:table-cell office:value-type="float" office:value="154256495" calcext:value-type="float">
            <text:p>154256495</text:p>
          </table:table-cell>
          <table:table-cell table:formula="of:=[.C35]/60/60/24" office:value-type="float" office:value="1785.37609953704" calcext:value-type="float">
            <text:p>1785,38</text:p>
          </table:table-cell>
          <table:table-cell office:value-type="float" office:value="481" calcext:value-type="float">
            <text:p>481</text:p>
          </table:table-cell>
          <table:table-cell office:value-type="float" office:value="34" calcext:value-type="float">
            <text:p>34</text:p>
          </table:table-cell>
          <table:table-cell table:formula="of:=([.E35]/[.$B$5])" office:value-type="float" office:value="0.969758064516129" calcext:value-type="float">
            <text:p>0,969758065</text:p>
          </table:table-cell>
          <table:table-cell table:formula="of:=[.F35]/[.$B$6]" office:value-type="float" office:value="0.34" calcext:value-type="float">
            <text:p>0,340000000</text:p>
          </table:table-cell>
          <table:table-cell table:formula="of:=([.$B$7]-[.C35])/[.$B$7]" office:value-type="float" office:value="0.0158975581838749" calcext:value-type="float">
            <text:p>0,015897558</text:p>
          </table:table-cell>
          <table:table-cell table:formula="of:=[.G35]*[.$F$5]+[.H35]*[.$F$6]+[.I35]*[.$F$7]" office:value-type="float" office:value="0.590058543894839" calcext:value-type="float">
            <text:p>0,5900585439</text:p>
          </table:table-cell>
          <table:table-cell table:formula="of:=RANK([.J35];[.$J$11:.$J$100])" office:value-type="float" office:value="25" calcext:value-type="float">
            <text:p>25</text:p>
          </table:table-cell>
          <table:table-cell table:formula="of:=[.G35]*[.$I$5]+[.H35]*[.$I$6]+[.I35]*[.$I$7]" office:value-type="float" office:value="0.334465954265164" calcext:value-type="float">
            <text:p>0,3344659543</text:p>
          </table:table-cell>
          <table:table-cell table:formula="of:=RANK([.L35];[.$L$11:.$L$100])" office:value-type="float" office:value="67" calcext:value-type="float">
            <text:p>67</text:p>
          </table:table-cell>
          <table:table-cell table:formula="of:=RANK([.D35];[.$D$11:.$D$100]; 1)" office:value-type="float" office:value="88" calcext:value-type="float">
            <text:p>8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47</text:p>
          </table:table-cell>
          <table:table-cell table:formula="of:=NOW() - [.D36]" office:value-type="date" office:date-value="2014-04-29T20:03:54.157" calcext:value-type="date">
            <text:p>29.04.2014 20:03:54</text:p>
          </table:table-cell>
          <table:table-cell office:value-type="float" office:value="80097864" calcext:value-type="float">
            <text:p>80097864</text:p>
          </table:table-cell>
          <table:table-cell table:formula="of:=[.C36]/60/60/24" office:value-type="float" office:value="927.058611111111" calcext:value-type="float">
            <text:p>927,06</text:p>
          </table:table-cell>
          <table:table-cell office:value-type="float" office:value="367" calcext:value-type="float">
            <text:p>367</text:p>
          </table:table-cell>
          <table:table-cell office:value-type="float" office:value="40" calcext:value-type="float">
            <text:p>40</text:p>
          </table:table-cell>
          <table:table-cell table:formula="of:=([.E36]/[.$B$5])" office:value-type="float" office:value="0.73991935483871" calcext:value-type="float">
            <text:p>0,739919355</text:p>
          </table:table-cell>
          <table:table-cell table:formula="of:=[.F36]/[.$B$6]" office:value-type="float" office:value="0.4" calcext:value-type="float">
            <text:p>0,400000000</text:p>
          </table:table-cell>
          <table:table-cell table:formula="of:=([.$B$7]-[.C36])/[.$B$7]" office:value-type="float" office:value="0.48900366531305" calcext:value-type="float">
            <text:p>0,489003665</text:p>
          </table:table-cell>
          <table:table-cell table:formula="of:=[.G36]*[.$F$5]+[.H36]*[.$F$6]+[.I36]*[.$F$7]" office:value-type="float" office:value="0.587760410481965" calcext:value-type="float">
            <text:p>0,5877604105</text:p>
          </table:table-cell>
          <table:table-cell table:formula="of:=RANK([.J36];[.$J$11:.$J$100])" office:value-type="float" office:value="26" calcext:value-type="float">
            <text:p>26</text:p>
          </table:table-cell>
          <table:table-cell table:formula="of:=[.G36]*[.$I$5]+[.H36]*[.$I$6]+[.I36]*[.$I$7]" office:value-type="float" office:value="0.555378005639443" calcext:value-type="float">
            <text:p>0,5553780056</text:p>
          </table:table-cell>
          <table:table-cell table:formula="of:=RANK([.L36];[.$L$11:.$L$100])" office:value-type="float" office:value="32" calcext:value-type="float">
            <text:p>32</text:p>
          </table:table-cell>
          <table:table-cell table:formula="of:=RANK([.D36];[.$D$11:.$D$100]; 1)" office:value-type="float" office:value="41" calcext:value-type="float">
            <text:p>4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11</text:p>
          </table:table-cell>
          <table:table-cell table:formula="of:=NOW() - [.D37]" office:value-type="date" office:date-value="2014-10-10T13:50:43.157" calcext:value-type="date">
            <text:p>10.10.2014 13:50:43</text:p>
          </table:table-cell>
          <table:table-cell office:value-type="float" office:value="65950655" calcext:value-type="float">
            <text:p>65950655</text:p>
          </table:table-cell>
          <table:table-cell table:formula="of:=[.C37]/60/60/24" office:value-type="float" office:value="763.317766203704" calcext:value-type="float">
            <text:p>763,32</text:p>
          </table:table-cell>
          <table:table-cell office:value-type="float" office:value="282" calcext:value-type="float">
            <text:p>282</text:p>
          </table:table-cell>
          <table:table-cell office:value-type="float" office:value="61" calcext:value-type="float">
            <text:p>61</text:p>
          </table:table-cell>
          <table:table-cell table:formula="of:=([.E37]/[.$B$5])" office:value-type="float" office:value="0.568548387096774" calcext:value-type="float">
            <text:p>0,568548387</text:p>
          </table:table-cell>
          <table:table-cell table:formula="of:=[.F37]/[.$B$6]" office:value-type="float" office:value="0.61" calcext:value-type="float">
            <text:p>0,610000000</text:p>
          </table:table-cell>
          <table:table-cell table:formula="of:=([.$B$7]-[.C37])/[.$B$7]" office:value-type="float" office:value="0.579257906612795" calcext:value-type="float">
            <text:p>0,579257907</text:p>
          </table:table-cell>
          <table:table-cell table:formula="of:=[.G37]*[.$F$5]+[.H37]*[.$F$6]+[.I37]*[.$F$7]" office:value-type="float" office:value="0.583125774870946" calcext:value-type="float">
            <text:p>0,5831257749</text:p>
          </table:table-cell>
          <table:table-cell table:formula="of:=RANK([.J37];[.$J$11:.$J$100])" office:value-type="float" office:value="27" calcext:value-type="float">
            <text:p>27</text:p>
          </table:table-cell>
          <table:table-cell table:formula="of:=[.G37]*[.$I$5]+[.H37]*[.$I$6]+[.I37]*[.$I$7]" office:value-type="float" office:value="0.57911926009671" calcext:value-type="float">
            <text:p>0,5791192601</text:p>
          </table:table-cell>
          <table:table-cell table:formula="of:=RANK([.L37];[.$L$11:.$L$100])" office:value-type="float" office:value="29" calcext:value-type="float">
            <text:p>29</text:p>
          </table:table-cell>
          <table:table-cell table:formula="of:=RANK([.D37];[.$D$11:.$D$100]; 1)" office:value-type="float" office:value="30" calcext:value-type="float">
            <text:p>3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80</text:p>
          </table:table-cell>
          <table:table-cell table:formula="of:=NOW() - [.D38]" office:value-type="date" office:date-value="2015-08-24T21:58:50.157" calcext:value-type="date">
            <text:p>24.08.2015 21:58:50</text:p>
          </table:table-cell>
          <table:table-cell office:value-type="float" office:value="38446168" calcext:value-type="float">
            <text:p>38446168</text:p>
          </table:table-cell>
          <table:table-cell table:formula="of:=[.C38]/60/60/24" office:value-type="float" office:value="444.978796296296" calcext:value-type="float">
            <text:p>444,98</text:p>
          </table:table-cell>
          <table:table-cell office:value-type="float" office:value="230" calcext:value-type="float">
            <text:p>230</text:p>
          </table:table-cell>
          <table:table-cell office:value-type="float" office:value="65" calcext:value-type="float">
            <text:p>65</text:p>
          </table:table-cell>
          <table:table-cell table:formula="of:=([.E38]/[.$B$5])" office:value-type="float" office:value="0.463709677419355" calcext:value-type="float">
            <text:p>0,463709677</text:p>
          </table:table-cell>
          <table:table-cell table:formula="of:=[.F38]/[.$B$6]" office:value-type="float" office:value="0.65" calcext:value-type="float">
            <text:p>0,650000000</text:p>
          </table:table-cell>
          <table:table-cell table:formula="of:=([.$B$7]-[.C38])/[.$B$7]" office:value-type="float" office:value="0.754726905941478" calcext:value-type="float">
            <text:p>0,754726906</text:p>
          </table:table-cell>
          <table:table-cell table:formula="of:=[.G38]*[.$F$5]+[.H38]*[.$F$6]+[.I38]*[.$F$7]" office:value-type="float" office:value="0.577800219897973" calcext:value-type="float">
            <text:p>0,5778002199</text:p>
          </table:table-cell>
          <table:table-cell table:formula="of:=RANK([.J38];[.$J$11:.$J$100])" office:value-type="float" office:value="28" calcext:value-type="float">
            <text:p>28</text:p>
          </table:table-cell>
          <table:table-cell table:formula="of:=[.G38]*[.$I$5]+[.H38]*[.$I$6]+[.I38]*[.$I$7]" office:value-type="float" office:value="0.656949046790693" calcext:value-type="float">
            <text:p>0,6569490468</text:p>
          </table:table-cell>
          <table:table-cell table:formula="of:=RANK([.L38];[.$L$11:.$L$100])" office:value-type="float" office:value="15" calcext:value-type="float">
            <text:p>15</text:p>
          </table:table-cell>
          <table:table-cell table:formula="of:=RANK([.D38];[.$D$11:.$D$100]; 1)" office:value-type="float" office:value="18" calcext:value-type="float">
            <text:p>1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32</text:p>
          </table:table-cell>
          <table:table-cell table:formula="of:=NOW() - [.D39]" office:value-type="date" office:date-value="2013-09-19T19:20:50.157" calcext:value-type="date">
            <text:p>19.09.2013 19:20:50</text:p>
          </table:table-cell>
          <table:table-cell office:value-type="float" office:value="99281248" calcext:value-type="float">
            <text:p>99281248</text:p>
          </table:table-cell>
          <table:table-cell table:formula="of:=[.C39]/60/60/24" office:value-type="float" office:value="1149.08851851852" calcext:value-type="float">
            <text:p>1149,09</text:p>
          </table:table-cell>
          <table:table-cell office:value-type="float" office:value="265" calcext:value-type="float">
            <text:p>265</text:p>
          </table:table-cell>
          <table:table-cell office:value-type="float" office:value="79" calcext:value-type="float">
            <text:p>79</text:p>
          </table:table-cell>
          <table:table-cell table:formula="of:=([.E39]/[.$B$5])" office:value-type="float" office:value="0.534274193548387" calcext:value-type="float">
            <text:p>0,534274194</text:p>
          </table:table-cell>
          <table:table-cell table:formula="of:=[.F39]/[.$B$6]" office:value-type="float" office:value="0.79" calcext:value-type="float">
            <text:p>0,790000000</text:p>
          </table:table-cell>
          <table:table-cell table:formula="of:=([.$B$7]-[.C39])/[.$B$7]" office:value-type="float" office:value="0.366620390387113" calcext:value-type="float">
            <text:p>0,366620390</text:p>
          </table:table-cell>
          <table:table-cell table:formula="of:=[.G39]*[.$F$5]+[.H39]*[.$F$6]+[.I39]*[.$F$7]" office:value-type="float" office:value="0.577461174851616" calcext:value-type="float">
            <text:p>0,5774611749</text:p>
          </table:table-cell>
          <table:table-cell table:formula="of:=RANK([.J39];[.$J$11:.$J$100])" office:value-type="float" office:value="29" calcext:value-type="float">
            <text:p>29</text:p>
          </table:table-cell>
          <table:table-cell table:formula="of:=[.G39]*[.$I$5]+[.H39]*[.$I$6]+[.I39]*[.$I$7]" office:value-type="float" office:value="0.459254492296784" calcext:value-type="float">
            <text:p>0,4592544923</text:p>
          </table:table-cell>
          <table:table-cell table:formula="of:=RANK([.L39];[.$L$11:.$L$100])" office:value-type="float" office:value="46" calcext:value-type="float">
            <text:p>46</text:p>
          </table:table-cell>
          <table:table-cell table:formula="of:=RANK([.D39];[.$D$11:.$D$100]; 1)" office:value-type="float" office:value="52" calcext:value-type="float">
            <text:p>5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17</text:p>
          </table:table-cell>
          <table:table-cell table:formula="of:=NOW() - [.D40]" office:value-type="date" office:date-value="2015-12-22T05:56:13.157" calcext:value-type="date">
            <text:p>22.12.2015 05:56:13</text:p>
          </table:table-cell>
          <table:table-cell office:value-type="float" office:value="28135925" calcext:value-type="float">
            <text:p>28135925</text:p>
          </table:table-cell>
          <table:table-cell table:formula="of:=[.C40]/60/60/24" office:value-type="float" office:value="325.647280092593" calcext:value-type="float">
            <text:p>325,65</text:p>
          </table:table-cell>
          <table:table-cell office:value-type="float" office:value="355" calcext:value-type="float">
            <text:p>355</text:p>
          </table:table-cell>
          <table:table-cell office:value-type="float" office:value="18" calcext:value-type="float">
            <text:p>18</text:p>
          </table:table-cell>
          <table:table-cell table:formula="of:=([.E40]/[.$B$5])" office:value-type="float" office:value="0.715725806451613" calcext:value-type="float">
            <text:p>0,715725806</text:p>
          </table:table-cell>
          <table:table-cell table:formula="of:=[.F40]/[.$B$6]" office:value-type="float" office:value="0.18" calcext:value-type="float">
            <text:p>0,180000000</text:p>
          </table:table-cell>
          <table:table-cell table:formula="of:=([.$B$7]-[.C40])/[.$B$7]" office:value-type="float" office:value="0.820502647261269" calcext:value-type="float">
            <text:p>0,820502647</text:p>
          </table:table-cell>
          <table:table-cell table:formula="of:=[.G40]*[.$F$5]+[.H40]*[.$F$6]+[.I40]*[.$F$7]" office:value-type="float" office:value="0.57596343267806" calcext:value-type="float">
            <text:p>0,5759634327</text:p>
          </table:table-cell>
          <table:table-cell table:formula="of:=RANK([.J40];[.$J$11:.$J$100])" office:value-type="float" office:value="30" calcext:value-type="float">
            <text:p>30</text:p>
          </table:table-cell>
          <table:table-cell table:formula="of:=[.G40]*[.$I$5]+[.H40]*[.$I$6]+[.I40]*[.$I$7]" office:value-type="float" office:value="0.725019330292245" calcext:value-type="float">
            <text:p>0,7250193303</text:p>
          </table:table-cell>
          <table:table-cell table:formula="of:=RANK([.L40];[.$L$11:.$L$100])" office:value-type="float" office:value="9" calcext:value-type="float">
            <text:p>9</text:p>
          </table:table-cell>
          <table:table-cell table:formula="of:=RANK([.D40];[.$D$11:.$D$100]; 1)" office:value-type="float" office:value="11" calcext:value-type="float">
            <text:p>1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79</text:p>
          </table:table-cell>
          <table:table-cell table:formula="of:=NOW() - [.D41]" office:value-type="date" office:date-value="2013-05-13T01:35:07.157" calcext:value-type="date">
            <text:p>13.05.2013 01:35:07</text:p>
          </table:table-cell>
          <table:table-cell office:value-type="float" office:value="110490791" calcext:value-type="float">
            <text:p>110490791</text:p>
          </table:table-cell>
          <table:table-cell table:formula="of:=[.C41]/60/60/24" office:value-type="float" office:value="1278.82859953704" calcext:value-type="float">
            <text:p>1278,83</text:p>
          </table:table-cell>
          <table:table-cell office:value-type="float" office:value="291" calcext:value-type="float">
            <text:p>291</text:p>
          </table:table-cell>
          <table:table-cell office:value-type="float" office:value="74" calcext:value-type="float">
            <text:p>74</text:p>
          </table:table-cell>
          <table:table-cell table:formula="of:=([.E41]/[.$B$5])" office:value-type="float" office:value="0.586693548387097" calcext:value-type="float">
            <text:p>0,586693548</text:p>
          </table:table-cell>
          <table:table-cell table:formula="of:=[.F41]/[.$B$6]" office:value-type="float" office:value="0.74" calcext:value-type="float">
            <text:p>0,740000000</text:p>
          </table:table-cell>
          <table:table-cell table:formula="of:=([.$B$7]-[.C41])/[.$B$7]" office:value-type="float" office:value="0.295107429860278" calcext:value-type="float">
            <text:p>0,295107430</text:p>
          </table:table-cell>
          <table:table-cell table:formula="of:=[.G41]*[.$F$5]+[.H41]*[.$F$6]+[.I41]*[.$F$7]" office:value-type="float" office:value="0.574368260165604" calcext:value-type="float">
            <text:p>0,5743682602</text:p>
          </table:table-cell>
          <table:table-cell table:formula="of:=RANK([.J41];[.$J$11:.$J$100])" office:value-type="float" office:value="31" calcext:value-type="float">
            <text:p>31</text:p>
          </table:table-cell>
          <table:table-cell table:formula="of:=[.G41]*[.$I$5]+[.H41]*[.$I$6]+[.I41]*[.$I$7]" office:value-type="float" office:value="0.427072522432296" calcext:value-type="float">
            <text:p>0,4270725224</text:p>
          </table:table-cell>
          <table:table-cell table:formula="of:=RANK([.L41];[.$L$11:.$L$100])" office:value-type="float" office:value="54" calcext:value-type="float">
            <text:p>54</text:p>
          </table:table-cell>
          <table:table-cell table:formula="of:=RANK([.D41];[.$D$11:.$D$100]; 1)" office:value-type="float" office:value="61" calcext:value-type="float">
            <text:p>6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38</text:p>
          </table:table-cell>
          <table:table-cell table:formula="of:=NOW() - [.D42]" office:value-type="date" office:date-value="2014-06-02T03:12:12.157" calcext:value-type="date">
            <text:p>02.06.2014 03:12:12</text:p>
          </table:table-cell>
          <table:table-cell office:value-type="float" office:value="77220966" calcext:value-type="float">
            <text:p>77220966</text:p>
          </table:table-cell>
          <table:table-cell table:formula="of:=[.C42]/60/60/24" office:value-type="float" office:value="893.761180555556" calcext:value-type="float">
            <text:p>893,76</text:p>
          </table:table-cell>
          <table:table-cell office:value-type="float" office:value="451" calcext:value-type="float">
            <text:p>451</text:p>
          </table:table-cell>
          <table:table-cell office:value-type="float" office:value="6" calcext:value-type="float">
            <text:p>6</text:p>
          </table:table-cell>
          <table:table-cell table:formula="of:=([.E42]/[.$B$5])" office:value-type="float" office:value="0.909274193548387" calcext:value-type="float">
            <text:p>0,909274194</text:p>
          </table:table-cell>
          <table:table-cell table:formula="of:=[.F42]/[.$B$6]" office:value-type="float" office:value="0.06" calcext:value-type="float">
            <text:p>0,060000000</text:p>
          </table:table-cell>
          <table:table-cell table:formula="of:=([.$B$7]-[.C42])/[.$B$7]" office:value-type="float" office:value="0.507357267517326" calcext:value-type="float">
            <text:p>0,507357268</text:p>
          </table:table-cell>
          <table:table-cell table:formula="of:=[.G42]*[.$F$5]+[.H42]*[.$F$6]+[.I42]*[.$F$7]" office:value-type="float" office:value="0.574108550277659" calcext:value-type="float">
            <text:p>0,5741085503</text:p>
          </table:table-cell>
          <table:table-cell table:formula="of:=RANK([.J42];[.$J$11:.$J$100])" office:value-type="float" office:value="32" calcext:value-type="float">
            <text:p>32</text:p>
          </table:table-cell>
          <table:table-cell table:formula="of:=[.G42]*[.$I$5]+[.H42]*[.$I$6]+[.I42]*[.$I$7]" office:value-type="float" office:value="0.583196618574912" calcext:value-type="float">
            <text:p>0,5831966186</text:p>
          </table:table-cell>
          <table:table-cell table:formula="of:=RANK([.L42];[.$L$11:.$L$100])" office:value-type="float" office:value="26" calcext:value-type="float">
            <text:p>26</text:p>
          </table:table-cell>
          <table:table-cell table:formula="of:=RANK([.D42];[.$D$11:.$D$100]; 1)" office:value-type="float" office:value="38" calcext:value-type="float">
            <text:p>3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18</text:p>
          </table:table-cell>
          <table:table-cell table:formula="of:=NOW() - [.D43]" office:value-type="date" office:date-value="2013-02-23T15:28:48.157" calcext:value-type="date">
            <text:p>23.02.2013 15:28:48</text:p>
          </table:table-cell>
          <table:table-cell office:value-type="float" office:value="117266370" calcext:value-type="float">
            <text:p>117266370</text:p>
          </table:table-cell>
          <table:table-cell table:formula="of:=[.C43]/60/60/24" office:value-type="float" office:value="1357.24965277778" calcext:value-type="float">
            <text:p>1357,25</text:p>
          </table:table-cell>
          <table:table-cell office:value-type="float" office:value="429" calcext:value-type="float">
            <text:p>429</text:p>
          </table:table-cell>
          <table:table-cell office:value-type="float" office:value="26" calcext:value-type="float">
            <text:p>26</text:p>
          </table:table-cell>
          <table:table-cell table:formula="of:=([.E43]/[.$B$5])" office:value-type="float" office:value="0.86491935483871" calcext:value-type="float">
            <text:p>0,864919355</text:p>
          </table:table-cell>
          <table:table-cell table:formula="of:=[.F43]/[.$B$6]" office:value-type="float" office:value="0.26" calcext:value-type="float">
            <text:p>0,260000000</text:p>
          </table:table-cell>
          <table:table-cell table:formula="of:=([.$B$7]-[.C43])/[.$B$7]" office:value-type="float" office:value="0.251881607578902" calcext:value-type="float">
            <text:p>0,251881608</text:p>
          </table:table-cell>
          <table:table-cell table:formula="of:=[.G43]*[.$F$5]+[.H43]*[.$F$6]+[.I43]*[.$F$7]" office:value-type="float" office:value="0.560835998935135" calcext:value-type="float">
            <text:p>0,5608359989</text:p>
          </table:table-cell>
          <table:table-cell table:formula="of:=RANK([.J43];[.$J$11:.$J$100])" office:value-type="float" office:value="33" calcext:value-type="float">
            <text:p>33</text:p>
          </table:table-cell>
          <table:table-cell table:formula="of:=[.G43]*[.$I$5]+[.H43]*[.$I$6]+[.I43]*[.$I$7]" office:value-type="float" office:value="0.436604770998954" calcext:value-type="float">
            <text:p>0,4366047710</text:p>
          </table:table-cell>
          <table:table-cell table:formula="of:=RANK([.L43];[.$L$11:.$L$100])" office:value-type="float" office:value="53" calcext:value-type="float">
            <text:p>53</text:p>
          </table:table-cell>
          <table:table-cell table:formula="of:=RANK([.D43];[.$D$11:.$D$100]; 1)" office:value-type="float" office:value="68" calcext:value-type="float">
            <text:p>6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88</text:p>
          </table:table-cell>
          <table:table-cell table:formula="of:=NOW() - [.D44]" office:value-type="date" office:date-value="2014-08-30T23:35:01.157" calcext:value-type="date">
            <text:p>30.08.2014 23:35:01</text:p>
          </table:table-cell>
          <table:table-cell office:value-type="float" office:value="69457997" calcext:value-type="float">
            <text:p>69457997</text:p>
          </table:table-cell>
          <table:table-cell table:formula="of:=[.C44]/60/60/24" office:value-type="float" office:value="803.912002314815" calcext:value-type="float">
            <text:p>803,91</text:p>
          </table:table-cell>
          <table:table-cell office:value-type="float" office:value="407" calcext:value-type="float">
            <text:p>407</text:p>
          </table:table-cell>
          <table:table-cell office:value-type="float" office:value="13" calcext:value-type="float">
            <text:p>13</text:p>
          </table:table-cell>
          <table:table-cell table:formula="of:=([.E44]/[.$B$5])" office:value-type="float" office:value="0.820564516129032" calcext:value-type="float">
            <text:p>0,820564516</text:p>
          </table:table-cell>
          <table:table-cell table:formula="of:=[.F44]/[.$B$6]" office:value-type="float" office:value="0.13" calcext:value-type="float">
            <text:p>0,130000000</text:p>
          </table:table-cell>
          <table:table-cell table:formula="of:=([.$B$7]-[.C44])/[.$B$7]" office:value-type="float" office:value="0.556882292370528" calcext:value-type="float">
            <text:p>0,556882292</text:p>
          </table:table-cell>
          <table:table-cell table:formula="of:=[.G44]*[.$F$5]+[.H44]*[.$F$6]+[.I44]*[.$F$7]" office:value-type="float" office:value="0.560658716538622" calcext:value-type="float">
            <text:p>0,5606587165</text:p>
          </table:table-cell>
          <table:table-cell table:formula="of:=RANK([.J44];[.$J$11:.$J$100])" office:value-type="float" office:value="34" calcext:value-type="float">
            <text:p>34</text:p>
          </table:table-cell>
          <table:table-cell table:formula="of:=[.G44]*[.$I$5]+[.H44]*[.$I$6]+[.I44]*[.$I$7]" office:value-type="float" office:value="0.593298730261027" calcext:value-type="float">
            <text:p>0,5932987303</text:p>
          </table:table-cell>
          <table:table-cell table:formula="of:=RANK([.L44];[.$L$11:.$L$100])" office:value-type="float" office:value="23" calcext:value-type="float">
            <text:p>23</text:p>
          </table:table-cell>
          <table:table-cell table:formula="of:=RANK([.D44];[.$D$11:.$D$100]; 1)" office:value-type="float" office:value="31" calcext:value-type="float">
            <text:p>3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26</text:p>
          </table:table-cell>
          <table:table-cell table:formula="of:=NOW() - [.D45]" office:value-type="date" office:date-value="2016-06-20T00:55:38.157" calcext:value-type="date">
            <text:p>20.06.2016 00:55:38</text:p>
          </table:table-cell>
          <table:table-cell office:value-type="float" office:value="12515560" calcext:value-type="float">
            <text:p>12515560</text:p>
          </table:table-cell>
          <table:table-cell table:formula="of:=[.C45]/60/60/24" office:value-type="float" office:value="144.856018518519" calcext:value-type="float">
            <text:p>144,86</text:p>
          </table:table-cell>
          <table:table-cell office:value-type="float" office:value="161" calcext:value-type="float">
            <text:p>161</text:p>
          </table:table-cell>
          <table:table-cell office:value-type="float" office:value="71" calcext:value-type="float">
            <text:p>71</text:p>
          </table:table-cell>
          <table:table-cell table:formula="of:=([.E45]/[.$B$5])" office:value-type="float" office:value="0.324596774193548" calcext:value-type="float">
            <text:p>0,324596774</text:p>
          </table:table-cell>
          <table:table-cell table:formula="of:=[.F45]/[.$B$6]" office:value-type="float" office:value="0.71" calcext:value-type="float">
            <text:p>0,710000000</text:p>
          </table:table-cell>
          <table:table-cell table:formula="of:=([.$B$7]-[.C45])/[.$B$7]" office:value-type="float" office:value="0.920155108174238" calcext:value-type="float">
            <text:p>0,920155108</text:p>
          </table:table-cell>
          <table:table-cell table:formula="of:=[.G45]*[.$F$5]+[.H45]*[.$F$6]+[.I45]*[.$F$7]" office:value-type="float" office:value="0.559329408731622" calcext:value-type="float">
            <text:p>0,5593294087</text:p>
          </table:table-cell>
          <table:table-cell table:formula="of:=RANK([.J45];[.$J$11:.$J$100])" office:value-type="float" office:value="35" calcext:value-type="float">
            <text:p>35</text:p>
          </table:table-cell>
          <table:table-cell table:formula="of:=[.G45]*[.$I$5]+[.H45]*[.$I$6]+[.I45]*[.$I$7]" office:value-type="float" office:value="0.720472097162607" calcext:value-type="float">
            <text:p>0,7204720972</text:p>
          </table:table-cell>
          <table:table-cell table:formula="of:=RANK([.L45];[.$L$11:.$L$100])" office:value-type="float" office:value="10" calcext:value-type="float">
            <text:p>10</text:p>
          </table:table-cell>
          <table:table-cell table:formula="of:=RANK([.D45];[.$D$11:.$D$100]; 1)" office:value-type="float" office:value="6" calcext:value-type="float">
            <text:p>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63</text:p>
          </table:table-cell>
          <table:table-cell table:formula="of:=NOW() - [.D46]" office:value-type="date" office:date-value="2016-03-13T12:34:59.453" calcext:value-type="date">
            <text:p>13.03.2016 12:34:59</text:p>
          </table:table-cell>
          <table:table-cell office:value-type="float" office:value="21027200" calcext:value-type="float">
            <text:p>21027200</text:p>
          </table:table-cell>
          <table:table-cell table:formula="of:=[.C46]/60/60/24" office:value-type="float" office:value="243.37037037037" calcext:value-type="float">
            <text:p>243,37</text:p>
          </table:table-cell>
          <table:table-cell office:value-type="float" office:value="182" calcext:value-type="float">
            <text:p>182</text:p>
          </table:table-cell>
          <table:table-cell office:value-type="float" office:value="67" calcext:value-type="float">
            <text:p>67</text:p>
          </table:table-cell>
          <table:table-cell table:formula="of:=([.E46]/[.$B$5])" office:value-type="float" office:value="0.366935483870968" calcext:value-type="float">
            <text:p>0,366935484</text:p>
          </table:table-cell>
          <table:table-cell table:formula="of:=[.F46]/[.$B$6]" office:value-type="float" office:value="0.67" calcext:value-type="float">
            <text:p>0,670000000</text:p>
          </table:table-cell>
          <table:table-cell table:formula="of:=([.$B$7]-[.C46])/[.$B$7]" office:value-type="float" office:value="0.865853824407484" calcext:value-type="float">
            <text:p>0,865853824</text:p>
          </table:table-cell>
          <table:table-cell table:formula="of:=[.G46]*[.$F$5]+[.H46]*[.$F$6]+[.I46]*[.$F$7]" office:value-type="float" office:value="0.557638506816981" calcext:value-type="float">
            <text:p>0,5576385068</text:p>
          </table:table-cell>
          <table:table-cell table:formula="of:=RANK([.J46];[.$J$11:.$J$100])" office:value-type="float" office:value="36" calcext:value-type="float">
            <text:p>36</text:p>
          </table:table-cell>
          <table:table-cell table:formula="of:=[.G46]*[.$I$5]+[.H46]*[.$I$6]+[.I46]*[.$I$7]" office:value-type="float" office:value="0.696592939805781" calcext:value-type="float">
            <text:p>0,6965929398</text:p>
          </table:table-cell>
          <table:table-cell table:formula="of:=RANK([.L46];[.$L$11:.$L$100])" office:value-type="float" office:value="13" calcext:value-type="float">
            <text:p>13</text:p>
          </table:table-cell>
          <table:table-cell table:formula="of:=RANK([.D46];[.$D$11:.$D$100]; 1)" office:value-type="float" office:value="7" calcext:value-type="float">
            <text:p>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45</text:p>
          </table:table-cell>
          <table:table-cell table:formula="of:=NOW() - [.D47]" office:value-type="date" office:date-value="2012-01-15T18:35:15.454" calcext:value-type="date">
            <text:p>15.01.2012 18:35:15</text:p>
          </table:table-cell>
          <table:table-cell office:value-type="float" office:value="152247184" calcext:value-type="float">
            <text:p>152247184</text:p>
          </table:table-cell>
          <table:table-cell table:formula="of:=[.C47]/60/60/24" office:value-type="float" office:value="1762.12018518519" calcext:value-type="float">
            <text:p>1762,12</text:p>
          </table:table-cell>
          <table:table-cell office:value-type="float" office:value="341" calcext:value-type="float">
            <text:p>341</text:p>
          </table:table-cell>
          <table:table-cell office:value-type="float" office:value="67" calcext:value-type="float">
            <text:p>67</text:p>
          </table:table-cell>
          <table:table-cell table:formula="of:=([.E47]/[.$B$5])" office:value-type="float" office:value="0.6875" calcext:value-type="float">
            <text:p>0,687500000</text:p>
          </table:table-cell>
          <table:table-cell table:formula="of:=[.F47]/[.$B$6]" office:value-type="float" office:value="0.67" calcext:value-type="float">
            <text:p>0,670000000</text:p>
          </table:table-cell>
          <table:table-cell table:formula="of:=([.$B$7]-[.C47])/[.$B$7]" office:value-type="float" office:value="0.028716259020219" calcext:value-type="float">
            <text:p>0,028716259</text:p>
          </table:table-cell>
          <table:table-cell table:formula="of:=[.G47]*[.$F$5]+[.H47]*[.$F$6]+[.I47]*[.$F$7]" office:value-type="float" office:value="0.550493251804044" calcext:value-type="float">
            <text:p>0,5504932518</text:p>
          </table:table-cell>
          <table:table-cell table:formula="of:=RANK([.J47];[.$J$11:.$J$100])" office:value-type="float" office:value="37" calcext:value-type="float">
            <text:p>37</text:p>
          </table:table-cell>
          <table:table-cell table:formula="of:=[.G47]*[.$I$5]+[.H47]*[.$I$6]+[.I47]*[.$I$7]" office:value-type="float" office:value="0.290479755412131" calcext:value-type="float">
            <text:p>0,2904797554</text:p>
          </table:table-cell>
          <table:table-cell table:formula="of:=RANK([.L47];[.$L$11:.$L$100])" office:value-type="float" office:value="75" calcext:value-type="float">
            <text:p>75</text:p>
          </table:table-cell>
          <table:table-cell table:formula="of:=RANK([.D47];[.$D$11:.$D$100]; 1)" office:value-type="float" office:value="85" calcext:value-type="float">
            <text:p>8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16</text:p>
          </table:table-cell>
          <table:table-cell table:formula="of:=NOW() - [.D48]" office:value-type="date" office:date-value="2014-06-27T17:09:15.454" calcext:value-type="date">
            <text:p>27.06.2014 17:09:15</text:p>
          </table:table-cell>
          <table:table-cell office:value-type="float" office:value="75010744" calcext:value-type="float">
            <text:p>75010744</text:p>
          </table:table-cell>
          <table:table-cell table:formula="of:=[.C48]/60/60/24" office:value-type="float" office:value="868.179907407408" calcext:value-type="float">
            <text:p>868,18</text:p>
          </table:table-cell>
          <table:table-cell office:value-type="float" office:value="341" calcext:value-type="float">
            <text:p>341</text:p>
          </table:table-cell>
          <table:table-cell office:value-type="float" office:value="34" calcext:value-type="float">
            <text:p>34</text:p>
          </table:table-cell>
          <table:table-cell table:formula="of:=([.E48]/[.$B$5])" office:value-type="float" office:value="0.6875" calcext:value-type="float">
            <text:p>0,687500000</text:p>
          </table:table-cell>
          <table:table-cell table:formula="of:=[.F48]/[.$B$6]" office:value-type="float" office:value="0.34" calcext:value-type="float">
            <text:p>0,340000000</text:p>
          </table:table-cell>
          <table:table-cell table:formula="of:=([.$B$7]-[.C48])/[.$B$7]" office:value-type="float" office:value="0.52145771020634" calcext:value-type="float">
            <text:p>0,521457710</text:p>
          </table:table-cell>
          <table:table-cell table:formula="of:=[.G48]*[.$F$5]+[.H48]*[.$F$6]+[.I48]*[.$F$7]" office:value-type="float" office:value="0.550041542041268" calcext:value-type="float">
            <text:p>0,5500415420</text:p>
          </table:table-cell>
          <table:table-cell table:formula="of:=RANK([.J48];[.$J$11:.$J$100])" office:value-type="float" office:value="38" calcext:value-type="float">
            <text:p>38</text:p>
          </table:table-cell>
          <table:table-cell table:formula="of:=[.G48]*[.$I$5]+[.H48]*[.$I$6]+[.I48]*[.$I$7]" office:value-type="float" office:value="0.553124626123804" calcext:value-type="float">
            <text:p>0,5531246261</text:p>
          </table:table-cell>
          <table:table-cell table:formula="of:=RANK([.L48];[.$L$11:.$L$100])" office:value-type="float" office:value="33" calcext:value-type="float">
            <text:p>33</text:p>
          </table:table-cell>
          <table:table-cell table:formula="of:=RANK([.D48];[.$D$11:.$D$100]; 1)" office:value-type="float" office:value="37" calcext:value-type="float">
            <text:p>3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66</text:p>
          </table:table-cell>
          <table:table-cell table:formula="of:=NOW() - [.D49]" office:value-type="date" office:date-value="2015-03-17T20:58:02.454" calcext:value-type="date">
            <text:p>17.03.2015 20:58:02</text:p>
          </table:table-cell>
          <table:table-cell office:value-type="float" office:value="52273817" calcext:value-type="float">
            <text:p>52273817</text:p>
          </table:table-cell>
          <table:table-cell table:formula="of:=[.C49]/60/60/24" office:value-type="float" office:value="605.021030092593" calcext:value-type="float">
            <text:p>605,02</text:p>
          </table:table-cell>
          <table:table-cell office:value-type="float" office:value="281" calcext:value-type="float">
            <text:p>281</text:p>
          </table:table-cell>
          <table:table-cell office:value-type="float" office:value="44" calcext:value-type="float">
            <text:p>44</text:p>
          </table:table-cell>
          <table:table-cell table:formula="of:=([.E49]/[.$B$5])" office:value-type="float" office:value="0.566532258064516" calcext:value-type="float">
            <text:p>0,566532258</text:p>
          </table:table-cell>
          <table:table-cell table:formula="of:=[.F49]/[.$B$6]" office:value-type="float" office:value="0.44" calcext:value-type="float">
            <text:p>0,440000000</text:p>
          </table:table-cell>
          <table:table-cell table:formula="of:=([.$B$7]-[.C49])/[.$B$7]" office:value-type="float" office:value="0.666511345582244" calcext:value-type="float">
            <text:p>0,666511346</text:p>
          </table:table-cell>
          <table:table-cell table:formula="of:=[.G49]*[.$F$5]+[.H49]*[.$F$6]+[.I49]*[.$F$7]" office:value-type="float" office:value="0.548568398148707" calcext:value-type="float">
            <text:p>0,5485683981</text:p>
          </table:table-cell>
          <table:table-cell table:formula="of:=RANK([.J49];[.$J$11:.$J$100])" office:value-type="float" office:value="39" calcext:value-type="float">
            <text:p>39</text:p>
          </table:table-cell>
          <table:table-cell table:formula="of:=[.G49]*[.$I$5]+[.H49]*[.$I$6]+[.I49]*[.$I$7]" office:value-type="float" office:value="0.613866484768701" calcext:value-type="float">
            <text:p>0,6138664848</text:p>
          </table:table-cell>
          <table:table-cell table:formula="of:=RANK([.L49];[.$L$11:.$L$100])" office:value-type="float" office:value="19" calcext:value-type="float">
            <text:p>19</text:p>
          </table:table-cell>
          <table:table-cell table:formula="of:=RANK([.D49];[.$D$11:.$D$100]; 1)" office:value-type="float" office:value="24" calcext:value-type="float">
            <text:p>2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62</text:p>
          </table:table-cell>
          <table:table-cell table:formula="of:=NOW() - [.D50]" office:value-type="date" office:date-value="2011-11-24T16:14:47.454" calcext:value-type="date">
            <text:p>24.11.2011 16:14:47</text:p>
          </table:table-cell>
          <table:table-cell office:value-type="float" office:value="156748412" calcext:value-type="float">
            <text:p>156748412</text:p>
          </table:table-cell>
          <table:table-cell table:formula="of:=[.C50]/60/60/24" office:value-type="float" office:value="1814.21773148148" calcext:value-type="float">
            <text:p>1814,22</text:p>
          </table:table-cell>
          <table:table-cell office:value-type="float" office:value="403" calcext:value-type="float">
            <text:p>403</text:p>
          </table:table-cell>
          <table:table-cell office:value-type="float" office:value="47" calcext:value-type="float">
            <text:p>47</text:p>
          </table:table-cell>
          <table:table-cell table:formula="of:=([.E50]/[.$B$5])" office:value-type="float" office:value="0.8125" calcext:value-type="float">
            <text:p>0,812500000</text:p>
          </table:table-cell>
          <table:table-cell table:formula="of:=[.F50]/[.$B$6]" office:value-type="float" office:value="0.47" calcext:value-type="float">
            <text:p>0,470000000</text:p>
          </table:table-cell>
          <table:table-cell table:formula="of:=([.$B$7]-[.C50])/[.$B$7]" office:value-type="float" office:value="0" calcext:value-type="float">
            <text:p>0,000000000</text:p>
          </table:table-cell>
          <table:table-cell table:formula="of:=[.G50]*[.$F$5]+[.H50]*[.$F$6]+[.I50]*[.$F$7]" office:value-type="float" office:value="0.54725" calcext:value-type="float">
            <text:p>0,5472500000</text:p>
          </table:table-cell>
          <table:table-cell table:formula="of:=RANK([.J50];[.$J$11:.$J$100])" office:value-type="float" office:value="40" calcext:value-type="float">
            <text:p>40</text:p>
          </table:table-cell>
          <table:table-cell table:formula="of:=[.G50]*[.$I$5]+[.H50]*[.$I$6]+[.I50]*[.$I$7]" office:value-type="float" office:value="0.29075" calcext:value-type="float">
            <text:p>0,2907500000</text:p>
          </table:table-cell>
          <table:table-cell table:formula="of:=RANK([.L50];[.$L$11:.$L$100])" office:value-type="float" office:value="74" calcext:value-type="float">
            <text:p>74</text:p>
          </table:table-cell>
          <table:table-cell table:formula="of:=RANK([.D50];[.$D$11:.$D$100]; 1)" office:value-type="float" office:value="90" calcext:value-type="float">
            <text:p>9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23</text:p>
          </table:table-cell>
          <table:table-cell table:formula="of:=NOW() - [.D51]" office:value-type="date" office:date-value="2014-10-16T13:04:01.454" calcext:value-type="date">
            <text:p>16.10.2014 13:04:01</text:p>
          </table:table-cell>
          <table:table-cell office:value-type="float" office:value="65435058" calcext:value-type="float">
            <text:p>65435058</text:p>
          </table:table-cell>
          <table:table-cell table:formula="of:=[.C51]/60/60/24" office:value-type="float" office:value="757.350208333333" calcext:value-type="float">
            <text:p>757,35</text:p>
          </table:table-cell>
          <table:table-cell office:value-type="float" office:value="248" calcext:value-type="float">
            <text:p>248</text:p>
          </table:table-cell>
          <table:table-cell office:value-type="float" office:value="60" calcext:value-type="float">
            <text:p>60</text:p>
          </table:table-cell>
          <table:table-cell table:formula="of:=([.E51]/[.$B$5])" office:value-type="float" office:value="0.5" calcext:value-type="float">
            <text:p>0,500000000</text:p>
          </table:table-cell>
          <table:table-cell table:formula="of:=[.F51]/[.$B$6]" office:value-type="float" office:value="0.6" calcext:value-type="float">
            <text:p>0,600000000</text:p>
          </table:table-cell>
          <table:table-cell table:formula="of:=([.$B$7]-[.C51])/[.$B$7]" office:value-type="float" office:value="0.582547234992084" calcext:value-type="float">
            <text:p>0,582547235</text:p>
          </table:table-cell>
          <table:table-cell table:formula="of:=[.G51]*[.$F$5]+[.H51]*[.$F$6]+[.I51]*[.$F$7]" office:value-type="float" office:value="0.546509446998417" calcext:value-type="float">
            <text:p>0,5465094470</text:p>
          </table:table-cell>
          <table:table-cell table:formula="of:=RANK([.J51];[.$J$11:.$J$100])" office:value-type="float" office:value="41" calcext:value-type="float">
            <text:p>41</text:p>
          </table:table-cell>
          <table:table-cell table:formula="of:=[.G51]*[.$I$5]+[.H51]*[.$I$6]+[.I51]*[.$I$7]" office:value-type="float" office:value="0.559528340995251" calcext:value-type="float">
            <text:p>0,5595283410</text:p>
          </table:table-cell>
          <table:table-cell table:formula="of:=RANK([.L51];[.$L$11:.$L$100])" office:value-type="float" office:value="30" calcext:value-type="float">
            <text:p>30</text:p>
          </table:table-cell>
          <table:table-cell table:formula="of:=RANK([.D51];[.$D$11:.$D$100]; 1)" office:value-type="float" office:value="29" calcext:value-type="float">
            <text:p>2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13</text:p>
          </table:table-cell>
          <table:table-cell table:formula="of:=NOW() - [.D52]" office:value-type="date" office:date-value="2016-11-08T22:09:30.455" calcext:value-type="date">
            <text:p>08.11.2016 22:09:30</text:p>
          </table:table-cell>
          <table:table-cell office:value-type="float" office:value="256729" calcext:value-type="float">
            <text:p>256729</text:p>
          </table:table-cell>
          <table:table-cell table:formula="of:=[.C52]/60/60/24" office:value-type="float" office:value="2.97140046296296" calcext:value-type="float">
            <text:p>2,97</text:p>
          </table:table-cell>
          <table:table-cell office:value-type="float" office:value="263" calcext:value-type="float">
            <text:p>263</text:p>
          </table:table-cell>
          <table:table-cell office:value-type="float" office:value="26" calcext:value-type="float">
            <text:p>26</text:p>
          </table:table-cell>
          <table:table-cell table:formula="of:=([.E52]/[.$B$5])" office:value-type="float" office:value="0.530241935483871" calcext:value-type="float">
            <text:p>0,530241935</text:p>
          </table:table-cell>
          <table:table-cell table:formula="of:=[.F52]/[.$B$6]" office:value-type="float" office:value="0.26" calcext:value-type="float">
            <text:p>0,260000000</text:p>
          </table:table-cell>
          <table:table-cell table:formula="of:=([.$B$7]-[.C52])/[.$B$7]" office:value-type="float" office:value="0.998362158845986" calcext:value-type="float">
            <text:p>0,998362159</text:p>
          </table:table-cell>
          <table:table-cell table:formula="of:=[.G52]*[.$F$5]+[.H52]*[.$F$6]+[.I52]*[.$F$7]" office:value-type="float" office:value="0.542793399511133" calcext:value-type="float">
            <text:p>0,5427933995</text:p>
          </table:table-cell>
          <table:table-cell table:formula="of:=RANK([.J52];[.$J$11:.$J$100])" office:value-type="float" office:value="42" calcext:value-type="float">
            <text:p>42</text:p>
          </table:table-cell>
          <table:table-cell table:formula="of:=[.G52]*[.$I$5]+[.H52]*[.$I$6]+[.I52]*[.$I$7]" office:value-type="float" office:value="0.784089875952753" calcext:value-type="float">
            <text:p>0,7840898760</text:p>
          </table:table-cell>
          <table:table-cell table:formula="of:=RANK([.L52];[.$L$11:.$L$100])" office:value-type="float" office:value="5" calcext:value-type="float">
            <text:p>5</text:p>
          </table:table-cell>
          <table:table-cell table:formula="of:=RANK([.D52];[.$D$11:.$D$100]; 1)"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83</text:p>
          </table:table-cell>
          <table:table-cell table:formula="of:=NOW() - [.D53]" office:value-type="date" office:date-value="2013-10-20T03:21:45.455" calcext:value-type="date">
            <text:p>20.10.2013 03:21:45</text:p>
          </table:table-cell>
          <table:table-cell office:value-type="float" office:value="96660394" calcext:value-type="float">
            <text:p>96660394</text:p>
          </table:table-cell>
          <table:table-cell table:formula="of:=[.C53]/60/60/24" office:value-type="float" office:value="1118.75456018519" calcext:value-type="float">
            <text:p>1118,75</text:p>
          </table:table-cell>
          <table:table-cell office:value-type="float" office:value="212" calcext:value-type="float">
            <text:p>212</text:p>
          </table:table-cell>
          <table:table-cell office:value-type="float" office:value="82" calcext:value-type="float">
            <text:p>82</text:p>
          </table:table-cell>
          <table:table-cell table:formula="of:=([.E53]/[.$B$5])" office:value-type="float" office:value="0.42741935483871" calcext:value-type="float">
            <text:p>0,427419355</text:p>
          </table:table-cell>
          <table:table-cell table:formula="of:=[.F53]/[.$B$6]" office:value-type="float" office:value="0.82" calcext:value-type="float">
            <text:p>0,820000000</text:p>
          </table:table-cell>
          <table:table-cell table:formula="of:=([.$B$7]-[.C53])/[.$B$7]" office:value-type="float" office:value="0.383340521497596" calcext:value-type="float">
            <text:p>0,383340521</text:p>
          </table:table-cell>
          <table:table-cell table:formula="of:=[.G53]*[.$F$5]+[.H53]*[.$F$6]+[.I53]*[.$F$7]" office:value-type="float" office:value="0.536377781718874" calcext:value-type="float">
            <text:p>0,5363777817</text:p>
          </table:table-cell>
          <table:table-cell table:formula="of:=RANK([.J53];[.$J$11:.$J$100])" office:value-type="float" office:value="43" calcext:value-type="float">
            <text:p>43</text:p>
          </table:table-cell>
          <table:table-cell table:formula="of:=[.G53]*[.$I$5]+[.H53]*[.$I$6]+[.I53]*[.$I$7]" office:value-type="float" office:value="0.44023011935017" calcext:value-type="float">
            <text:p>0,4402301194</text:p>
          </table:table-cell>
          <table:table-cell table:formula="of:=RANK([.L53];[.$L$11:.$L$100])" office:value-type="float" office:value="50" calcext:value-type="float">
            <text:p>50</text:p>
          </table:table-cell>
          <table:table-cell table:formula="of:=RANK([.D53];[.$D$11:.$D$100]; 1)" office:value-type="float" office:value="50" calcext:value-type="float">
            <text:p>5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76</text:p>
          </table:table-cell>
          <table:table-cell table:formula="of:=NOW() - [.D54]" office:value-type="date" office:date-value="2016-07-02T14:05:35.455" calcext:value-type="date">
            <text:p>02.07.2016 14:05:35</text:p>
          </table:table-cell>
          <table:table-cell office:value-type="float" office:value="11431364" calcext:value-type="float">
            <text:p>11431364</text:p>
          </table:table-cell>
          <table:table-cell table:formula="of:=[.C54]/60/60/24" office:value-type="float" office:value="132.307453703704" calcext:value-type="float">
            <text:p>132,31</text:p>
          </table:table-cell>
          <table:table-cell office:value-type="float" office:value="235" calcext:value-type="float">
            <text:p>235</text:p>
          </table:table-cell>
          <table:table-cell office:value-type="float" office:value="36" calcext:value-type="float">
            <text:p>36</text:p>
          </table:table-cell>
          <table:table-cell table:formula="of:=([.E54]/[.$B$5])" office:value-type="float" office:value="0.473790322580645" calcext:value-type="float">
            <text:p>0,473790323</text:p>
          </table:table-cell>
          <table:table-cell table:formula="of:=[.F54]/[.$B$6]" office:value-type="float" office:value="0.36" calcext:value-type="float">
            <text:p>0,360000000</text:p>
          </table:table-cell>
          <table:table-cell table:formula="of:=([.$B$7]-[.C54])/[.$B$7]" office:value-type="float" office:value="0.927071899139878" calcext:value-type="float">
            <text:p>0,927071899</text:p>
          </table:table-cell>
          <table:table-cell table:formula="of:=[.G54]*[.$F$5]+[.H54]*[.$F$6]+[.I54]*[.$F$7]" office:value-type="float" office:value="0.530309541118298" calcext:value-type="float">
            <text:p>0,5303095411</text:p>
          </table:table-cell>
          <table:table-cell table:formula="of:=RANK([.J54];[.$J$11:.$J$100])" office:value-type="float" office:value="44" calcext:value-type="float">
            <text:p>44</text:p>
          </table:table-cell>
          <table:table-cell table:formula="of:=[.G54]*[.$I$5]+[.H54]*[.$I$6]+[.I54]*[.$I$7]" office:value-type="float" office:value="0.73438023625812" calcext:value-type="float">
            <text:p>0,7343802363</text:p>
          </table:table-cell>
          <table:table-cell table:formula="of:=RANK([.L54];[.$L$11:.$L$100])" office:value-type="float" office:value="8" calcext:value-type="float">
            <text:p>8</text:p>
          </table:table-cell>
          <table:table-cell table:formula="of:=RANK([.D54];[.$D$11:.$D$100]; 1)" office:value-type="float" office:value="5" calcext:value-type="float">
            <text:p>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87</text:p>
          </table:table-cell>
          <table:table-cell table:formula="of:=NOW() - [.D55]" office:value-type="date" office:date-value="2013-05-18T16:05:06.455" calcext:value-type="date">
            <text:p>18.05.2013 16:05:06</text:p>
          </table:table-cell>
          <table:table-cell office:value-type="float" office:value="110006593" calcext:value-type="float">
            <text:p>110006593</text:p>
          </table:table-cell>
          <table:table-cell table:formula="of:=[.C55]/60/60/24" office:value-type="float" office:value="1273.22445601852" calcext:value-type="float">
            <text:p>1273,22</text:p>
          </table:table-cell>
          <table:table-cell office:value-type="float" office:value="268" calcext:value-type="float">
            <text:p>268</text:p>
          </table:table-cell>
          <table:table-cell office:value-type="float" office:value="59" calcext:value-type="float">
            <text:p>59</text:p>
          </table:table-cell>
          <table:table-cell table:formula="of:=([.E55]/[.$B$5])" office:value-type="float" office:value="0.540322580645161" calcext:value-type="float">
            <text:p>0,540322581</text:p>
          </table:table-cell>
          <table:table-cell table:formula="of:=[.F55]/[.$B$6]" office:value-type="float" office:value="0.59" calcext:value-type="float">
            <text:p>0,590000000</text:p>
          </table:table-cell>
          <table:table-cell table:formula="of:=([.$B$7]-[.C55])/[.$B$7]" office:value-type="float" office:value="0.298196443610542" calcext:value-type="float">
            <text:p>0,298196444</text:p>
          </table:table-cell>
          <table:table-cell table:formula="of:=[.G55]*[.$F$5]+[.H55]*[.$F$6]+[.I55]*[.$F$7]" office:value-type="float" office:value="0.506800579044689" calcext:value-type="float">
            <text:p>0,5068005790</text:p>
          </table:table-cell>
          <table:table-cell table:formula="of:=RANK([.J55];[.$J$11:.$J$100])" office:value-type="float" office:value="45" calcext:value-type="float">
            <text:p>45</text:p>
          </table:table-cell>
          <table:table-cell table:formula="of:=[.G55]*[.$I$5]+[.H55]*[.$I$6]+[.I55]*[.$I$7]" office:value-type="float" office:value="0.400014640359874" calcext:value-type="float">
            <text:p>0,4000146404</text:p>
          </table:table-cell>
          <table:table-cell table:formula="of:=RANK([.L55];[.$L$11:.$L$100])" office:value-type="float" office:value="61" calcext:value-type="float">
            <text:p>61</text:p>
          </table:table-cell>
          <table:table-cell table:formula="of:=RANK([.D55];[.$D$11:.$D$100]; 1)" office:value-type="float" office:value="59" calcext:value-type="float">
            <text:p>5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71</text:p>
          </table:table-cell>
          <table:table-cell table:formula="of:=NOW() - [.D56]" office:value-type="date" office:date-value="2012-10-13T18:10:34.456" calcext:value-type="date">
            <text:p>13.10.2012 18:10:34</text:p>
          </table:table-cell>
          <table:table-cell office:value-type="float" office:value="128747865" calcext:value-type="float">
            <text:p>128747865</text:p>
          </table:table-cell>
          <table:table-cell table:formula="of:=[.C56]/60/60/24" office:value-type="float" office:value="1490.13732638889" calcext:value-type="float">
            <text:p>1490,14</text:p>
          </table:table-cell>
          <table:table-cell office:value-type="float" office:value="404" calcext:value-type="float">
            <text:p>404</text:p>
          </table:table-cell>
          <table:table-cell office:value-type="float" office:value="18" calcext:value-type="float">
            <text:p>18</text:p>
          </table:table-cell>
          <table:table-cell table:formula="of:=([.E56]/[.$B$5])" office:value-type="float" office:value="0.814516129032258" calcext:value-type="float">
            <text:p>0,814516129</text:p>
          </table:table-cell>
          <table:table-cell table:formula="of:=[.F56]/[.$B$6]" office:value-type="float" office:value="0.18" calcext:value-type="float">
            <text:p>0,180000000</text:p>
          </table:table-cell>
          <table:table-cell table:formula="of:=([.$B$7]-[.C56])/[.$B$7]" office:value-type="float" office:value="0.178633688486745" calcext:value-type="float">
            <text:p>0,178633688</text:p>
          </table:table-cell>
          <table:table-cell table:formula="of:=[.G56]*[.$F$5]+[.H56]*[.$F$6]+[.I56]*[.$F$7]" office:value-type="float" office:value="0.496984802213478" calcext:value-type="float">
            <text:p>0,4969848022</text:p>
          </table:table-cell>
          <table:table-cell table:formula="of:=RANK([.J56];[.$J$11:.$J$100])" office:value-type="float" office:value="46" calcext:value-type="float">
            <text:p>46</text:p>
          </table:table-cell>
          <table:table-cell table:formula="of:=[.G56]*[.$I$5]+[.H56]*[.$I$6]+[.I56]*[.$I$7]" office:value-type="float" office:value="0.369535051801725" calcext:value-type="float">
            <text:p>0,3695350518</text:p>
          </table:table-cell>
          <table:table-cell table:formula="of:=RANK([.L56];[.$L$11:.$L$100])" office:value-type="float" office:value="65" calcext:value-type="float">
            <text:p>65</text:p>
          </table:table-cell>
          <table:table-cell table:formula="of:=RANK([.D56];[.$D$11:.$D$100]; 1)" office:value-type="float" office:value="72" calcext:value-type="float">
            <text:p>7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42</text:p>
          </table:table-cell>
          <table:table-cell table:formula="of:=NOW() - [.D57]" office:value-type="date" office:date-value="2015-04-08T09:16:42.456" calcext:value-type="date">
            <text:p>08.04.2015 09:16:42</text:p>
          </table:table-cell>
          <table:table-cell office:value-type="float" office:value="50415097" calcext:value-type="float">
            <text:p>50415097</text:p>
          </table:table-cell>
          <table:table-cell table:formula="of:=[.C57]/60/60/24" office:value-type="float" office:value="583.50806712963" calcext:value-type="float">
            <text:p>583,51</text:p>
          </table:table-cell>
          <table:table-cell office:value-type="float" office:value="315" calcext:value-type="float">
            <text:p>315</text:p>
          </table:table-cell>
          <table:table-cell office:value-type="float" office:value="11" calcext:value-type="float">
            <text:p>11</text:p>
          </table:table-cell>
          <table:table-cell table:formula="of:=([.E57]/[.$B$5])" office:value-type="float" office:value="0.63508064516129" calcext:value-type="float">
            <text:p>0,635080645</text:p>
          </table:table-cell>
          <table:table-cell table:formula="of:=[.F57]/[.$B$6]" office:value-type="float" office:value="0.11" calcext:value-type="float">
            <text:p>0,110000000</text:p>
          </table:table-cell>
          <table:table-cell table:formula="of:=([.$B$7]-[.C57])/[.$B$7]" office:value-type="float" office:value="0.678369328551794" calcext:value-type="float">
            <text:p>0,678369329</text:p>
          </table:table-cell>
          <table:table-cell table:formula="of:=[.G57]*[.$F$5]+[.H57]*[.$F$6]+[.I57]*[.$F$7]" office:value-type="float" office:value="0.486214188291004" calcext:value-type="float">
            <text:p>0,4862141883</text:p>
          </table:table-cell>
          <table:table-cell table:formula="of:=RANK([.J57];[.$J$11:.$J$100])" office:value-type="float" office:value="47" calcext:value-type="float">
            <text:p>47</text:p>
          </table:table-cell>
          <table:table-cell table:formula="of:=[.G57]*[.$I$5]+[.H57]*[.$I$6]+[.I57]*[.$I$7]" office:value-type="float" office:value="0.608545790679464" calcext:value-type="float">
            <text:p>0,6085457907</text:p>
          </table:table-cell>
          <table:table-cell table:formula="of:=RANK([.L57];[.$L$11:.$L$100])" office:value-type="float" office:value="20" calcext:value-type="float">
            <text:p>20</text:p>
          </table:table-cell>
          <table:table-cell table:formula="of:=RANK([.D57];[.$D$11:.$D$100]; 1)" office:value-type="float" office:value="22" calcext:value-type="float">
            <text:p>2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10</text:p>
          </table:table-cell>
          <table:table-cell table:formula="of:=NOW() - [.D58]" office:value-type="date" office:date-value="2013-03-24T10:26:57.456" calcext:value-type="date">
            <text:p>24.03.2013 10:26:57</text:p>
          </table:table-cell>
          <table:table-cell office:value-type="float" office:value="114778882" calcext:value-type="float">
            <text:p>114778882</text:p>
          </table:table-cell>
          <table:table-cell table:formula="of:=[.C58]/60/60/24" office:value-type="float" office:value="1328.45928240741" calcext:value-type="float">
            <text:p>1328,46</text:p>
          </table:table-cell>
          <table:table-cell office:value-type="float" office:value="407" calcext:value-type="float">
            <text:p>407</text:p>
          </table:table-cell>
          <table:table-cell office:value-type="float" office:value="5" calcext:value-type="float">
            <text:p>5</text:p>
          </table:table-cell>
          <table:table-cell table:formula="of:=([.E58]/[.$B$5])" office:value-type="float" office:value="0.820564516129032" calcext:value-type="float">
            <text:p>0,820564516</text:p>
          </table:table-cell>
          <table:table-cell table:formula="of:=[.F58]/[.$B$6]" office:value-type="float" office:value="0.05" calcext:value-type="float">
            <text:p>0,050000000</text:p>
          </table:table-cell>
          <table:table-cell table:formula="of:=([.$B$7]-[.C58])/[.$B$7]" office:value-type="float" office:value="0.267750910293114" calcext:value-type="float">
            <text:p>0,267750910</text:p>
          </table:table-cell>
          <table:table-cell table:formula="of:=[.G58]*[.$F$5]+[.H58]*[.$F$6]+[.I58]*[.$F$7]" office:value-type="float" office:value="0.478832440123139" calcext:value-type="float">
            <text:p>0,4788324401</text:p>
          </table:table-cell>
          <table:table-cell table:formula="of:=RANK([.J58];[.$J$11:.$J$100])" office:value-type="float" office:value="48" calcext:value-type="float">
            <text:p>48</text:p>
          </table:table-cell>
          <table:table-cell table:formula="of:=[.G58]*[.$I$5]+[.H58]*[.$I$6]+[.I58]*[.$I$7]" office:value-type="float" office:value="0.411819901014578" calcext:value-type="float">
            <text:p>0,4118199010</text:p>
          </table:table-cell>
          <table:table-cell table:formula="of:=RANK([.L58];[.$L$11:.$L$100])" office:value-type="float" office:value="59" calcext:value-type="float">
            <text:p>59</text:p>
          </table:table-cell>
          <table:table-cell table:formula="of:=RANK([.D58];[.$D$11:.$D$100]; 1)" office:value-type="float" office:value="65" calcext:value-type="float">
            <text:p>6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57</text:p>
          </table:table-cell>
          <table:table-cell table:formula="of:=NOW() - [.D59]" office:value-type="date" office:date-value="2014-05-09T19:13:41.456" calcext:value-type="date">
            <text:p>09.05.2014 19:13:41</text:p>
          </table:table-cell>
          <table:table-cell office:value-type="float" office:value="79236878" calcext:value-type="float">
            <text:p>79236878</text:p>
          </table:table-cell>
          <table:table-cell table:formula="of:=[.C59]/60/60/24" office:value-type="float" office:value="917.09349537037" calcext:value-type="float">
            <text:p>917,09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table:formula="of:=([.E59]/[.$B$5])" office:value-type="float" office:value="0.155241935483871" calcext:value-type="float">
            <text:p>0,155241935</text:p>
          </table:table-cell>
          <table:table-cell table:formula="of:=[.F59]/[.$B$6]" office:value-type="float" office:value="1" calcext:value-type="float">
            <text:p>1,000000000</text:p>
          </table:table-cell>
          <table:table-cell table:formula="of:=([.$B$7]-[.C59])/[.$B$7]" office:value-type="float" office:value="0.49449645461161" calcext:value-type="float">
            <text:p>0,494496455</text:p>
          </table:table-cell>
          <table:table-cell table:formula="of:=[.G59]*[.$F$5]+[.H59]*[.$F$6]+[.I59]*[.$F$7]" office:value-type="float" office:value="0.476520258664258" calcext:value-type="float">
            <text:p>0,4765202587</text:p>
          </table:table-cell>
          <table:table-cell table:formula="of:=RANK([.J59];[.$J$11:.$J$100])" office:value-type="float" office:value="49" calcext:value-type="float">
            <text:p>49</text:p>
          </table:table-cell>
          <table:table-cell table:formula="of:=[.G59]*[.$I$5]+[.H59]*[.$I$6]+[.I59]*[.$I$7]" office:value-type="float" office:value="0.443270453412128" calcext:value-type="float">
            <text:p>0,4432704534</text:p>
          </table:table-cell>
          <table:table-cell table:formula="of:=RANK([.L59];[.$L$11:.$L$100])" office:value-type="float" office:value="49" calcext:value-type="float">
            <text:p>49</text:p>
          </table:table-cell>
          <table:table-cell table:formula="of:=RANK([.D59];[.$D$11:.$D$100]; 1)" office:value-type="float" office:value="40" calcext:value-type="float">
            <text:p>4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33</text:p>
          </table:table-cell>
          <table:table-cell table:formula="of:=NOW() - [.D60]" office:value-type="date" office:date-value="2015-02-11T02:59:40.456" calcext:value-type="date">
            <text:p>11.02.2015 02:59:40</text:p>
          </table:table-cell>
          <table:table-cell office:value-type="float" office:value="55276119" calcext:value-type="float">
            <text:p>55276119</text:p>
          </table:table-cell>
          <table:table-cell table:formula="of:=[.C60]/60/60/24" office:value-type="float" office:value="639.769895833333" calcext:value-type="float">
            <text:p>639,77</text:p>
          </table:table-cell>
          <table:table-cell office:value-type="float" office:value="321" calcext:value-type="float">
            <text:p>321</text:p>
          </table:table-cell>
          <table:table-cell office:value-type="float" office:value="6" calcext:value-type="float">
            <text:p>6</text:p>
          </table:table-cell>
          <table:table-cell table:formula="of:=([.E60]/[.$B$5])" office:value-type="float" office:value="0.647177419354839" calcext:value-type="float">
            <text:p>0,647177419</text:p>
          </table:table-cell>
          <table:table-cell table:formula="of:=[.F60]/[.$B$6]" office:value-type="float" office:value="0.06" calcext:value-type="float">
            <text:p>0,060000000</text:p>
          </table:table-cell>
          <table:table-cell table:formula="of:=([.$B$7]-[.C60])/[.$B$7]" office:value-type="float" office:value="0.647357709754661" calcext:value-type="float">
            <text:p>0,647357710</text:p>
          </table:table-cell>
          <table:table-cell table:formula="of:=[.G60]*[.$F$5]+[.H60]*[.$F$6]+[.I60]*[.$F$7]" office:value-type="float" office:value="0.471060251628352" calcext:value-type="float">
            <text:p>0,4710602516</text:p>
          </table:table-cell>
          <table:table-cell table:formula="of:=RANK([.J60];[.$J$11:.$J$100])" office:value-type="float" office:value="50" calcext:value-type="float">
            <text:p>50</text:p>
          </table:table-cell>
          <table:table-cell table:formula="of:=[.G60]*[.$I$5]+[.H60]*[.$I$6]+[.I60]*[.$I$7]" office:value-type="float" office:value="0.588567851659248" calcext:value-type="float">
            <text:p>0,5885678517</text:p>
          </table:table-cell>
          <table:table-cell table:formula="of:=RANK([.L60];[.$L$11:.$L$100])" office:value-type="float" office:value="25" calcext:value-type="float">
            <text:p>25</text:p>
          </table:table-cell>
          <table:table-cell table:formula="of:=RANK([.D60];[.$D$11:.$D$100]; 1)" office:value-type="float" office:value="25" calcext:value-type="float">
            <text:p>2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28</text:p>
          </table:table-cell>
          <table:table-cell table:formula="of:=NOW() - [.D61]" office:value-type="date" office:date-value="2013-08-26T05:42:35.457" calcext:value-type="date">
            <text:p>26.08.2013 05:42:35</text:p>
          </table:table-cell>
          <table:table-cell office:value-type="float" office:value="101403944" calcext:value-type="float">
            <text:p>101403944</text:p>
          </table:table-cell>
          <table:table-cell table:formula="of:=[.C61]/60/60/24" office:value-type="float" office:value="1173.65675925926" calcext:value-type="float">
            <text:p>1173,66</text:p>
          </table:table-cell>
          <table:table-cell office:value-type="float" office:value="279" calcext:value-type="float">
            <text:p>279</text:p>
          </table:table-cell>
          <table:table-cell office:value-type="float" office:value="39" calcext:value-type="float">
            <text:p>39</text:p>
          </table:table-cell>
          <table:table-cell table:formula="of:=([.E61]/[.$B$5])" office:value-type="float" office:value="0.5625" calcext:value-type="float">
            <text:p>0,562500000</text:p>
          </table:table-cell>
          <table:table-cell table:formula="of:=[.F61]/[.$B$6]" office:value-type="float" office:value="0.39" calcext:value-type="float">
            <text:p>0,390000000</text:p>
          </table:table-cell>
          <table:table-cell table:formula="of:=([.$B$7]-[.C61])/[.$B$7]" office:value-type="float" office:value="0.353078332940304" calcext:value-type="float">
            <text:p>0,353078333</text:p>
          </table:table-cell>
          <table:table-cell table:formula="of:=[.G61]*[.$F$5]+[.H61]*[.$F$6]+[.I61]*[.$F$7]" office:value-type="float" office:value="0.468865666588061" calcext:value-type="float">
            <text:p>0,4688656666</text:p>
          </table:table-cell>
          <table:table-cell table:formula="of:=RANK([.J61];[.$J$11:.$J$100])" office:value-type="float" office:value="51" calcext:value-type="float">
            <text:p>51</text:p>
          </table:table-cell>
          <table:table-cell table:formula="of:=[.G61]*[.$I$5]+[.H61]*[.$I$6]+[.I61]*[.$I$7]" office:value-type="float" office:value="0.419596999764183" calcext:value-type="float">
            <text:p>0,4195969998</text:p>
          </table:table-cell>
          <table:table-cell table:formula="of:=RANK([.L61];[.$L$11:.$L$100])" office:value-type="float" office:value="56" calcext:value-type="float">
            <text:p>56</text:p>
          </table:table-cell>
          <table:table-cell table:formula="of:=RANK([.D61];[.$D$11:.$D$100]; 1)" office:value-type="float" office:value="54" calcext:value-type="float">
            <text:p>5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2</text:p>
          </table:table-cell>
          <table:table-cell table:formula="of:=NOW() - [.D62]" office:value-type="date" office:date-value="2014-07-12T00:05:00.457" calcext:value-type="date">
            <text:p>12.07.2014 00:05:00</text:p>
          </table:table-cell>
          <table:table-cell office:value-type="float" office:value="73776199" calcext:value-type="float">
            <text:p>73776199</text:p>
          </table:table-cell>
          <table:table-cell table:formula="of:=[.C62]/60/60/24" office:value-type="float" office:value="853.89119212963" calcext:value-type="float">
            <text:p>853,89</text:p>
          </table:table-cell>
          <table:table-cell office:value-type="float" office:value="315" calcext:value-type="float">
            <text:p>315</text:p>
          </table:table-cell>
          <table:table-cell office:value-type="float" office:value="14" calcext:value-type="float">
            <text:p>14</text:p>
          </table:table-cell>
          <table:table-cell table:formula="of:=([.E62]/[.$B$5])" office:value-type="float" office:value="0.63508064516129" calcext:value-type="float">
            <text:p>0,635080645</text:p>
          </table:table-cell>
          <table:table-cell table:formula="of:=[.F62]/[.$B$6]" office:value-type="float" office:value="0.14" calcext:value-type="float">
            <text:p>0,140000000</text:p>
          </table:table-cell>
          <table:table-cell table:formula="of:=([.$B$7]-[.C62])/[.$B$7]" office:value-type="float" office:value="0.529333675163484" calcext:value-type="float">
            <text:p>0,529333675</text:p>
          </table:table-cell>
          <table:table-cell table:formula="of:=[.G62]*[.$F$5]+[.H62]*[.$F$6]+[.I62]*[.$F$7]" office:value-type="float" office:value="0.465407057613342" calcext:value-type="float">
            <text:p>0,4654070576</text:p>
          </table:table-cell>
          <table:table-cell table:formula="of:=RANK([.J62];[.$J$11:.$J$100])" office:value-type="float" office:value="52" calcext:value-type="float">
            <text:p>52</text:p>
          </table:table-cell>
          <table:table-cell table:formula="of:=[.G62]*[.$I$5]+[.H62]*[.$I$6]+[.I62]*[.$I$7]" office:value-type="float" office:value="0.522124398646478" calcext:value-type="float">
            <text:p>0,5221243986</text:p>
          </table:table-cell>
          <table:table-cell table:formula="of:=RANK([.L62];[.$L$11:.$L$100])" office:value-type="float" office:value="39" calcext:value-type="float">
            <text:p>39</text:p>
          </table:table-cell>
          <table:table-cell table:formula="of:=RANK([.D62];[.$D$11:.$D$100]; 1)" office:value-type="float" office:value="35" calcext:value-type="float">
            <text:p>3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25</text:p>
          </table:table-cell>
          <table:table-cell table:formula="of:=NOW() - [.D63]" office:value-type="date" office:date-value="2013-07-21T11:34:38.457" calcext:value-type="date">
            <text:p>21.07.2013 11:34:38</text:p>
          </table:table-cell>
          <table:table-cell office:value-type="float" office:value="104493221" calcext:value-type="float">
            <text:p>104493221</text:p>
          </table:table-cell>
          <table:table-cell table:formula="of:=[.C63]/60/60/24" office:value-type="float" office:value="1209.41228009259" calcext:value-type="float">
            <text:p>1209,41</text:p>
          </table:table-cell>
          <table:table-cell office:value-type="float" office:value="226" calcext:value-type="float">
            <text:p>226</text:p>
          </table:table-cell>
          <table:table-cell office:value-type="float" office:value="56" calcext:value-type="float">
            <text:p>56</text:p>
          </table:table-cell>
          <table:table-cell table:formula="of:=([.E63]/[.$B$5])" office:value-type="float" office:value="0.455645161290323" calcext:value-type="float">
            <text:p>0,455645161</text:p>
          </table:table-cell>
          <table:table-cell table:formula="of:=[.F63]/[.$B$6]" office:value-type="float" office:value="0.56" calcext:value-type="float">
            <text:p>0,560000000</text:p>
          </table:table-cell>
          <table:table-cell table:formula="of:=([.$B$7]-[.C63])/[.$B$7]" office:value-type="float" office:value="0.333369827057642" calcext:value-type="float">
            <text:p>0,333369827</text:p>
          </table:table-cell>
          <table:table-cell table:formula="of:=[.G63]*[.$F$5]+[.H63]*[.$F$6]+[.I63]*[.$F$7]" office:value-type="float" office:value="0.46249654605669" calcext:value-type="float">
            <text:p>0,4624965461</text:p>
          </table:table-cell>
          <table:table-cell table:formula="of:=RANK([.J63];[.$J$11:.$J$100])" office:value-type="float" office:value="53" calcext:value-type="float">
            <text:p>53</text:p>
          </table:table-cell>
          <table:table-cell table:formula="of:=[.G63]*[.$I$5]+[.H63]*[.$I$6]+[.I63]*[.$I$7]" office:value-type="float" office:value="0.392715444621682" calcext:value-type="float">
            <text:p>0,3927154446</text:p>
          </table:table-cell>
          <table:table-cell table:formula="of:=RANK([.L63];[.$L$11:.$L$100])" office:value-type="float" office:value="62" calcext:value-type="float">
            <text:p>62</text:p>
          </table:table-cell>
          <table:table-cell table:formula="of:=RANK([.D63];[.$D$11:.$D$100]; 1)" office:value-type="float" office:value="56" calcext:value-type="float">
            <text:p>5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81</text:p>
          </table:table-cell>
          <table:table-cell table:formula="of:=NOW() - [.D64]" office:value-type="date" office:date-value="2012-08-06T21:05:24.457" calcext:value-type="date">
            <text:p>06.08.2012 21:05:24</text:p>
          </table:table-cell>
          <table:table-cell office:value-type="float" office:value="134612575" calcext:value-type="float">
            <text:p>134612575</text:p>
          </table:table-cell>
          <table:table-cell table:formula="of:=[.C64]/60/60/24" office:value-type="float" office:value="1558.01591435185" calcext:value-type="float">
            <text:p>1558,02</text:p>
          </table:table-cell>
          <table:table-cell office:value-type="float" office:value="365" calcext:value-type="float">
            <text:p>365</text:p>
          </table:table-cell>
          <table:table-cell office:value-type="float" office:value="21" calcext:value-type="float">
            <text:p>21</text:p>
          </table:table-cell>
          <table:table-cell table:formula="of:=([.E64]/[.$B$5])" office:value-type="float" office:value="0.735887096774194" calcext:value-type="float">
            <text:p>0,735887097</text:p>
          </table:table-cell>
          <table:table-cell table:formula="of:=[.F64]/[.$B$6]" office:value-type="float" office:value="0.21" calcext:value-type="float">
            <text:p>0,210000000</text:p>
          </table:table-cell>
          <table:table-cell table:formula="of:=([.$B$7]-[.C64])/[.$B$7]" office:value-type="float" office:value="0.141218891582774" calcext:value-type="float">
            <text:p>0,141218892</text:p>
          </table:table-cell>
          <table:table-cell table:formula="of:=[.G64]*[.$F$5]+[.H64]*[.$F$6]+[.I64]*[.$F$7]" office:value-type="float" office:value="0.459187326703652" calcext:value-type="float">
            <text:p>0,4591873267</text:p>
          </table:table-cell>
          <table:table-cell table:formula="of:=RANK([.J64];[.$J$11:.$J$100])" office:value-type="float" office:value="54" calcext:value-type="float">
            <text:p>54</text:p>
          </table:table-cell>
          <table:table-cell table:formula="of:=[.G64]*[.$I$5]+[.H64]*[.$I$6]+[.I64]*[.$I$7]" office:value-type="float" office:value="0.326497463981923" calcext:value-type="float">
            <text:p>0,3264974640</text:p>
          </table:table-cell>
          <table:table-cell table:formula="of:=RANK([.L64];[.$L$11:.$L$100])" office:value-type="float" office:value="68" calcext:value-type="float">
            <text:p>68</text:p>
          </table:table-cell>
          <table:table-cell table:formula="of:=RANK([.D64];[.$D$11:.$D$100]; 1)" office:value-type="float" office:value="77" calcext:value-type="float">
            <text:p>7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50</text:p>
          </table:table-cell>
          <table:table-cell table:formula="of:=NOW() - [.D65]" office:value-type="date" office:date-value="2012-04-12T14:18:56.458" calcext:value-type="date">
            <text:p>12.04.2012 14:18:56</text:p>
          </table:table-cell>
          <table:table-cell office:value-type="float" office:value="144659363" calcext:value-type="float">
            <text:p>144659363</text:p>
          </table:table-cell>
          <table:table-cell table:formula="of:=[.C65]/60/60/24" office:value-type="float" office:value="1674.29818287037" calcext:value-type="float">
            <text:p>1674,3</text:p>
          </table:table-cell>
          <table:table-cell office:value-type="float" office:value="295" calcext:value-type="float">
            <text:p>295</text:p>
          </table:table-cell>
          <table:table-cell office:value-type="float" office:value="41" calcext:value-type="float">
            <text:p>41</text:p>
          </table:table-cell>
          <table:table-cell table:formula="of:=([.E65]/[.$B$5])" office:value-type="float" office:value="0.594758064516129" calcext:value-type="float">
            <text:p>0,594758065</text:p>
          </table:table-cell>
          <table:table-cell table:formula="of:=[.F65]/[.$B$6]" office:value-type="float" office:value="0.41" calcext:value-type="float">
            <text:p>0,410000000</text:p>
          </table:table-cell>
          <table:table-cell table:formula="of:=([.$B$7]-[.C65])/[.$B$7]" office:value-type="float" office:value="0.0771239009426137" calcext:value-type="float">
            <text:p>0,077123901</text:p>
          </table:table-cell>
          <table:table-cell table:formula="of:=[.G65]*[.$F$5]+[.H65]*[.$F$6]+[.I65]*[.$F$7]" office:value-type="float" office:value="0.435803812446587" calcext:value-type="float">
            <text:p>0,4358038124</text:p>
          </table:table-cell>
          <table:table-cell table:formula="of:=RANK([.J65];[.$J$11:.$J$100])" office:value-type="float" office:value="55" calcext:value-type="float">
            <text:p>55</text:p>
          </table:table-cell>
          <table:table-cell table:formula="of:=[.G65]*[.$I$5]+[.H65]*[.$I$6]+[.I65]*[.$I$7]" office:value-type="float" office:value="0.265701759920407" calcext:value-type="float">
            <text:p>0,2657017599</text:p>
          </table:table-cell>
          <table:table-cell table:formula="of:=RANK([.L65];[.$L$11:.$L$100])" office:value-type="float" office:value="79" calcext:value-type="float">
            <text:p>79</text:p>
          </table:table-cell>
          <table:table-cell table:formula="of:=RANK([.D65];[.$D$11:.$D$100]; 1)" office:value-type="float" office:value="83" calcext:value-type="float">
            <text:p>8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65</text:p>
          </table:table-cell>
          <table:table-cell table:formula="of:=NOW() - [.D66]" office:value-type="date" office:date-value="2014-03-08T06:19:16.458" calcext:value-type="date">
            <text:p>08.03.2014 06:19:16</text:p>
          </table:table-cell>
          <table:table-cell office:value-type="float" office:value="84640143" calcext:value-type="float">
            <text:p>84640143</text:p>
          </table:table-cell>
          <table:table-cell table:formula="of:=[.C66]/60/60/24" office:value-type="float" office:value="979.631284722222" calcext:value-type="float">
            <text:p>979,63</text:p>
          </table:table-cell>
          <table:table-cell office:value-type="float" office:value="137" calcext:value-type="float">
            <text:p>137</text:p>
          </table:table-cell>
          <table:table-cell office:value-type="float" office:value="65" calcext:value-type="float">
            <text:p>65</text:p>
          </table:table-cell>
          <table:table-cell table:formula="of:=([.E66]/[.$B$5])" office:value-type="float" office:value="0.276209677419355" calcext:value-type="float">
            <text:p>0,276209677</text:p>
          </table:table-cell>
          <table:table-cell table:formula="of:=[.F66]/[.$B$6]" office:value-type="float" office:value="0.65" calcext:value-type="float">
            <text:p>0,650000000</text:p>
          </table:table-cell>
          <table:table-cell table:formula="of:=([.$B$7]-[.C66])/[.$B$7]" office:value-type="float" office:value="0.460025515282413" calcext:value-type="float">
            <text:p>0,460025515</text:p>
          </table:table-cell>
          <table:table-cell table:formula="of:=[.G66]*[.$F$5]+[.H66]*[.$F$6]+[.I66]*[.$F$7]" office:value-type="float" office:value="0.42510994176616" calcext:value-type="float">
            <text:p>0,4251099418</text:p>
          </table:table-cell>
          <table:table-cell table:formula="of:=RANK([.J66];[.$J$11:.$J$100])" office:value-type="float" office:value="56" calcext:value-type="float">
            <text:p>56</text:p>
          </table:table-cell>
          <table:table-cell table:formula="of:=[.G66]*[.$I$5]+[.H66]*[.$I$6]+[.I66]*[.$I$7]" office:value-type="float" office:value="0.423878212395254" calcext:value-type="float">
            <text:p>0,4238782124</text:p>
          </table:table-cell>
          <table:table-cell table:formula="of:=RANK([.L66];[.$L$11:.$L$100])" office:value-type="float" office:value="55" calcext:value-type="float">
            <text:p>55</text:p>
          </table:table-cell>
          <table:table-cell table:formula="of:=RANK([.D66];[.$D$11:.$D$100]; 1)" office:value-type="float" office:value="45" calcext:value-type="float">
            <text:p>4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56</text:p>
          </table:table-cell>
          <table:table-cell table:formula="of:=NOW() - [.D67]" office:value-type="date" office:date-value="2013-03-26T08:00:38.458" calcext:value-type="date">
            <text:p>26.03.2013 08:00:38</text:p>
          </table:table-cell>
          <table:table-cell office:value-type="float" office:value="114614861" calcext:value-type="float">
            <text:p>114614861</text:p>
          </table:table-cell>
          <table:table-cell table:formula="of:=[.C67]/60/60/24" office:value-type="float" office:value="1326.5608912037" calcext:value-type="float">
            <text:p>1326,56</text:p>
          </table:table-cell>
          <table:table-cell office:value-type="float" office:value="153" calcext:value-type="float">
            <text:p>153</text:p>
          </table:table-cell>
          <table:table-cell office:value-type="float" office:value="72" calcext:value-type="float">
            <text:p>72</text:p>
          </table:table-cell>
          <table:table-cell table:formula="of:=([.E67]/[.$B$5])" office:value-type="float" office:value="0.308467741935484" calcext:value-type="float">
            <text:p>0,308467742</text:p>
          </table:table-cell>
          <table:table-cell table:formula="of:=[.F67]/[.$B$6]" office:value-type="float" office:value="0.72" calcext:value-type="float">
            <text:p>0,720000000</text:p>
          </table:table-cell>
          <table:table-cell table:formula="of:=([.$B$7]-[.C67])/[.$B$7]" office:value-type="float" office:value="0.268797306858841" calcext:value-type="float">
            <text:p>0,268797307</text:p>
          </table:table-cell>
          <table:table-cell table:formula="of:=[.G67]*[.$F$5]+[.H67]*[.$F$6]+[.I67]*[.$F$7]" office:value-type="float" office:value="0.42399333233951" calcext:value-type="float">
            <text:p>0,4239933323</text:p>
          </table:table-cell>
          <table:table-cell table:formula="of:=RANK([.J67];[.$J$11:.$J$100])" office:value-type="float" office:value="57" calcext:value-type="float">
            <text:p>57</text:p>
          </table:table-cell>
          <table:table-cell table:formula="of:=[.G67]*[.$I$5]+[.H67]*[.$I$6]+[.I67]*[.$I$7]" office:value-type="float" office:value="0.32581870669595" calcext:value-type="float">
            <text:p>0,3258187067</text:p>
          </table:table-cell>
          <table:table-cell table:formula="of:=RANK([.L67];[.$L$11:.$L$100])" office:value-type="float" office:value="69" calcext:value-type="float">
            <text:p>69</text:p>
          </table:table-cell>
          <table:table-cell table:formula="of:=RANK([.D67];[.$D$11:.$D$100]; 1)" office:value-type="float" office:value="64" calcext:value-type="float">
            <text:p>6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31</text:p>
          </table:table-cell>
          <table:table-cell table:formula="of:=NOW() - [.D68]" office:value-type="date" office:date-value="2012-09-28T02:40:53.458" calcext:value-type="date">
            <text:p>28.09.2012 02:40:53</text:p>
          </table:table-cell>
          <table:table-cell office:value-type="float" office:value="130099646" calcext:value-type="float">
            <text:p>130099646</text:p>
          </table:table-cell>
          <table:table-cell table:formula="of:=[.C68]/60/60/24" office:value-type="float" office:value="1505.78293981481" calcext:value-type="float">
            <text:p>1505,78</text:p>
          </table:table-cell>
          <table:table-cell office:value-type="float" office:value="330" calcext:value-type="float">
            <text:p>330</text:p>
          </table:table-cell>
          <table:table-cell office:value-type="float" office:value="18" calcext:value-type="float">
            <text:p>18</text:p>
          </table:table-cell>
          <table:table-cell table:formula="of:=([.E68]/[.$B$5])" office:value-type="float" office:value="0.665322580645161" calcext:value-type="float">
            <text:p>0,665322581</text:p>
          </table:table-cell>
          <table:table-cell table:formula="of:=[.F68]/[.$B$6]" office:value-type="float" office:value="0.18" calcext:value-type="float">
            <text:p>0,180000000</text:p>
          </table:table-cell>
          <table:table-cell table:formula="of:=([.$B$7]-[.C68])/[.$B$7]" office:value-type="float" office:value="0.170009798887149" calcext:value-type="float">
            <text:p>0,170009799</text:p>
          </table:table-cell>
          <table:table-cell table:formula="of:=[.G68]*[.$F$5]+[.H68]*[.$F$6]+[.I68]*[.$F$7]" office:value-type="float" office:value="0.42066325010001" calcext:value-type="float">
            <text:p>0,4206632501</text:p>
          </table:table-cell>
          <table:table-cell table:formula="of:=RANK([.J68];[.$J$11:.$J$100])" office:value-type="float" office:value="58" calcext:value-type="float">
            <text:p>58</text:p>
          </table:table-cell>
          <table:table-cell table:formula="of:=[.G68]*[.$I$5]+[.H68]*[.$I$6]+[.I68]*[.$I$7]" office:value-type="float" office:value="0.319602653525838" calcext:value-type="float">
            <text:p>0,3196026535</text:p>
          </table:table-cell>
          <table:table-cell table:formula="of:=RANK([.L68];[.$L$11:.$L$100])" office:value-type="float" office:value="70" calcext:value-type="float">
            <text:p>70</text:p>
          </table:table-cell>
          <table:table-cell table:formula="of:=RANK([.D68];[.$D$11:.$D$100]; 1)" office:value-type="float" office:value="73" calcext:value-type="float">
            <text:p>7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85</text:p>
          </table:table-cell>
          <table:table-cell table:formula="of:=NOW() - [.D69]" office:value-type="date" office:date-value="2016-02-23T22:37:59.458" calcext:value-type="date">
            <text:p>23.02.2016 22:37:59</text:p>
          </table:table-cell>
          <table:table-cell office:value-type="float" office:value="22632620" calcext:value-type="float">
            <text:p>22632620</text:p>
          </table:table-cell>
          <table:table-cell table:formula="of:=[.C69]/60/60/24" office:value-type="float" office:value="261.95162037037" calcext:value-type="float">
            <text:p>261,95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  <table:table-cell table:formula="of:=([.E69]/[.$B$5])" office:value-type="float" office:value="0.185483870967742" calcext:value-type="float">
            <text:p>0,185483871</text:p>
          </table:table-cell>
          <table:table-cell table:formula="of:=[.F69]/[.$B$6]" office:value-type="float" office:value="0.52" calcext:value-type="float">
            <text:p>0,520000000</text:p>
          </table:table-cell>
          <table:table-cell table:formula="of:=([.$B$7]-[.C69])/[.$B$7]" office:value-type="float" office:value="0.855611806772243" calcext:value-type="float">
            <text:p>0,855611807</text:p>
          </table:table-cell>
          <table:table-cell table:formula="of:=[.G69]*[.$F$5]+[.H69]*[.$F$6]+[.I69]*[.$F$7]" office:value-type="float" office:value="0.41986429683832" calcext:value-type="float">
            <text:p>0,4198642968</text:p>
          </table:table-cell>
          <table:table-cell table:formula="of:=RANK([.J69];[.$J$11:.$J$100])" office:value-type="float" office:value="59" calcext:value-type="float">
            <text:p>59</text:p>
          </table:table-cell>
          <table:table-cell table:formula="of:=[.G69]*[.$I$5]+[.H69]*[.$I$6]+[.I69]*[.$I$7]" office:value-type="float" office:value="0.621012245353669" calcext:value-type="float">
            <text:p>0,6210122454</text:p>
          </table:table-cell>
          <table:table-cell table:formula="of:=RANK([.L69];[.$L$11:.$L$100])" office:value-type="float" office:value="18" calcext:value-type="float">
            <text:p>18</text:p>
          </table:table-cell>
          <table:table-cell table:formula="of:=RANK([.D69];[.$D$11:.$D$100]; 1)" office:value-type="float" office:value="9" calcext:value-type="float">
            <text:p>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75</text:p>
          </table:table-cell>
          <table:table-cell table:formula="of:=NOW() - [.D70]" office:value-type="date" office:date-value="2016-01-21T22:46:06.459" calcext:value-type="date">
            <text:p>21.01.2016 22:46:06</text:p>
          </table:table-cell>
          <table:table-cell office:value-type="float" office:value="25483333" calcext:value-type="float">
            <text:p>25483333</text:p>
          </table:table-cell>
          <table:table-cell table:formula="of:=[.C70]/60/60/24" office:value-type="float" office:value="294.945983796296" calcext:value-type="float">
            <text:p>294,95</text:p>
          </table:table-cell>
          <table:table-cell office:value-type="float" office:value="226" calcext:value-type="float">
            <text:p>226</text:p>
          </table:table-cell>
          <table:table-cell office:value-type="float" office:value="8" calcext:value-type="float">
            <text:p>8</text:p>
          </table:table-cell>
          <table:table-cell table:formula="of:=([.E70]/[.$B$5])" office:value-type="float" office:value="0.455645161290323" calcext:value-type="float">
            <text:p>0,455645161</text:p>
          </table:table-cell>
          <table:table-cell table:formula="of:=[.F70]/[.$B$6]" office:value-type="float" office:value="0.08" calcext:value-type="float">
            <text:p>0,080000000</text:p>
          </table:table-cell>
          <table:table-cell table:formula="of:=([.$B$7]-[.C70])/[.$B$7]" office:value-type="float" office:value="0.837425255702112" calcext:value-type="float">
            <text:p>0,837425256</text:p>
          </table:table-cell>
          <table:table-cell table:formula="of:=[.G70]*[.$F$5]+[.H70]*[.$F$6]+[.I70]*[.$F$7]" office:value-type="float" office:value="0.419307631785584" calcext:value-type="float">
            <text:p>0,4193076318</text:p>
          </table:table-cell>
          <table:table-cell table:formula="of:=RANK([.J70];[.$J$11:.$J$100])" office:value-type="float" office:value="60" calcext:value-type="float">
            <text:p>60</text:p>
          </table:table-cell>
          <table:table-cell table:formula="of:=[.G70]*[.$I$5]+[.H70]*[.$I$6]+[.I70]*[.$I$7]" office:value-type="float" office:value="0.647148701808364" calcext:value-type="float">
            <text:p>0,6471487018</text:p>
          </table:table-cell>
          <table:table-cell table:formula="of:=RANK([.L70];[.$L$11:.$L$100])" office:value-type="float" office:value="16" calcext:value-type="float">
            <text:p>16</text:p>
          </table:table-cell>
          <table:table-cell table:formula="of:=RANK([.D70];[.$D$11:.$D$100]; 1)" office:value-type="float" office:value="10" calcext:value-type="float">
            <text:p>1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12</text:p>
          </table:table-cell>
          <table:table-cell table:formula="of:=NOW() - [.D71]" office:value-type="date" office:date-value="2011-12-31T05:35:28.459" calcext:value-type="date">
            <text:p>31.12.2011 05:35:28</text:p>
          </table:table-cell>
          <table:table-cell office:value-type="float" office:value="153589971" calcext:value-type="float">
            <text:p>153589971</text:p>
          </table:table-cell>
          <table:table-cell table:formula="of:=[.C71]/60/60/24" office:value-type="float" office:value="1777.66170138889" calcext:value-type="float">
            <text:p>1777,66</text:p>
          </table:table-cell>
          <table:table-cell office:value-type="float" office:value="220" calcext:value-type="float">
            <text:p>220</text:p>
          </table:table-cell>
          <table:table-cell office:value-type="float" office:value="61" calcext:value-type="float">
            <text:p>61</text:p>
          </table:table-cell>
          <table:table-cell table:formula="of:=([.E71]/[.$B$5])" office:value-type="float" office:value="0.443548387096774" calcext:value-type="float">
            <text:p>0,443548387</text:p>
          </table:table-cell>
          <table:table-cell table:formula="of:=[.F71]/[.$B$6]" office:value-type="float" office:value="0.61" calcext:value-type="float">
            <text:p>0,610000000</text:p>
          </table:table-cell>
          <table:table-cell table:formula="of:=([.$B$7]-[.C71])/[.$B$7]" office:value-type="float" office:value="0.0201497479923433" calcext:value-type="float">
            <text:p>0,020149748</text:p>
          </table:table-cell>
          <table:table-cell table:formula="of:=[.G71]*[.$F$5]+[.H71]*[.$F$6]+[.I71]*[.$F$7]" office:value-type="float" office:value="0.408804143146856" calcext:value-type="float">
            <text:p>0,4088041431</text:p>
          </table:table-cell>
          <table:table-cell table:formula="of:=RANK([.J71];[.$J$11:.$J$100])" office:value-type="float" office:value="61" calcext:value-type="float">
            <text:p>61</text:p>
          </table:table-cell>
          <table:table-cell table:formula="of:=[.G71]*[.$I$5]+[.H71]*[.$I$6]+[.I71]*[.$I$7]" office:value-type="float" office:value="0.206154364924438" calcext:value-type="float">
            <text:p>0,2061543649</text:p>
          </table:table-cell>
          <table:table-cell table:formula="of:=RANK([.L71];[.$L$11:.$L$100])" office:value-type="float" office:value="87" calcext:value-type="float">
            <text:p>87</text:p>
          </table:table-cell>
          <table:table-cell table:formula="of:=RANK([.D71];[.$D$11:.$D$100]; 1)" office:value-type="float" office:value="87" calcext:value-type="float">
            <text:p>8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64</text:p>
          </table:table-cell>
          <table:table-cell table:formula="of:=NOW() - [.D72]" office:value-type="date" office:date-value="2014-11-06T22:22:27.459" calcext:value-type="date">
            <text:p>06.11.2014 22:22:27</text:p>
          </table:table-cell>
          <table:table-cell office:value-type="float" office:value="63587152" calcext:value-type="float">
            <text:p>63587152</text:p>
          </table:table-cell>
          <table:table-cell table:formula="of:=[.C72]/60/60/24" office:value-type="float" office:value="735.962407407407" calcext:value-type="float">
            <text:p>735,96</text:p>
          </table:table-cell>
          <table:table-cell office:value-type="float" office:value="126" calcext:value-type="float">
            <text:p>126</text:p>
          </table:table-cell>
          <table:table-cell office:value-type="float" office:value="54" calcext:value-type="float">
            <text:p>54</text:p>
          </table:table-cell>
          <table:table-cell table:formula="of:=([.E72]/[.$B$5])" office:value-type="float" office:value="0.254032258064516" calcext:value-type="float">
            <text:p>0,254032258</text:p>
          </table:table-cell>
          <table:table-cell table:formula="of:=[.F72]/[.$B$6]" office:value-type="float" office:value="0.54" calcext:value-type="float">
            <text:p>0,540000000</text:p>
          </table:table-cell>
          <table:table-cell table:formula="of:=([.$B$7]-[.C72])/[.$B$7]" office:value-type="float" office:value="0.59433622842699" calcext:value-type="float">
            <text:p>0,594336228</text:p>
          </table:table-cell>
          <table:table-cell table:formula="of:=[.G72]*[.$F$5]+[.H72]*[.$F$6]+[.I72]*[.$F$7]" office:value-type="float" office:value="0.407883374717656" calcext:value-type="float">
            <text:p>0,4078833747</text:p>
          </table:table-cell>
          <table:table-cell table:formula="of:=RANK([.J72];[.$J$11:.$J$100])" office:value-type="float" office:value="62" calcext:value-type="float">
            <text:p>62</text:p>
          </table:table-cell>
          <table:table-cell table:formula="of:=[.G72]*[.$I$5]+[.H72]*[.$I$6]+[.I72]*[.$I$7]" office:value-type="float" office:value="0.486811414475549" calcext:value-type="float">
            <text:p>0,4868114145</text:p>
          </table:table-cell>
          <table:table-cell table:formula="of:=RANK([.L72];[.$L$11:.$L$100])" office:value-type="float" office:value="43" calcext:value-type="float">
            <text:p>43</text:p>
          </table:table-cell>
          <table:table-cell table:formula="of:=RANK([.D72];[.$D$11:.$D$100]; 1)" office:value-type="float" office:value="28" calcext:value-type="float">
            <text:p>2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78</text:p>
          </table:table-cell>
          <table:table-cell table:formula="of:=NOW() - [.D73]" office:value-type="date" office:date-value="2012-06-27T14:08:11.459" calcext:value-type="date">
            <text:p>27.06.2012 14:08:11</text:p>
          </table:table-cell>
          <table:table-cell office:value-type="float" office:value="138093608" calcext:value-type="float">
            <text:p>138093608</text:p>
          </table:table-cell>
          <table:table-cell table:formula="of:=[.C73]/60/60/24" office:value-type="float" office:value="1598.30564814815" calcext:value-type="float">
            <text:p>1598,31</text:p>
          </table:table-cell>
          <table:table-cell office:value-type="float" office:value="177" calcext:value-type="float">
            <text:p>177</text:p>
          </table:table-cell>
          <table:table-cell office:value-type="float" office:value="68" calcext:value-type="float">
            <text:p>68</text:p>
          </table:table-cell>
          <table:table-cell table:formula="of:=([.E73]/[.$B$5])" office:value-type="float" office:value="0.356854838709677" calcext:value-type="float">
            <text:p>0,356854839</text:p>
          </table:table-cell>
          <table:table-cell table:formula="of:=[.F73]/[.$B$6]" office:value-type="float" office:value="0.68" calcext:value-type="float">
            <text:p>0,680000000</text:p>
          </table:table-cell>
          <table:table-cell table:formula="of:=([.$B$7]-[.C73])/[.$B$7]" office:value-type="float" office:value="0.119011119551246" calcext:value-type="float">
            <text:p>0,119011120</text:p>
          </table:table-cell>
          <table:table-cell table:formula="of:=[.G73]*[.$F$5]+[.H73]*[.$F$6]+[.I73]*[.$F$7]" office:value-type="float" office:value="0.406229643265088" calcext:value-type="float">
            <text:p>0,4062296433</text:p>
          </table:table-cell>
          <table:table-cell table:formula="of:=RANK([.J73];[.$J$11:.$J$100])" office:value-type="float" office:value="63" calcext:value-type="float">
            <text:p>63</text:p>
          </table:table-cell>
          <table:table-cell table:formula="of:=[.G73]*[.$I$5]+[.H73]*[.$I$6]+[.I73]*[.$I$7]" office:value-type="float" office:value="0.246463123343651" calcext:value-type="float">
            <text:p>0,2464631233</text:p>
          </table:table-cell>
          <table:table-cell table:formula="of:=RANK([.L73];[.$L$11:.$L$100])" office:value-type="float" office:value="82" calcext:value-type="float">
            <text:p>82</text:p>
          </table:table-cell>
          <table:table-cell table:formula="of:=RANK([.D73];[.$D$11:.$D$100]; 1)" office:value-type="float" office:value="81" calcext:value-type="float">
            <text:p>8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52</text:p>
          </table:table-cell>
          <table:table-cell table:formula="of:=NOW() - [.D74]" office:value-type="date" office:date-value="2012-12-20T23:30:26.459" calcext:value-type="date">
            <text:p>20.12.2012 23:30:26</text:p>
          </table:table-cell>
          <table:table-cell office:value-type="float" office:value="122853473" calcext:value-type="float">
            <text:p>122853473</text:p>
          </table:table-cell>
          <table:table-cell table:formula="of:=[.C74]/60/60/24" office:value-type="float" office:value="1421.91519675926" calcext:value-type="float">
            <text:p>1421,92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table:formula="of:=([.E74]/[.$B$5])" office:value-type="float" office:value="0.342741935483871" calcext:value-type="float">
            <text:p>0,342741935</text:p>
          </table:table-cell>
          <table:table-cell table:formula="of:=[.F74]/[.$B$6]" office:value-type="float" office:value="0.6" calcext:value-type="float">
            <text:p>0,600000000</text:p>
          </table:table-cell>
          <table:table-cell table:formula="of:=([.$B$7]-[.C74])/[.$B$7]" office:value-type="float" office:value="0.216237846160764" calcext:value-type="float">
            <text:p>0,216237846</text:p>
          </table:table-cell>
          <table:table-cell table:formula="of:=[.G74]*[.$F$5]+[.H74]*[.$F$6]+[.I74]*[.$F$7]" office:value-type="float" office:value="0.394618536974088" calcext:value-type="float">
            <text:p>0,3946185370</text:p>
          </table:table-cell>
          <table:table-cell table:formula="of:=RANK([.J74];[.$J$11:.$J$100])" office:value-type="float" office:value="64" calcext:value-type="float">
            <text:p>64</text:p>
          </table:table-cell>
          <table:table-cell table:formula="of:=[.G74]*[.$I$5]+[.H74]*[.$I$6]+[.I74]*[.$I$7]" office:value-type="float" office:value="0.29256528834162" calcext:value-type="float">
            <text:p>0,2925652883</text:p>
          </table:table-cell>
          <table:table-cell table:formula="of:=RANK([.L74];[.$L$11:.$L$100])" office:value-type="float" office:value="73" calcext:value-type="float">
            <text:p>73</text:p>
          </table:table-cell>
          <table:table-cell table:formula="of:=RANK([.D74];[.$D$11:.$D$100]; 1)" office:value-type="float" office:value="70" calcext:value-type="float">
            <text:p>7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49</text:p>
          </table:table-cell>
          <table:table-cell table:formula="of:=NOW() - [.D75]" office:value-type="date" office:date-value="2015-02-06T01:23:51.46" calcext:value-type="date">
            <text:p>06.02.2015 01:23:51</text:p>
          </table:table-cell>
          <table:table-cell office:value-type="float" office:value="55713868" calcext:value-type="float">
            <text:p>55713868</text:p>
          </table:table-cell>
          <table:table-cell table:formula="of:=[.C75]/60/60/24" office:value-type="float" office:value="644.836435185185" calcext:value-type="float">
            <text:p>644,84</text:p>
          </table:table-cell>
          <table:table-cell office:value-type="float" office:value="236" calcext:value-type="float">
            <text:p>236</text:p>
          </table:table-cell>
          <table:table-cell office:value-type="float" office:value="9" calcext:value-type="float">
            <text:p>9</text:p>
          </table:table-cell>
          <table:table-cell table:formula="of:=([.E75]/[.$B$5])" office:value-type="float" office:value="0.475806451612903" calcext:value-type="float">
            <text:p>0,475806452</text:p>
          </table:table-cell>
          <table:table-cell table:formula="of:=[.F75]/[.$B$6]" office:value-type="float" office:value="0.09" calcext:value-type="float">
            <text:p>0,090000000</text:p>
          </table:table-cell>
          <table:table-cell table:formula="of:=([.$B$7]-[.C75])/[.$B$7]" office:value-type="float" office:value="0.644565024365287" calcext:value-type="float">
            <text:p>0,644565024</text:p>
          </table:table-cell>
          <table:table-cell table:formula="of:=[.G75]*[.$F$5]+[.H75]*[.$F$6]+[.I75]*[.$F$7]" office:value-type="float" office:value="0.393816230679509" calcext:value-type="float">
            <text:p>0,3938162307</text:p>
          </table:table-cell>
          <table:table-cell table:formula="of:=RANK([.J75];[.$J$11:.$J$100])" office:value-type="float" office:value="65" calcext:value-type="float">
            <text:p>65</text:p>
          </table:table-cell>
          <table:table-cell table:formula="of:=[.G75]*[.$I$5]+[.H75]*[.$I$6]+[.I75]*[.$I$7]" office:value-type="float" office:value="0.538480950103043" calcext:value-type="float">
            <text:p>0,5384809501</text:p>
          </table:table-cell>
          <table:table-cell table:formula="of:=RANK([.L75];[.$L$11:.$L$100])" office:value-type="float" office:value="35" calcext:value-type="float">
            <text:p>35</text:p>
          </table:table-cell>
          <table:table-cell table:formula="of:=RANK([.D75];[.$D$11:.$D$100]; 1)" office:value-type="float" office:value="26" calcext:value-type="float">
            <text:p>2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37</text:p>
          </table:table-cell>
          <table:table-cell table:formula="of:=NOW() - [.D76]" office:value-type="date" office:date-value="2013-03-17T17:10:00.46" calcext:value-type="date">
            <text:p>17.03.2013 17:10:00</text:p>
          </table:table-cell>
          <table:table-cell office:value-type="float" office:value="115359499" calcext:value-type="float">
            <text:p>115359499</text:p>
          </table:table-cell>
          <table:table-cell table:formula="of:=[.C76]/60/60/24" office:value-type="float" office:value="1335.17938657407" calcext:value-type="float">
            <text:p>1335,18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table:formula="of:=([.E76]/[.$B$5])" office:value-type="float" office:value="0.0806451612903226" calcext:value-type="float">
            <text:p>0,080645161</text:p>
          </table:table-cell>
          <table:table-cell table:formula="of:=[.F76]/[.$B$6]" office:value-type="float" office:value="0.98" calcext:value-type="float">
            <text:p>0,980000000</text:p>
          </table:table-cell>
          <table:table-cell table:formula="of:=([.$B$7]-[.C76])/[.$B$7]" office:value-type="float" office:value="0.264046777073569" calcext:value-type="float">
            <text:p>0,264046777</text:p>
          </table:table-cell>
          <table:table-cell table:formula="of:=[.G76]*[.$F$5]+[.H76]*[.$F$6]+[.I76]*[.$F$7]" office:value-type="float" office:value="0.387131936059875" calcext:value-type="float">
            <text:p>0,3871319361</text:p>
          </table:table-cell>
          <table:table-cell table:formula="of:=RANK([.J76];[.$J$11:.$J$100])" office:value-type="float" office:value="66" calcext:value-type="float">
            <text:p>66</text:p>
          </table:table-cell>
          <table:table-cell table:formula="of:=[.G76]*[.$I$5]+[.H76]*[.$I$6]+[.I76]*[.$I$7]" office:value-type="float" office:value="0.280621614631238" calcext:value-type="float">
            <text:p>0,2806216146</text:p>
          </table:table-cell>
          <table:table-cell table:formula="of:=RANK([.L76];[.$L$11:.$L$100])" office:value-type="float" office:value="76" calcext:value-type="float">
            <text:p>76</text:p>
          </table:table-cell>
          <table:table-cell table:formula="of:=RANK([.D76];[.$D$11:.$D$100]; 1)" office:value-type="float" office:value="66" calcext:value-type="float">
            <text:p>6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19</text:p>
          </table:table-cell>
          <table:table-cell table:formula="of:=NOW() - [.D77]" office:value-type="date" office:date-value="2012-09-14T13:50:27.46" calcext:value-type="date">
            <text:p>14.09.2012 13:50:27</text:p>
          </table:table-cell>
          <table:table-cell office:value-type="float" office:value="131269072" calcext:value-type="float">
            <text:p>131269072</text:p>
          </table:table-cell>
          <table:table-cell table:formula="of:=[.C77]/60/60/24" office:value-type="float" office:value="1519.31796296296" calcext:value-type="float">
            <text:p>1519,32</text:p>
          </table:table-cell>
          <table:table-cell office:value-type="float" office:value="167" calcext:value-type="float">
            <text:p>167</text:p>
          </table:table-cell>
          <table:table-cell office:value-type="float" office:value="62" calcext:value-type="float">
            <text:p>62</text:p>
          </table:table-cell>
          <table:table-cell table:formula="of:=([.E77]/[.$B$5])" office:value-type="float" office:value="0.336693548387097" calcext:value-type="float">
            <text:p>0,336693548</text:p>
          </table:table-cell>
          <table:table-cell table:formula="of:=[.F77]/[.$B$6]" office:value-type="float" office:value="0.62" calcext:value-type="float">
            <text:p>0,620000000</text:p>
          </table:table-cell>
          <table:table-cell table:formula="of:=([.$B$7]-[.C77])/[.$B$7]" office:value-type="float" office:value="0.162549270355607" calcext:value-type="float">
            <text:p>0,162549270</text:p>
          </table:table-cell>
          <table:table-cell table:formula="of:=[.G77]*[.$F$5]+[.H77]*[.$F$6]+[.I77]*[.$F$7]" office:value-type="float" office:value="0.38685662826467" calcext:value-type="float">
            <text:p>0,3868566283</text:p>
          </table:table-cell>
          <table:table-cell table:formula="of:=RANK([.J77];[.$J$11:.$J$100])" office:value-type="float" office:value="67" calcext:value-type="float">
            <text:p>67</text:p>
          </table:table-cell>
          <table:table-cell table:formula="of:=[.G77]*[.$I$5]+[.H77]*[.$I$6]+[.I77]*[.$I$7]" office:value-type="float" office:value="0.260537626729493" calcext:value-type="float">
            <text:p>0,2605376267</text:p>
          </table:table-cell>
          <table:table-cell table:formula="of:=RANK([.L77];[.$L$11:.$L$100])" office:value-type="float" office:value="81" calcext:value-type="float">
            <text:p>81</text:p>
          </table:table-cell>
          <table:table-cell table:formula="of:=RANK([.D77];[.$D$11:.$D$100]; 1)" office:value-type="float" office:value="74" calcext:value-type="float">
            <text:p>7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27</text:p>
          </table:table-cell>
          <table:table-cell table:formula="of:=NOW() - [.D78]" office:value-type="date" office:date-value="2016-02-26T20:00:44.46" calcext:value-type="date">
            <text:p>26.02.2016 20:00:44</text:p>
          </table:table-cell>
          <table:table-cell office:value-type="float" office:value="22382855" calcext:value-type="float">
            <text:p>22382855</text:p>
          </table:table-cell>
          <table:table-cell table:formula="of:=[.C78]/60/60/24" office:value-type="float" office:value="259.060821759259" calcext:value-type="float">
            <text:p>259,06</text:p>
          </table:table-cell>
          <table:table-cell office:value-type="float" office:value="89" calcext:value-type="float">
            <text:p>89</text:p>
          </table:table-cell>
          <table:table-cell office:value-type="float" office:value="33" calcext:value-type="float">
            <text:p>33</text:p>
          </table:table-cell>
          <table:table-cell table:formula="of:=([.E78]/[.$B$5])" office:value-type="float" office:value="0.179435483870968" calcext:value-type="float">
            <text:p>0,179435484</text:p>
          </table:table-cell>
          <table:table-cell table:formula="of:=[.F78]/[.$B$6]" office:value-type="float" office:value="0.33" calcext:value-type="float">
            <text:p>0,330000000</text:p>
          </table:table-cell>
          <table:table-cell table:formula="of:=([.$B$7]-[.C78])/[.$B$7]" office:value-type="float" office:value="0.857205220043952" calcext:value-type="float">
            <text:p>0,857205220</text:p>
          </table:table-cell>
          <table:table-cell table:formula="of:=[.G78]*[.$F$5]+[.H78]*[.$F$6]+[.I78]*[.$F$7]" office:value-type="float" office:value="0.360158785944274" calcext:value-type="float">
            <text:p>0,3601587859</text:p>
          </table:table-cell>
          <table:table-cell table:formula="of:=RANK([.J78];[.$J$11:.$J$100])" office:value-type="float" office:value="68" calcext:value-type="float">
            <text:p>68</text:p>
          </table:table-cell>
          <table:table-cell table:formula="of:=[.G78]*[.$I$5]+[.H78]*[.$I$6]+[.I78]*[.$I$7]" office:value-type="float" office:value="0.601153777187662" calcext:value-type="float">
            <text:p>0,6011537772</text:p>
          </table:table-cell>
          <table:table-cell table:formula="of:=RANK([.L78];[.$L$11:.$L$100])" office:value-type="float" office:value="21" calcext:value-type="float">
            <text:p>21</text:p>
          </table:table-cell>
          <table:table-cell table:formula="of:=RANK([.D78];[.$D$11:.$D$100]; 1)" office:value-type="float" office:value="8" calcext:value-type="float">
            <text:p>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15</text:p>
          </table:table-cell>
          <table:table-cell table:formula="of:=NOW() - [.D79]" office:value-type="date" office:date-value="2014-04-29T02:14:11.461" calcext:value-type="date">
            <text:p>29.04.2014 02:14:11</text:p>
          </table:table-cell>
          <table:table-cell office:value-type="float" office:value="80162048" calcext:value-type="float">
            <text:p>80162048</text:p>
          </table:table-cell>
          <table:table-cell table:formula="of:=[.C79]/60/60/24" office:value-type="float" office:value="927.801481481482" calcext:value-type="float">
            <text:p>927,8</text:p>
          </table:table-cell>
          <table:table-cell office:value-type="float" office:value="220" calcext:value-type="float">
            <text:p>220</text:p>
          </table:table-cell>
          <table:table-cell office:value-type="float" office:value="13" calcext:value-type="float">
            <text:p>13</text:p>
          </table:table-cell>
          <table:table-cell table:formula="of:=([.E79]/[.$B$5])" office:value-type="float" office:value="0.443548387096774" calcext:value-type="float">
            <text:p>0,443548387</text:p>
          </table:table-cell>
          <table:table-cell table:formula="of:=[.F79]/[.$B$6]" office:value-type="float" office:value="0.13" calcext:value-type="float">
            <text:p>0,130000000</text:p>
          </table:table-cell>
          <table:table-cell table:formula="of:=([.$B$7]-[.C79])/[.$B$7]" office:value-type="float" office:value="0.488594193860159" calcext:value-type="float">
            <text:p>0,488594194</text:p>
          </table:table-cell>
          <table:table-cell table:formula="of:=[.G79]*[.$F$5]+[.H79]*[.$F$6]+[.I79]*[.$F$7]" office:value-type="float" office:value="0.358493032320419" calcext:value-type="float">
            <text:p>0,3584930323</text:p>
          </table:table-cell>
          <table:table-cell table:formula="of:=RANK([.J79];[.$J$11:.$J$100])" office:value-type="float" office:value="69" calcext:value-type="float">
            <text:p>69</text:p>
          </table:table-cell>
          <table:table-cell table:formula="of:=[.G79]*[.$I$5]+[.H79]*[.$I$6]+[.I79]*[.$I$7]" office:value-type="float" office:value="0.439221032445127" calcext:value-type="float">
            <text:p>0,4392210324</text:p>
          </table:table-cell>
          <table:table-cell table:formula="of:=RANK([.L79];[.$L$11:.$L$100])" office:value-type="float" office:value="51" calcext:value-type="float">
            <text:p>51</text:p>
          </table:table-cell>
          <table:table-cell table:formula="of:=RANK([.D79];[.$D$11:.$D$100]; 1)" office:value-type="float" office:value="42" calcext:value-type="float">
            <text:p>4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40</text:p>
          </table:table-cell>
          <table:table-cell table:formula="of:=NOW() - [.D80]" office:value-type="date" office:date-value="2014-07-18T00:37:21.461" calcext:value-type="date">
            <text:p>18.07.2014 00:37:21</text:p>
          </table:table-cell>
          <table:table-cell office:value-type="float" office:value="73255858" calcext:value-type="float">
            <text:p>73255858</text:p>
          </table:table-cell>
          <table:table-cell table:formula="of:=[.C80]/60/60/24" office:value-type="float" office:value="847.868726851852" calcext:value-type="float">
            <text:p>847,87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([.E80]/[.$B$5])" office:value-type="float" office:value="0.0100806451612903" calcext:value-type="float">
            <text:p>0,010080645</text:p>
          </table:table-cell>
          <table:table-cell table:formula="of:=[.F80]/[.$B$6]" office:value-type="float" office:value="0.8" calcext:value-type="float">
            <text:p>0,800000000</text:p>
          </table:table-cell>
          <table:table-cell table:formula="of:=([.$B$7]-[.C80])/[.$B$7]" office:value-type="float" office:value="0.532653268602173" calcext:value-type="float">
            <text:p>0,532653269</text:p>
          </table:table-cell>
          <table:table-cell table:formula="of:=[.G80]*[.$F$5]+[.H80]*[.$F$6]+[.I80]*[.$F$7]" office:value-type="float" office:value="0.35157097630108" calcext:value-type="float">
            <text:p>0,3515709763</text:p>
          </table:table-cell>
          <table:table-cell table:formula="of:=RANK([.J80];[.$J$11:.$J$100])" office:value-type="float" office:value="70" calcext:value-type="float">
            <text:p>70</text:p>
          </table:table-cell>
          <table:table-cell table:formula="of:=[.G80]*[.$I$5]+[.H80]*[.$I$6]+[.I80]*[.$I$7]" office:value-type="float" office:value="0.402616154709691" calcext:value-type="float">
            <text:p>0,4026161547</text:p>
          </table:table-cell>
          <table:table-cell table:formula="of:=RANK([.L80];[.$L$11:.$L$100])" office:value-type="float" office:value="60" calcext:value-type="float">
            <text:p>60</text:p>
          </table:table-cell>
          <table:table-cell table:formula="of:=RANK([.D80];[.$D$11:.$D$100]; 1)" office:value-type="float" office:value="33" calcext:value-type="float">
            <text:p>3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46</text:p>
          </table:table-cell>
          <table:table-cell table:formula="of:=NOW() - [.D81]" office:value-type="date" office:date-value="2014-03-18T22:51:33.461" calcext:value-type="date">
            <text:p>18.03.2014 22:51:33</text:p>
          </table:table-cell>
          <table:table-cell office:value-type="float" office:value="83716606" calcext:value-type="float">
            <text:p>83716606</text:p>
          </table:table-cell>
          <table:table-cell table:formula="of:=[.C81]/60/60/24" office:value-type="float" office:value="968.942199074074" calcext:value-type="float">
            <text:p>968,94</text:p>
          </table:table-cell>
          <table:table-cell office:value-type="float" office:value="104" calcext:value-type="float">
            <text:p>104</text:p>
          </table:table-cell>
          <table:table-cell office:value-type="float" office:value="45" calcext:value-type="float">
            <text:p>45</text:p>
          </table:table-cell>
          <table:table-cell table:formula="of:=([.E81]/[.$B$5])" office:value-type="float" office:value="0.209677419354839" calcext:value-type="float">
            <text:p>0,209677419</text:p>
          </table:table-cell>
          <table:table-cell table:formula="of:=[.F81]/[.$B$6]" office:value-type="float" office:value="0.45" calcext:value-type="float">
            <text:p>0,450000000</text:p>
          </table:table-cell>
          <table:table-cell table:formula="of:=([.$B$7]-[.C81])/[.$B$7]" office:value-type="float" office:value="0.465917358065484" calcext:value-type="float">
            <text:p>0,465917358</text:p>
          </table:table-cell>
          <table:table-cell table:formula="of:=[.G81]*[.$F$5]+[.H81]*[.$F$6]+[.I81]*[.$F$7]" office:value-type="float" office:value="0.333022181290516" calcext:value-type="float">
            <text:p>0,3330221813</text:p>
          </table:table-cell>
          <table:table-cell table:formula="of:=RANK([.J81];[.$J$11:.$J$100])" office:value-type="float" office:value="71" calcext:value-type="float">
            <text:p>71</text:p>
          </table:table-cell>
          <table:table-cell table:formula="of:=[.G81]*[.$I$5]+[.H81]*[.$I$6]+[.I81]*[.$I$7]" office:value-type="float" office:value="0.387453640645742" calcext:value-type="float">
            <text:p>0,3874536406</text:p>
          </table:table-cell>
          <table:table-cell table:formula="of:=RANK([.L81];[.$L$11:.$L$100])" office:value-type="float" office:value="63" calcext:value-type="float">
            <text:p>63</text:p>
          </table:table-cell>
          <table:table-cell table:formula="of:=RANK([.D81];[.$D$11:.$D$100]; 1)" office:value-type="float" office:value="43" calcext:value-type="float">
            <text:p>4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39</text:p>
          </table:table-cell>
          <table:table-cell table:formula="of:=NOW() - [.D82]" office:value-type="date" office:date-value="2014-08-15T13:31:20.461" calcext:value-type="date">
            <text:p>15.08.2014 13:31:20</text:p>
          </table:table-cell>
          <table:table-cell office:value-type="float" office:value="70790219" calcext:value-type="float">
            <text:p>70790219</text:p>
          </table:table-cell>
          <table:table-cell table:formula="of:=[.C82]/60/60/24" office:value-type="float" office:value="819.331238425926" calcext:value-type="float">
            <text:p>819,33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formula="of:=([.E82]/[.$B$5])" office:value-type="float" office:value="0.104838709677419" calcext:value-type="float">
            <text:p>0,104838710</text:p>
          </table:table-cell>
          <table:table-cell table:formula="of:=[.F82]/[.$B$6]" office:value-type="float" office:value="0.56" calcext:value-type="float">
            <text:p>0,560000000</text:p>
          </table:table-cell>
          <table:table-cell table:formula="of:=([.$B$7]-[.C82])/[.$B$7]" office:value-type="float" office:value="0.548383182344456" calcext:value-type="float">
            <text:p>0,548383182</text:p>
          </table:table-cell>
          <table:table-cell table:formula="of:=[.G82]*[.$F$5]+[.H82]*[.$F$6]+[.I82]*[.$F$7]" office:value-type="float" office:value="0.330095991307601" calcext:value-type="float">
            <text:p>0,3300959913</text:p>
          </table:table-cell>
          <table:table-cell table:formula="of:=RANK([.J82];[.$J$11:.$J$100])" office:value-type="float" office:value="72" calcext:value-type="float">
            <text:p>72</text:p>
          </table:table-cell>
          <table:table-cell table:formula="of:=[.G82]*[.$I$5]+[.H82]*[.$I$6]+[.I82]*[.$I$7]" office:value-type="float" office:value="0.4164815223099" calcext:value-type="float">
            <text:p>0,4164815223</text:p>
          </table:table-cell>
          <table:table-cell table:formula="of:=RANK([.L82];[.$L$11:.$L$100])" office:value-type="float" office:value="58" calcext:value-type="float">
            <text:p>58</text:p>
          </table:table-cell>
          <table:table-cell table:formula="of:=RANK([.D82];[.$D$11:.$D$100]; 1)"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55</text:p>
          </table:table-cell>
          <table:table-cell table:formula="of:=NOW() - [.D83]" office:value-type="date" office:date-value="2012-04-07T18:04:22.461" calcext:value-type="date">
            <text:p>07.04.2012 18:04:22</text:p>
          </table:table-cell>
          <table:table-cell office:value-type="float" office:value="145077837" calcext:value-type="float">
            <text:p>145077837</text:p>
          </table:table-cell>
          <table:table-cell table:formula="of:=[.C83]/60/60/24" office:value-type="float" office:value="1679.14163194444" calcext:value-type="float">
            <text:p>1679,14</text:p>
          </table:table-cell>
          <table:table-cell office:value-type="float" office:value="232" calcext:value-type="float">
            <text:p>232</text:p>
          </table:table-cell>
          <table:table-cell office:value-type="float" office:value="25" calcext:value-type="float">
            <text:p>25</text:p>
          </table:table-cell>
          <table:table-cell table:formula="of:=([.E83]/[.$B$5])" office:value-type="float" office:value="0.467741935483871" calcext:value-type="float">
            <text:p>0,467741935</text:p>
          </table:table-cell>
          <table:table-cell table:formula="of:=[.F83]/[.$B$6]" office:value-type="float" office:value="0.25" calcext:value-type="float">
            <text:p>0,250000000</text:p>
          </table:table-cell>
          <table:table-cell table:formula="of:=([.$B$7]-[.C83])/[.$B$7]" office:value-type="float" office:value="0.074454183306176" calcext:value-type="float">
            <text:p>0,074454183</text:p>
          </table:table-cell>
          <table:table-cell table:formula="of:=[.G83]*[.$F$5]+[.H83]*[.$F$6]+[.I83]*[.$F$7]" office:value-type="float" office:value="0.323761804403171" calcext:value-type="float">
            <text:p>0,3237618044</text:p>
          </table:table-cell>
          <table:table-cell table:formula="of:=RANK([.J83];[.$J$11:.$J$100])" office:value-type="float" office:value="73" calcext:value-type="float">
            <text:p>73</text:p>
          </table:table-cell>
          <table:table-cell table:formula="of:=[.G83]*[.$I$5]+[.H83]*[.$I$6]+[.I83]*[.$I$7]" office:value-type="float" office:value="0.209995090628867" calcext:value-type="float">
            <text:p>0,2099950906</text:p>
          </table:table-cell>
          <table:table-cell table:formula="of:=RANK([.L83];[.$L$11:.$L$100])" office:value-type="float" office:value="86" calcext:value-type="float">
            <text:p>86</text:p>
          </table:table-cell>
          <table:table-cell table:formula="of:=RANK([.D83];[.$D$11:.$D$100]; 1)" office:value-type="float" office:value="84" calcext:value-type="float">
            <text:p>8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48</text:p>
          </table:table-cell>
          <table:table-cell table:formula="of:=NOW() - [.D84]" office:value-type="date" office:date-value="2013-05-16T20:31:23.462" calcext:value-type="date">
            <text:p>16.05.2013 20:31:23</text:p>
          </table:table-cell>
          <table:table-cell office:value-type="float" office:value="110163416" calcext:value-type="float">
            <text:p>110163416</text:p>
          </table:table-cell>
          <table:table-cell table:formula="of:=[.C84]/60/60/24" office:value-type="float" office:value="1275.03953703704" calcext:value-type="float">
            <text:p>1275,04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table:formula="of:=([.E84]/[.$B$5])" office:value-type="float" office:value="0.0826612903225806" calcext:value-type="float">
            <text:p>0,082661290</text:p>
          </table:table-cell>
          <table:table-cell table:formula="of:=[.F84]/[.$B$6]" office:value-type="float" office:value="0.74" calcext:value-type="float">
            <text:p>0,740000000</text:p>
          </table:table-cell>
          <table:table-cell table:formula="of:=([.$B$7]-[.C84])/[.$B$7]" office:value-type="float" office:value="0.297195967765211" calcext:value-type="float">
            <text:p>0,297195968</text:p>
          </table:table-cell>
          <table:table-cell table:formula="of:=[.G84]*[.$F$5]+[.H84]*[.$F$6]+[.I84]*[.$F$7]" office:value-type="float" office:value="0.322769838714333" calcext:value-type="float">
            <text:p>0,3227698387</text:p>
          </table:table-cell>
          <table:table-cell table:formula="of:=RANK([.J84];[.$J$11:.$J$100])" office:value-type="float" office:value="74" calcext:value-type="float">
            <text:p>74</text:p>
          </table:table-cell>
          <table:table-cell table:formula="of:=[.G84]*[.$I$5]+[.H84]*[.$I$6]+[.I84]*[.$I$7]" office:value-type="float" office:value="0.277115967755901" calcext:value-type="float">
            <text:p>0,2771159678</text:p>
          </table:table-cell>
          <table:table-cell table:formula="of:=RANK([.L84];[.$L$11:.$L$100])" office:value-type="float" office:value="77" calcext:value-type="float">
            <text:p>77</text:p>
          </table:table-cell>
          <table:table-cell table:formula="of:=RANK([.D84];[.$D$11:.$D$100]; 1)" office:value-type="float" office:value="60" calcext:value-type="float">
            <text:p>6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8</text:p>
          </table:table-cell>
          <table:table-cell table:formula="of:=NOW() - [.D85]" office:value-type="date" office:date-value="2013-04-28T06:18:45.462" calcext:value-type="date">
            <text:p>28.04.2013 06:18:45</text:p>
          </table:table-cell>
          <table:table-cell office:value-type="float" office:value="111769774" calcext:value-type="float">
            <text:p>111769774</text:p>
          </table:table-cell>
          <table:table-cell table:formula="of:=[.C85]/60/60/24" office:value-type="float" office:value="1293.63164351852" calcext:value-type="float">
            <text:p>1293,63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table:formula="of:=([.E85]/[.$B$5])" office:value-type="float" office:value="0.0907258064516129" calcext:value-type="float">
            <text:p>0,090725806</text:p>
          </table:table-cell>
          <table:table-cell table:formula="of:=[.F85]/[.$B$6]" office:value-type="float" office:value="0.73" calcext:value-type="float">
            <text:p>0,730000000</text:p>
          </table:table-cell>
          <table:table-cell table:formula="of:=([.$B$7]-[.C85])/[.$B$7]" office:value-type="float" office:value="0.28694796601831" calcext:value-type="float">
            <text:p>0,286947966</text:p>
          </table:table-cell>
          <table:table-cell table:formula="of:=[.G85]*[.$F$5]+[.H85]*[.$F$6]+[.I85]*[.$F$7]" office:value-type="float" office:value="0.321752496429468" calcext:value-type="float">
            <text:p>0,3217524964</text:p>
          </table:table-cell>
          <table:table-cell table:formula="of:=RANK([.J85];[.$J$11:.$J$100])" office:value-type="float" office:value="75" calcext:value-type="float">
            <text:p>75</text:p>
          </table:table-cell>
          <table:table-cell table:formula="of:=[.G85]*[.$I$5]+[.H85]*[.$I$6]+[.I85]*[.$I$7]" office:value-type="float" office:value="0.27238652154647" calcext:value-type="float">
            <text:p>0,2723865215</text:p>
          </table:table-cell>
          <table:table-cell table:formula="of:=RANK([.L85];[.$L$11:.$L$100])" office:value-type="float" office:value="78" calcext:value-type="float">
            <text:p>78</text:p>
          </table:table-cell>
          <table:table-cell table:formula="of:=RANK([.D85];[.$D$11:.$D$100]; 1)" office:value-type="float" office:value="62" calcext:value-type="float">
            <text:p>6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5</text:p>
          </table:table-cell>
          <table:table-cell table:formula="of:=NOW() - [.D86]" office:value-type="date" office:date-value="2012-09-07T08:37:47.462" calcext:value-type="date">
            <text:p>07.09.2012 08:37:47</text:p>
          </table:table-cell>
          <table:table-cell office:value-type="float" office:value="131892632" calcext:value-type="float">
            <text:p>131892632</text:p>
          </table:table-cell>
          <table:table-cell table:formula="of:=[.C86]/60/60/24" office:value-type="float" office:value="1526.53509259259" calcext:value-type="float">
            <text:p>1526,54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table:formula="of:=([.E86]/[.$B$5])" office:value-type="float" office:value="0.175403225806452" calcext:value-type="float">
            <text:p>0,175403226</text:p>
          </table:table-cell>
          <table:table-cell table:formula="of:=[.F86]/[.$B$6]" office:value-type="float" office:value="0.65" calcext:value-type="float">
            <text:p>0,650000000</text:p>
          </table:table-cell>
          <table:table-cell table:formula="of:=([.$B$7]-[.C86])/[.$B$7]" office:value-type="float" office:value="0.158571175827925" calcext:value-type="float">
            <text:p>0,158571176</text:p>
          </table:table-cell>
          <table:table-cell table:formula="of:=[.G86]*[.$F$5]+[.H86]*[.$F$6]+[.I86]*[.$F$7]" office:value-type="float" office:value="0.314415848068811" calcext:value-type="float">
            <text:p>0,3144158481</text:p>
          </table:table-cell>
          <table:table-cell table:formula="of:=RANK([.J86];[.$J$11:.$J$100])" office:value-type="float" office:value="76" calcext:value-type="float">
            <text:p>76</text:p>
          </table:table-cell>
          <table:table-cell table:formula="of:=[.G86]*[.$I$5]+[.H86]*[.$I$6]+[.I86]*[.$I$7]" office:value-type="float" office:value="0.21276367323869" calcext:value-type="float">
            <text:p>0,2127636732</text:p>
          </table:table-cell>
          <table:table-cell table:formula="of:=RANK([.L86];[.$L$11:.$L$100])" office:value-type="float" office:value="85" calcext:value-type="float">
            <text:p>85</text:p>
          </table:table-cell>
          <table:table-cell table:formula="of:=RANK([.D86];[.$D$11:.$D$100]; 1)" office:value-type="float" office:value="76" calcext:value-type="float">
            <text:p>7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73</text:p>
          </table:table-cell>
          <table:table-cell table:formula="of:=NOW() - [.D87]" office:value-type="date" office:date-value="2012-11-19T15:58:53.462" calcext:value-type="date">
            <text:p>19.11.2012 15:58:53</text:p>
          </table:table-cell>
          <table:table-cell office:value-type="float" office:value="125558966" calcext:value-type="float">
            <text:p>125558966</text:p>
          </table:table-cell>
          <table:table-cell table:formula="of:=[.C87]/60/60/24" office:value-type="float" office:value="1453.22877314815" calcext:value-type="float">
            <text:p>1453,23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table:formula="of:=([.E87]/[.$B$5])" office:value-type="float" office:value="0.0806451612903226" calcext:value-type="float">
            <text:p>0,080645161</text:p>
          </table:table-cell>
          <table:table-cell table:formula="of:=[.F87]/[.$B$6]" office:value-type="float" office:value="0.74" calcext:value-type="float">
            <text:p>0,740000000</text:p>
          </table:table-cell>
          <table:table-cell table:formula="of:=([.$B$7]-[.C87])/[.$B$7]" office:value-type="float" office:value="0.198977747857503" calcext:value-type="float">
            <text:p>0,198977748</text:p>
          </table:table-cell>
          <table:table-cell table:formula="of:=[.G87]*[.$F$5]+[.H87]*[.$F$6]+[.I87]*[.$F$7]" office:value-type="float" office:value="0.302118130216662" calcext:value-type="float">
            <text:p>0,3021181302</text:p>
          </table:table-cell>
          <table:table-cell table:formula="of:=RANK([.J87];[.$J$11:.$J$100])" office:value-type="float" office:value="77" calcext:value-type="float">
            <text:p>77</text:p>
          </table:table-cell>
          <table:table-cell table:formula="of:=[.G87]*[.$I$5]+[.H87]*[.$I$6]+[.I87]*[.$I$7]" office:value-type="float" office:value="0.217580197101599" calcext:value-type="float">
            <text:p>0,2175801971</text:p>
          </table:table-cell>
          <table:table-cell table:formula="of:=RANK([.L87];[.$L$11:.$L$100])" office:value-type="float" office:value="84" calcext:value-type="float">
            <text:p>84</text:p>
          </table:table-cell>
          <table:table-cell table:formula="of:=RANK([.D87];[.$D$11:.$D$100]; 1)" office:value-type="float" office:value="71" calcext:value-type="float">
            <text:p>7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44</text:p>
          </table:table-cell>
          <table:table-cell table:formula="of:=NOW() - [.D88]" office:value-type="date" office:date-value="2012-05-05T13:42:23.463" calcext:value-type="date">
            <text:p>05.05.2012 13:42:23</text:p>
          </table:table-cell>
          <table:table-cell office:value-type="float" office:value="142674356" calcext:value-type="float">
            <text:p>142674356</text:p>
          </table:table-cell>
          <table:table-cell table:formula="of:=[.C88]/60/60/24" office:value-type="float" office:value="1651.32356481481" calcext:value-type="float">
            <text:p>1651,32</text:p>
          </table:table-cell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table:formula="of:=([.E88]/[.$B$5])" office:value-type="float" office:value="0.254032258064516" calcext:value-type="float">
            <text:p>0,254032258</text:p>
          </table:table-cell>
          <table:table-cell table:formula="of:=[.F88]/[.$B$6]" office:value-type="float" office:value="0.52" calcext:value-type="float">
            <text:p>0,520000000</text:p>
          </table:table-cell>
          <table:table-cell table:formula="of:=([.$B$7]-[.C88])/[.$B$7]" office:value-type="float" office:value="0.0897875507663835" calcext:value-type="float">
            <text:p>0,089787551</text:p>
          </table:table-cell>
          <table:table-cell table:formula="of:=[.G88]*[.$F$5]+[.H88]*[.$F$6]+[.I88]*[.$F$7]" office:value-type="float" office:value="0.300973639185535" calcext:value-type="float">
            <text:p>0,3009736392</text:p>
          </table:table-cell>
          <table:table-cell table:formula="of:=RANK([.J88];[.$J$11:.$J$100])" office:value-type="float" office:value="78" calcext:value-type="float">
            <text:p>78</text:p>
          </table:table-cell>
          <table:table-cell table:formula="of:=[.G88]*[.$I$5]+[.H88]*[.$I$6]+[.I88]*[.$I$7]" office:value-type="float" office:value="0.182082207879185" calcext:value-type="float">
            <text:p>0,1820822079</text:p>
          </table:table-cell>
          <table:table-cell table:formula="of:=RANK([.L88];[.$L$11:.$L$100])" office:value-type="float" office:value="89" calcext:value-type="float">
            <text:p>89</text:p>
          </table:table-cell>
          <table:table-cell table:formula="of:=RANK([.D88];[.$D$11:.$D$100]; 1)" office:value-type="float" office:value="82" calcext:value-type="float">
            <text:p>8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68</text:p>
          </table:table-cell>
          <table:table-cell table:formula="of:=NOW() - [.D89]" office:value-type="date" office:date-value="2015-08-07T03:48:07.463" calcext:value-type="date">
            <text:p>07.08.2015 03:48:07</text:p>
          </table:table-cell>
          <table:table-cell office:value-type="float" office:value="39980412" calcext:value-type="float">
            <text:p>39980412</text:p>
          </table:table-cell>
          <table:table-cell table:formula="of:=[.C89]/60/60/24" office:value-type="float" office:value="462.73625" calcext:value-type="float">
            <text:p>462,74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formula="of:=([.E89]/[.$B$5])" office:value-type="float" office:value="0.0120967741935484" calcext:value-type="float">
            <text:p>0,012096774</text:p>
          </table:table-cell>
          <table:table-cell table:formula="of:=[.F89]/[.$B$6]" office:value-type="float" office:value="0.46" calcext:value-type="float">
            <text:p>0,460000000</text:p>
          </table:table-cell>
          <table:table-cell table:formula="of:=([.$B$7]-[.C89])/[.$B$7]" office:value-type="float" office:value="0.744938966271633" calcext:value-type="float">
            <text:p>0,744938966</text:p>
          </table:table-cell>
          <table:table-cell table:formula="of:=[.G89]*[.$F$5]+[.H89]*[.$F$6]+[.I89]*[.$F$7]" office:value-type="float" office:value="0.293036180351101" calcext:value-type="float">
            <text:p>0,2930361804</text:p>
          </table:table-cell>
          <table:table-cell table:formula="of:=RANK([.J89];[.$J$11:.$J$100])" office:value-type="float" office:value="79" calcext:value-type="float">
            <text:p>79</text:p>
          </table:table-cell>
          <table:table-cell table:formula="of:=[.G89]*[.$I$5]+[.H89]*[.$I$6]+[.I89]*[.$I$7]" office:value-type="float" office:value="0.496592412021044" calcext:value-type="float">
            <text:p>0,4965924120</text:p>
          </table:table-cell>
          <table:table-cell table:formula="of:=RANK([.L89];[.$L$11:.$L$100])" office:value-type="float" office:value="42" calcext:value-type="float">
            <text:p>42</text:p>
          </table:table-cell>
          <table:table-cell table:formula="of:=RANK([.D89];[.$D$11:.$D$100]; 1)" office:value-type="float" office:value="19" calcext:value-type="float">
            <text:p>1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41</text:p>
          </table:table-cell>
          <table:table-cell table:formula="of:=NOW() - [.D90]" office:value-type="date" office:date-value="2015-11-04T07:16:10.463" calcext:value-type="date">
            <text:p>04.11.2015 07:16:10</text:p>
          </table:table-cell>
          <table:table-cell office:value-type="float" office:value="32278329" calcext:value-type="float">
            <text:p>32278329</text:p>
          </table:table-cell>
          <table:table-cell table:formula="of:=[.C90]/60/60/24" office:value-type="float" office:value="373.591770833333" calcext:value-type="float">
            <text:p>373,59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table:formula="of:=([.E90]/[.$B$5])" office:value-type="float" office:value="0.131048387096774" calcext:value-type="float">
            <text:p>0,131048387</text:p>
          </table:table-cell>
          <table:table-cell table:formula="of:=[.F90]/[.$B$6]" office:value-type="float" office:value="0.21" calcext:value-type="float">
            <text:p>0,210000000</text:p>
          </table:table-cell>
          <table:table-cell table:formula="of:=([.$B$7]-[.C90])/[.$B$7]" office:value-type="float" office:value="0.794075559757505" calcext:value-type="float">
            <text:p>0,794075560</text:p>
          </table:table-cell>
          <table:table-cell table:formula="of:=[.G90]*[.$F$5]+[.H90]*[.$F$6]+[.I90]*[.$F$7]" office:value-type="float" office:value="0.287339305499888" calcext:value-type="float">
            <text:p>0,2873393055</text:p>
          </table:table-cell>
          <table:table-cell table:formula="of:=RANK([.J90];[.$J$11:.$J$100])" office:value-type="float" office:value="80" calcext:value-type="float">
            <text:p>80</text:p>
          </table:table-cell>
          <table:table-cell table:formula="of:=[.G90]*[.$I$5]+[.H90]*[.$I$6]+[.I90]*[.$I$7]" office:value-type="float" office:value="0.536759851983535" calcext:value-type="float">
            <text:p>0,5367598520</text:p>
          </table:table-cell>
          <table:table-cell table:formula="of:=RANK([.L90];[.$L$11:.$L$100])" office:value-type="float" office:value="36" calcext:value-type="float">
            <text:p>36</text:p>
          </table:table-cell>
          <table:table-cell table:formula="of:=RANK([.D90];[.$D$11:.$D$100]; 1)" office:value-type="float" office:value="13" calcext:value-type="float">
            <text:p>1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77</text:p>
          </table:table-cell>
          <table:table-cell table:formula="of:=NOW() - [.D91]" office:value-type="date" office:date-value="2013-10-17T06:12:46.463" calcext:value-type="date">
            <text:p>17.10.2013 06:12:46</text:p>
          </table:table-cell>
          <table:table-cell office:value-type="float" office:value="96909333" calcext:value-type="float">
            <text:p>96909333</text:p>
          </table:table-cell>
          <table:table-cell table:formula="of:=[.C91]/60/60/24" office:value-type="float" office:value="1121.63579861111" calcext:value-type="float">
            <text:p>1121,64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table:formula="of:=([.E91]/[.$B$5])" office:value-type="float" office:value="0.151209677419355" calcext:value-type="float">
            <text:p>0,151209677</text:p>
          </table:table-cell>
          <table:table-cell table:formula="of:=[.F91]/[.$B$6]" office:value-type="float" office:value="0.44" calcext:value-type="float">
            <text:p>0,440000000</text:p>
          </table:table-cell>
          <table:table-cell table:formula="of:=([.$B$7]-[.C91])/[.$B$7]" office:value-type="float" office:value="0.381752377816753" calcext:value-type="float">
            <text:p>0,381752378</text:p>
          </table:table-cell>
          <table:table-cell table:formula="of:=[.G91]*[.$F$5]+[.H91]*[.$F$6]+[.I91]*[.$F$7]" office:value-type="float" office:value="0.283955314273028" calcext:value-type="float">
            <text:p>0,2839553143</text:p>
          </table:table-cell>
          <table:table-cell table:formula="of:=RANK([.J91];[.$J$11:.$J$100])" office:value-type="float" office:value="81" calcext:value-type="float">
            <text:p>81</text:p>
          </table:table-cell>
          <table:table-cell table:formula="of:=[.G91]*[.$I$5]+[.H91]*[.$I$6]+[.I91]*[.$I$7]" office:value-type="float" office:value="0.318414329915858" calcext:value-type="float">
            <text:p>0,3184143299</text:p>
          </table:table-cell>
          <table:table-cell table:formula="of:=RANK([.L91];[.$L$11:.$L$100])" office:value-type="float" office:value="71" calcext:value-type="float">
            <text:p>71</text:p>
          </table:table-cell>
          <table:table-cell table:formula="of:=RANK([.D91];[.$D$11:.$D$100]; 1)" office:value-type="float" office:value="51" calcext:value-type="float">
            <text:p>5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1</text:p>
          </table:table-cell>
          <table:table-cell table:formula="of:=NOW() - [.D92]" office:value-type="date" office:date-value="2015-01-10T01:02:44.464" calcext:value-type="date">
            <text:p>10.01.2015 01:02:44</text:p>
          </table:table-cell>
          <table:table-cell office:value-type="float" office:value="58047935" calcext:value-type="float">
            <text:p>58047935</text:p>
          </table:table-cell>
          <table:table-cell table:formula="of:=[.C92]/60/60/24" office:value-type="float" office:value="671.851099537037" calcext:value-type="float">
            <text:p>671,85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formula="of:=([.E92]/[.$B$5])" office:value-type="float" office:value="0.201612903225806" calcext:value-type="float">
            <text:p>0,201612903</text:p>
          </table:table-cell>
          <table:table-cell table:formula="of:=[.F92]/[.$B$6]" office:value-type="float" office:value="0.18" calcext:value-type="float">
            <text:p>0,180000000</text:p>
          </table:table-cell>
          <table:table-cell table:formula="of:=([.$B$7]-[.C92])/[.$B$7]" office:value-type="float" office:value="0.62967449392725" calcext:value-type="float">
            <text:p>0,629674494</text:p>
          </table:table-cell>
          <table:table-cell table:formula="of:=[.G92]*[.$F$5]+[.H92]*[.$F$6]+[.I92]*[.$F$7]" office:value-type="float" office:value="0.280741350398353" calcext:value-type="float">
            <text:p>0,2807413504</text:p>
          </table:table-cell>
          <table:table-cell table:formula="of:=RANK([.J92];[.$J$11:.$J$100])" office:value-type="float" office:value="82" calcext:value-type="float">
            <text:p>82</text:p>
          </table:table-cell>
          <table:table-cell table:formula="of:=[.G92]*[.$I$5]+[.H92]*[.$I$6]+[.I92]*[.$I$7]" office:value-type="float" office:value="0.456288567324092" calcext:value-type="float">
            <text:p>0,4562885673</text:p>
          </table:table-cell>
          <table:table-cell table:formula="of:=RANK([.L92];[.$L$11:.$L$100])" office:value-type="float" office:value="47" calcext:value-type="float">
            <text:p>47</text:p>
          </table:table-cell>
          <table:table-cell table:formula="of:=RANK([.D92];[.$D$11:.$D$100]; 1)" office:value-type="float" office:value="27" calcext:value-type="float">
            <text:p>2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30</text:p>
          </table:table-cell>
          <table:table-cell table:formula="of:=NOW() - [.D93]" office:value-type="date" office:date-value="2013-10-27T16:54:29.464" calcext:value-type="date">
            <text:p>27.10.2013 16:54:29</text:p>
          </table:table-cell>
          <table:table-cell office:value-type="float" office:value="96006830" calcext:value-type="float">
            <text:p>96006830</text:p>
          </table:table-cell>
          <table:table-cell table:formula="of:=[.C93]/60/60/24" office:value-type="float" office:value="1111.19016203704" calcext:value-type="float">
            <text:p>1111,19</text:p>
          </table:table-cell>
          <table:table-cell office:value-type="float" office:value="132" calcext:value-type="float">
            <text:p>132</text:p>
          </table:table-cell>
          <table:table-cell office:value-type="float" office:value="23" calcext:value-type="float">
            <text:p>23</text:p>
          </table:table-cell>
          <table:table-cell table:formula="of:=([.E93]/[.$B$5])" office:value-type="float" office:value="0.266129032258064" calcext:value-type="float">
            <text:p>0,266129032</text:p>
          </table:table-cell>
          <table:table-cell table:formula="of:=[.F93]/[.$B$6]" office:value-type="float" office:value="0.23" calcext:value-type="float">
            <text:p>0,230000000</text:p>
          </table:table-cell>
          <table:table-cell table:formula="of:=([.$B$7]-[.C93])/[.$B$7]" office:value-type="float" office:value="0.387510031042611" calcext:value-type="float">
            <text:p>0,387510031</text:p>
          </table:table-cell>
          <table:table-cell table:formula="of:=[.G93]*[.$F$5]+[.H93]*[.$F$6]+[.I93]*[.$F$7]" office:value-type="float" office:value="0.279566522337554" calcext:value-type="float">
            <text:p>0,2795665223</text:p>
          </table:table-cell>
          <table:table-cell table:formula="of:=RANK([.J93];[.$J$11:.$J$100])" office:value-type="float" office:value="83" calcext:value-type="float">
            <text:p>83</text:p>
          </table:table-cell>
          <table:table-cell table:formula="of:=[.G93]*[.$I$5]+[.H93]*[.$I$6]+[.I93]*[.$I$7]" office:value-type="float" office:value="0.335344728302986" calcext:value-type="float">
            <text:p>0,3353447283</text:p>
          </table:table-cell>
          <table:table-cell table:formula="of:=RANK([.L93];[.$L$11:.$L$100])" office:value-type="float" office:value="66" calcext:value-type="float">
            <text:p>66</text:p>
          </table:table-cell>
          <table:table-cell table:formula="of:=RANK([.D93];[.$D$11:.$D$100]; 1)" office:value-type="float" office:value="49" calcext:value-type="float">
            <text:p>4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89</text:p>
          </table:table-cell>
          <table:table-cell table:formula="of:=NOW() - [.D94]" office:value-type="date" office:date-value="2013-02-27T01:02:57.464" calcext:value-type="date">
            <text:p>27.02.2013 01:02:57</text:p>
          </table:table-cell>
          <table:table-cell office:value-type="float" office:value="116972722" calcext:value-type="float">
            <text:p>116972722</text:p>
          </table:table-cell>
          <table:table-cell table:formula="of:=[.C94]/60/60/24" office:value-type="float" office:value="1353.85094907407" calcext:value-type="float">
            <text:p>1353,85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formula="of:=([.E94]/[.$B$5])" office:value-type="float" office:value="0.258064516129032" calcext:value-type="float">
            <text:p>0,258064516</text:p>
          </table:table-cell>
          <table:table-cell table:formula="of:=[.F94]/[.$B$6]" office:value-type="float" office:value="0.32" calcext:value-type="float">
            <text:p>0,320000000</text:p>
          </table:table-cell>
          <table:table-cell table:formula="of:=([.$B$7]-[.C94])/[.$B$7]" office:value-type="float" office:value="0.253754979029708" calcext:value-type="float">
            <text:p>0,253754979</text:p>
          </table:table-cell>
          <table:table-cell table:formula="of:=[.G94]*[.$F$5]+[.H94]*[.$F$6]+[.I94]*[.$F$7]" office:value-type="float" office:value="0.275783253870458" calcext:value-type="float">
            <text:p>0,2757832539</text:p>
          </table:table-cell>
          <table:table-cell table:formula="of:=RANK([.J94];[.$J$11:.$J$100])" office:value-type="float" office:value="84" calcext:value-type="float">
            <text:p>84</text:p>
          </table:table-cell>
          <table:table-cell table:formula="of:=[.G94]*[.$I$5]+[.H94]*[.$I$6]+[.I94]*[.$I$7]" office:value-type="float" office:value="0.261672342256534" calcext:value-type="float">
            <text:p>0,2616723423</text:p>
          </table:table-cell>
          <table:table-cell table:formula="of:=RANK([.L94];[.$L$11:.$L$100])" office:value-type="float" office:value="80" calcext:value-type="float">
            <text:p>80</text:p>
          </table:table-cell>
          <table:table-cell table:formula="of:=RANK([.D94];[.$D$11:.$D$100]; 1)" office:value-type="float" office:value="67" calcext:value-type="float">
            <text:p>6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59</text:p>
          </table:table-cell>
          <table:table-cell table:formula="of:=NOW() - [.D95]" office:value-type="date" office:date-value="2015-09-05T08:05:18.464" calcext:value-type="date">
            <text:p>05.09.2015 08:05:18</text:p>
          </table:table-cell>
          <table:table-cell office:value-type="float" office:value="37459381" calcext:value-type="float">
            <text:p>37459381</text:p>
          </table:table-cell>
          <table:table-cell table:formula="of:=[.C95]/60/60/24" office:value-type="float" office:value="433.557650462963" calcext:value-type="float">
            <text:p>433,5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([.E95]/[.$B$5])" office:value-type="float" office:value="0.0625" calcext:value-type="float">
            <text:p>0,062500000</text:p>
          </table:table-cell>
          <table:table-cell table:formula="of:=[.F95]/[.$B$6]" office:value-type="float" office:value="0.3" calcext:value-type="float">
            <text:p>0,300000000</text:p>
          </table:table-cell>
          <table:table-cell table:formula="of:=([.$B$7]-[.C95])/[.$B$7]" office:value-type="float" office:value="0.761022261584379" calcext:value-type="float">
            <text:p>0,761022262</text:p>
          </table:table-cell>
          <table:table-cell table:formula="of:=[.G95]*[.$F$5]+[.H95]*[.$F$6]+[.I95]*[.$F$7]" office:value-type="float" office:value="0.273454452316876" calcext:value-type="float">
            <text:p>0,2734544523</text:p>
          </table:table-cell>
          <table:table-cell table:formula="of:=RANK([.J95];[.$J$11:.$J$100])" office:value-type="float" office:value="85" calcext:value-type="float">
            <text:p>85</text:p>
          </table:table-cell>
          <table:table-cell table:formula="of:=[.G95]*[.$I$5]+[.H95]*[.$I$6]+[.I95]*[.$I$7]" office:value-type="float" office:value="0.505363356950627" calcext:value-type="float">
            <text:p>0,5053633570</text:p>
          </table:table-cell>
          <table:table-cell table:formula="of:=RANK([.L95];[.$L$11:.$L$100])" office:value-type="float" office:value="41" calcext:value-type="float">
            <text:p>41</text:p>
          </table:table-cell>
          <table:table-cell table:formula="of:=RANK([.D95];[.$D$11:.$D$100]; 1)" office:value-type="float" office:value="17" calcext:value-type="float">
            <text:p>1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3</text:p>
          </table:table-cell>
          <table:table-cell table:formula="of:=NOW() - [.D96]" office:value-type="date" office:date-value="2012-12-22T15:25:26.464" calcext:value-type="date">
            <text:p>22.12.2012 15:25:26</text:p>
          </table:table-cell>
          <table:table-cell office:value-type="float" office:value="122709773" calcext:value-type="float">
            <text:p>122709773</text:p>
          </table:table-cell>
          <table:table-cell table:formula="of:=[.C96]/60/60/24" office:value-type="float" office:value="1420.25200231481" calcext:value-type="float">
            <text:p>1420,25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table:formula="of:=([.E96]/[.$B$5])" office:value-type="float" office:value="0.304435483870968" calcext:value-type="float">
            <text:p>0,304435484</text:p>
          </table:table-cell>
          <table:table-cell table:formula="of:=[.F96]/[.$B$6]" office:value-type="float" office:value="0.23" calcext:value-type="float">
            <text:p>0,230000000</text:p>
          </table:table-cell>
          <table:table-cell table:formula="of:=([.$B$7]-[.C96])/[.$B$7]" office:value-type="float" office:value="0.217154601859699" calcext:value-type="float">
            <text:p>0,217154602</text:p>
          </table:table-cell>
          <table:table-cell table:formula="of:=[.G96]*[.$F$5]+[.H96]*[.$F$6]+[.I96]*[.$F$7]" office:value-type="float" office:value="0.264648662307424" calcext:value-type="float">
            <text:p>0,2646486623</text:p>
          </table:table-cell>
          <table:table-cell table:formula="of:=RANK([.J96];[.$J$11:.$J$100])" office:value-type="float" office:value="86" calcext:value-type="float">
            <text:p>86</text:p>
          </table:table-cell>
          <table:table-cell table:formula="of:=[.G96]*[.$I$5]+[.H96]*[.$I$6]+[.I96]*[.$I$7]" office:value-type="float" office:value="0.244623406277109" calcext:value-type="float">
            <text:p>0,2446234063</text:p>
          </table:table-cell>
          <table:table-cell table:formula="of:=RANK([.L96];[.$L$11:.$L$100])" office:value-type="float" office:value="83" calcext:value-type="float">
            <text:p>83</text:p>
          </table:table-cell>
          <table:table-cell table:formula="of:=RANK([.D96];[.$D$11:.$D$100]; 1)" office:value-type="float" office:value="69" calcext:value-type="float">
            <text:p>6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4</text:p>
          </table:table-cell>
          <table:table-cell table:formula="of:=NOW() - [.D97]" office:value-type="date" office:date-value="2015-06-12T07:16:35.465" calcext:value-type="date">
            <text:p>12.06.2015 07:16:35</text:p>
          </table:table-cell>
          <table:table-cell office:value-type="float" office:value="44806304" calcext:value-type="float">
            <text:p>44806304</text:p>
          </table:table-cell>
          <table:table-cell table:formula="of:=[.C97]/60/60/24" office:value-type="float" office:value="518.591481481481" calcext:value-type="float">
            <text:p>518,59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table:formula="of:=([.E97]/[.$B$5])" office:value-type="float" office:value="0.106854838709677" calcext:value-type="float">
            <text:p>0,106854839</text:p>
          </table:table-cell>
          <table:table-cell table:formula="of:=[.F97]/[.$B$6]" office:value-type="float" office:value="0.21" calcext:value-type="float">
            <text:p>0,210000000</text:p>
          </table:table-cell>
          <table:table-cell table:formula="of:=([.$B$7]-[.C97])/[.$B$7]" office:value-type="float" office:value="0.714151464577517" calcext:value-type="float">
            <text:p>0,714151465</text:p>
          </table:table-cell>
          <table:table-cell table:formula="of:=[.G97]*[.$F$5]+[.H97]*[.$F$6]+[.I97]*[.$F$7]" office:value-type="float" office:value="0.259257712270342" calcext:value-type="float">
            <text:p>0,2592577123</text:p>
          </table:table-cell>
          <table:table-cell table:formula="of:=RANK([.J97];[.$J$11:.$J$100])" office:value-type="float" office:value="87" calcext:value-type="float">
            <text:p>87</text:p>
          </table:table-cell>
          <table:table-cell table:formula="of:=[.G97]*[.$I$5]+[.H97]*[.$I$6]+[.I97]*[.$I$7]" office:value-type="float" office:value="0.481547330359413" calcext:value-type="float">
            <text:p>0,4815473304</text:p>
          </table:table-cell>
          <table:table-cell table:formula="of:=RANK([.L97];[.$L$11:.$L$100])" office:value-type="float" office:value="44" calcext:value-type="float">
            <text:p>44</text:p>
          </table:table-cell>
          <table:table-cell table:formula="of:=RANK([.D97];[.$D$11:.$D$100]; 1)" office:value-type="float" office:value="20" calcext:value-type="float">
            <text:p>2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90</text:p>
          </table:table-cell>
          <table:table-cell table:formula="of:=NOW() - [.D98]" office:value-type="date" office:date-value="2015-03-23T02:12:13.465" calcext:value-type="date">
            <text:p>23.03.2015 02:12:13</text:p>
          </table:table-cell>
          <table:table-cell office:value-type="float" office:value="51822966" calcext:value-type="float">
            <text:p>51822966</text:p>
          </table:table-cell>
          <table:table-cell table:formula="of:=[.C98]/60/60/24" office:value-type="float" office:value="599.802847222222" calcext:value-type="float">
            <text:p>599,8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formula="of:=([.E98]/[.$B$5])" office:value-type="float" office:value="0.00403225806451613" calcext:value-type="float">
            <text:p>0,004032258</text:p>
          </table:table-cell>
          <table:table-cell table:formula="of:=[.F98]/[.$B$6]" office:value-type="float" office:value="0.35" calcext:value-type="float">
            <text:p>0,350000000</text:p>
          </table:table-cell>
          <table:table-cell table:formula="of:=([.$B$7]-[.C98])/[.$B$7]" office:value-type="float" office:value="0.669387617145365" calcext:value-type="float">
            <text:p>0,669387617</text:p>
          </table:table-cell>
          <table:table-cell table:formula="of:=[.G98]*[.$F$5]+[.H98]*[.$F$6]+[.I98]*[.$F$7]" office:value-type="float" office:value="0.240893652461331" calcext:value-type="float">
            <text:p>0,2408936525</text:p>
          </table:table-cell>
          <table:table-cell table:formula="of:=RANK([.J98];[.$J$11:.$J$100])" office:value-type="float" office:value="88" calcext:value-type="float">
            <text:p>88</text:p>
          </table:table-cell>
          <table:table-cell table:formula="of:=[.G98]*[.$I$5]+[.H98]*[.$I$6]+[.I98]*[.$I$7]" office:value-type="float" office:value="0.437842247706574" calcext:value-type="float">
            <text:p>0,4378422477</text:p>
          </table:table-cell>
          <table:table-cell table:formula="of:=RANK([.L98];[.$L$11:.$L$100])" office:value-type="float" office:value="52" calcext:value-type="float">
            <text:p>52</text:p>
          </table:table-cell>
          <table:table-cell table:formula="of:=RANK([.D98];[.$D$11:.$D$100]; 1)" office:value-type="float" office:value="23" calcext:value-type="float">
            <text:p>2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34</text:p>
          </table:table-cell>
          <table:table-cell table:formula="of:=NOW() - [.D99]" office:value-type="date" office:date-value="2011-12-13T01:12:35.465" calcext:value-type="date">
            <text:p>13.12.2011 01:12:35</text:p>
          </table:table-cell>
          <table:table-cell office:value-type="float" office:value="155160944" calcext:value-type="float">
            <text:p>155160944</text:p>
          </table:table-cell>
          <table:table-cell table:formula="of:=[.C99]/60/60/24" office:value-type="float" office:value="1795.84425925926" calcext:value-type="float">
            <text:p>1795,84</text:p>
          </table:table-cell>
          <table:table-cell office:value-type="float" office:value="103" calcext:value-type="float">
            <text:p>103</text:p>
          </table:table-cell>
          <table:table-cell office:value-type="float" office:value="44" calcext:value-type="float">
            <text:p>44</text:p>
          </table:table-cell>
          <table:table-cell table:formula="of:=([.E99]/[.$B$5])" office:value-type="float" office:value="0.207661290322581" calcext:value-type="float">
            <text:p>0,207661290</text:p>
          </table:table-cell>
          <table:table-cell table:formula="of:=[.F99]/[.$B$6]" office:value-type="float" office:value="0.44" calcext:value-type="float">
            <text:p>0,440000000</text:p>
          </table:table-cell>
          <table:table-cell table:formula="of:=([.$B$7]-[.C99])/[.$B$7]" office:value-type="float" office:value="0.0101274901591986" calcext:value-type="float">
            <text:p>0,010127490</text:p>
          </table:table-cell>
          <table:table-cell table:formula="of:=[.G99]*[.$F$5]+[.H99]*[.$F$6]+[.I99]*[.$F$7]" office:value-type="float" office:value="0.23785614319313" calcext:value-type="float">
            <text:p>0,2378561432</text:p>
          </table:table-cell>
          <table:table-cell table:formula="of:=RANK([.J99];[.$J$11:.$J$100])" office:value-type="float" office:value="89" calcext:value-type="float">
            <text:p>89</text:p>
          </table:table-cell>
          <table:table-cell table:formula="of:=[.G99]*[.$I$5]+[.H99]*[.$I$6]+[.I99]*[.$I$7]" office:value-type="float" office:value="0.112374881192293" calcext:value-type="float">
            <text:p>0,1123748812</text:p>
          </table:table-cell>
          <table:table-cell table:formula="of:=RANK([.L99];[.$L$11:.$L$100])" office:value-type="float" office:value="90" calcext:value-type="float">
            <text:p>90</text:p>
          </table:table-cell>
          <table:table-cell table:formula="of:=RANK([.D99];[.$D$11:.$D$100]; 1)" office:value-type="float" office:value="89" calcext:value-type="float">
            <text:p>8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dea53</text:p>
          </table:table-cell>
          <table:table-cell table:formula="of:=NOW() - [.D100]" office:value-type="date" office:date-value="2012-07-02T08:21:09.465" calcext:value-type="date">
            <text:p>02.07.2012 08:21:09</text:p>
          </table:table-cell>
          <table:table-cell office:value-type="float" office:value="137682430" calcext:value-type="float">
            <text:p>137682430</text:p>
          </table:table-cell>
          <table:table-cell table:formula="of:=[.C100]/60/60/24" office:value-type="float" office:value="1593.54664351852" calcext:value-type="float">
            <text:p>1593,55</text:p>
          </table:table-cell>
          <table:table-cell office:value-type="float" office:value="176" calcext:value-type="float">
            <text:p>176</text:p>
          </table:table-cell>
          <table:table-cell office:value-type="float" office:value="12" calcext:value-type="float">
            <text:p>12</text:p>
          </table:table-cell>
          <table:table-cell table:formula="of:=([.E100]/[.$B$5])" office:value-type="float" office:value="0.354838709677419" calcext:value-type="float">
            <text:p>0,354838710</text:p>
          </table:table-cell>
          <table:table-cell table:formula="of:=[.F100]/[.$B$6]" office:value-type="float" office:value="0.12" calcext:value-type="float">
            <text:p>0,120000000</text:p>
          </table:table-cell>
          <table:table-cell table:formula="of:=([.$B$7]-[.C100])/[.$B$7]" office:value-type="float" office:value="0.121634291261592" calcext:value-type="float">
            <text:p>0,121634291</text:p>
          </table:table-cell>
          <table:table-cell table:formula="of:=[.G100]*[.$F$5]+[.H100]*[.$F$6]+[.I100]*[.$F$7]" office:value-type="float" office:value="0.237746213091028" calcext:value-type="float">
            <text:p>0,2377462131</text:p>
          </table:table-cell>
          <table:table-cell table:formula="of:=RANK([.J100];[.$J$11:.$J$100])" office:value-type="float" office:value="90" calcext:value-type="float">
            <text:p>90</text:p>
          </table:table-cell>
          <table:table-cell table:formula="of:=[.G100]*[.$I$5]+[.H100]*[.$I$6]+[.I100]*[.$I$7]" office:value-type="float" office:value="0.191432187660181" calcext:value-type="float">
            <text:p>0,1914321877</text:p>
          </table:table-cell>
          <table:table-cell table:formula="of:=RANK([.L100];[.$L$11:.$L$100])" office:value-type="float" office:value="88" calcext:value-type="float">
            <text:p>88</text:p>
          </table:table-cell>
          <table:table-cell table:formula="of:=RANK([.D100];[.$D$11:.$D$100]; 1)" office:value-type="float" office:value="80" calcext:value-type="float">
            <text:p>80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0:Sheet1.N100" table:display-filter-buttons="tru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10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.00.0000</text:date>, <text:time style:data-style-name="N2" text:time-value="21:00:11.4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2M48S</meta:editing-duration>
    <meta:editing-cycles>36</meta:editing-cycles>
    <meta:generator>LibreOffice/4.4.5.2$Windows_x86 LibreOffice_project/a22f674fd25a3b6f45bdebf25400ed2adff0ff99</meta:generator>
    <dc:date>2016-11-11T21:28:19.310000000</dc:date>
    <meta:document-statistic meta:table-count="3" meta:cell-count="1298" meta:object-count="0"/>
    <meta:user-defined meta:name="Info 1"/>
    <meta:user-defined meta:name="Info 2"/>
    <meta:user-defined meta:name="Info 3"/>
    <meta:user-defined meta:name="Info 4"/>
  </office:meta>
</office:document-meta>
</file>